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3"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4"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5"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6"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7" style:family="paragraph" style:parent-style-name="Standard" style:list-style-name="L4">
      <style:paragraph-properties fo:margin-left="0.741cm" fo:margin-right="0cm" fo:text-align="start" style:justify-single-word="false" fo:text-indent="0cm" style:auto-text-indent="false"/>
    </style:style>
    <style:style style:name="P28"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Heading_20_2">
      <style:paragraph-properties fo:break-before="page"/>
    </style:style>
    <style:style style:name="P33" style:family="paragraph" style:parent-style-name="Standard">
      <style:text-properties style:font-name="Arial"/>
    </style:style>
    <style:style style:name="P34" style:family="paragraph" style:parent-style-name="Standard">
      <style:text-properties style:font-name="Arial" fo:font-style="italic" style:font-style-asian="italic" style:font-style-complex="italic"/>
    </style:style>
    <style:style style:name="P35" style:family="paragraph" style:parent-style-name="Standard">
      <style:text-properties style:font-name="Arial" fo:font-style="normal" style:font-style-asian="normal" style:font-style-complex="normal"/>
    </style:style>
    <style:style style:name="P36" style:family="paragraph" style:parent-style-name="Standard" style:list-style-name="L5">
      <style:text-properties style:font-name="Arial"/>
    </style:style>
    <style:style style:name="P37" style:family="paragraph" style:parent-style-name="Footnote">
      <style:text-properties fo:font-style="italic" style:font-style-asian="italic" style:font-style-complex="italic"/>
    </style:style>
    <style:style style:name="P38"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39" style:family="paragraph" style:parent-style-name="Standard">
      <style:paragraph-properties fo:text-align="start" style:justify-single-word="false"/>
      <style:text-properties style:font-name="Arial"/>
    </style:style>
    <style:style style:name="P40" style:family="paragraph" style:parent-style-name="Standard">
      <style:text-properties fo:color="#ffffff"/>
    </style:style>
    <style:style style:name="P41"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2"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4" style:family="paragraph" style:parent-style-name="Standard">
      <style:text-properties style:font-name="Courier New1" fo:font-size="10pt" fo:language="en" fo:country="US" style:font-size-asian="10pt" style:font-size-complex="10pt"/>
    </style:style>
    <style:style style:name="P4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6"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7"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8" style:family="paragraph" style:parent-style-name="Standard">
      <style:text-properties style:font-name="Courier New1" fo:font-size="10pt" fo:language="en" fo:country="US" style:text-underline-style="none" style:font-size-asian="10pt" style:font-size-complex="10pt"/>
    </style:style>
    <style:style style:name="P49" style:family="paragraph" style:parent-style-name="Heading_20_3">
      <style:paragraph-properties fo:break-before="page"/>
    </style:style>
    <style:style style:name="P50"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1"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2"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3"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4"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7"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59"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0"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4"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6"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7" style:family="paragraph" style:parent-style-name="Standard">
      <style:paragraph-properties fo:text-align="start" style:justify-single-word="false"/>
    </style:style>
    <style:style style:name="P68"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69" style:family="paragraph" style:parent-style-name="Text_20_body">
      <style:text-properties fo:font-style="normal" fo:font-weight="normal" style:font-style-asian="normal" style:font-weight-asian="normal" style:font-style-complex="normal" style:font-weight-complex="normal"/>
    </style:style>
    <style:style style:name="P70" style:family="paragraph" style:parent-style-name="Text_20_body">
      <style:text-properties fo:font-style="italic" fo:font-weight="normal"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2" style:family="paragraph" style:parent-style-name="Standard">
      <style:paragraph-properties fo:text-align="start" style:justify-single-word="false"/>
      <style:text-properties fo:color="#ffffff" style:font-name="Courier New2" fo:font-size="9pt" fo:language="fr" fo:country="FR" fo:font-weight="bold" style:font-name-asian="Courier New2" style:font-size-asian="9pt" style:font-weight-asian="bold" style:font-name-complex="Courier New2" style:font-size-complex="9pt" style:font-weight-complex="bold"/>
    </style:style>
    <style:style style:name="P73" style:family="paragraph" style:parent-style-name="Standard">
      <style:paragraph-properties fo:text-align="start" style:justify-single-word="false" style:text-autospace="none"/>
      <style:text-properties style:font-name="Courier New1" fo:font-size="9pt" fo:language="fr" fo:country="FR" style:font-name-asian="Courier New2" style:font-size-asian="9pt" style:font-name-complex="Courier New2" style:font-size-complex="9pt"/>
    </style:style>
    <style:style style:name="P74"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75"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76" style:family="paragraph" style:parent-style-name="Standard">
      <style:paragraph-properties fo:text-align="start" style:justify-single-word="false" style:text-autospace="none"/>
    </style:style>
    <style:style style:name="P77"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78"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9"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0" style:family="paragraph" style:parent-style-name="Standard">
      <style:paragraph-properties fo:text-align="start" style:justify-single-word="false"/>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1"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82"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3"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5"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86"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87" style:family="paragraph" style:parent-style-name="Standard">
      <style:paragraph-properties style:text-autospace="none"/>
      <style:text-properties fo:color="#000000" style:font-name="Courier New1" fo:font-size="10pt" style:font-size-asian="10pt" style:font-size-complex="10pt"/>
    </style:style>
    <style:style style:name="P88" style:family="paragraph" style:parent-style-name="Standard">
      <style:paragraph-properties fo:text-align="start" style:justify-single-word="false"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9"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90" style:family="paragraph" style:parent-style-name="Standard">
      <style:paragraph-properties style:text-autospace="none"/>
      <style:text-properties fo:color="#000000" style:font-name="Courier New1" fo:font-size="10pt" fo:language="fr" fo:country="FR" fo:font-style="italic" fo:font-weight="normal" style:font-name-asian="Courier New2" style:font-size-asian="10pt" style:font-style-asian="italic" style:font-weight-asian="normal" style:font-name-complex="Courier New2" style:font-size-complex="10pt" style:font-style-complex="italic" style:font-weight-complex="normal"/>
    </style:style>
    <style:style style:name="P91" style:family="paragraph" style:parent-style-name="Standard">
      <style:paragraph-properties style:text-autospace="none"/>
      <style:text-properties style:font-name="Courier New1" fo:font-size="10pt" style:font-size-asian="10pt" style:font-size-complex="10pt"/>
    </style:style>
    <style:style style:name="P92"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93"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4" style:family="paragraph" style:parent-style-name="Standard">
      <style:paragraph-properties style:text-autospace="none"/>
      <style:text-properties fo:color="#000000"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5"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96"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97"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8"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99" style:family="paragraph" style:parent-style-name="Standard">
      <style:paragraph-properties fo:text-align="start" style:justify-single-word="false" fo:break-before="page"/>
      <style:text-properties fo:font-size="7pt" style:font-size-asian="7pt" style:font-size-complex="7pt"/>
    </style:style>
    <style:style style:name="P10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101"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2"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10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10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105"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6" style:family="paragraph" style:parent-style-name="Text_20_body" style:list-style-name="L11">
      <style:paragraph-properties fo:margin-top="0cm" fo:margin-bottom="0cm"/>
      <style:text-properties style:font-name="Courier New1" fo:font-size="8pt" style:font-size-asian="8pt" style:font-size-complex="8pt"/>
    </style:style>
    <style:style style:name="P107" style:family="paragraph" style:parent-style-name="Text_20_body" style:list-style-name="L11">
      <style:text-properties fo:color="#00ae00" style:font-name="Courier New1" fo:font-size="8pt" style:font-size-asian="8pt" style:font-size-complex="8pt"/>
    </style:style>
    <style:style style:name="P108" style:family="paragraph" style:parent-style-name="Text_20_body">
      <style:text-properties style:font-name="Courier New1" fo:font-size="8pt" style:font-size-asian="8pt" style:font-size-complex="8pt"/>
    </style:style>
    <style:style style:name="P109" style:family="paragraph" style:parent-style-name="Text_20_body" style:list-style-name="L12">
      <style:paragraph-properties fo:margin-top="0cm" fo:margin-bottom="0cm"/>
      <style:text-properties style:font-name="Courier New1" fo:font-size="8pt" style:font-size-asian="8pt" style:font-size-complex="8pt"/>
    </style:style>
    <style:style style:name="P110" style:family="paragraph" style:parent-style-name="Text_20_body" style:list-style-name="L12">
      <style:text-properties fo:color="#00ae00" style:font-name="Courier New1" fo:font-size="8pt" style:font-size-asian="8pt" style:font-size-complex="8pt"/>
    </style:style>
    <style:style style:name="P111" style:family="paragraph" style:parent-style-name="Standard">
      <style:paragraph-properties fo:margin-left="0.926cm" fo:margin-right="0cm" fo:text-indent="0cm" style:auto-text-indent="false"/>
      <style:text-properties style:font-name="Arial" fo:font-style="italic" fo:font-weight="normal" style:font-style-asian="italic" style:font-weight-asian="normal" style:font-style-complex="italic" style:font-weight-complex="normal"/>
    </style:style>
    <style:style style:name="P112"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13" style:family="paragraph" style:parent-style-name="Text_20_body">
      <style:text-properties style:font-name="Arial" fo:font-style="italic" fo:font-weight="bold" style:font-style-asian="italic" style:font-weight-asian="bold" style:font-style-complex="italic" style:font-weight-complex="bold"/>
    </style:style>
    <style:style style:name="P11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1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6" style:family="paragraph" style:parent-style-name="Text_20_body">
      <style:text-properties fo:font-weight="bold" style:font-weight-asian="bold" style:font-weight-complex="bold"/>
    </style:style>
    <style:style style:name="P117"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18"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9"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2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21"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22"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2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4"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2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2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2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3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3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3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3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34"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35"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3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3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3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4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41"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4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43" style:family="paragraph" style:parent-style-name="Text_20_body">
      <style:text-properties style:use-window-font-color="true"/>
    </style:style>
    <style:style style:name="P144"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45"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46" style:family="paragraph" style:parent-style-name="Text_20_body">
      <style:paragraph-properties fo:break-before="page"/>
    </style:style>
    <style:style style:name="P147" style:family="paragraph" style:parent-style-name="Text_20_body">
      <style:text-properties fo:font-style="italic" style:font-style-asian="italic" style:font-style-complex="italic"/>
    </style:style>
    <style:style style:name="P14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4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5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5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5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5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54" style:family="paragraph" style:parent-style-name="Text_20_body">
      <style:paragraph-properties fo:text-align="center" style:justify-single-word="false" style:text-autospace="none"/>
      <style:text-properties fo:font-weight="bold" style:font-weight-asian="bold" style:font-weight-complex="bold"/>
    </style:style>
    <style:style style:name="P155" style:family="paragraph" style:parent-style-name="Text_20_body" style:list-style-name="L13">
      <style:paragraph-properties fo:margin-left="1.503cm" fo:margin-right="0cm" fo:margin-top="0cm" fo:margin-bottom="0.199cm" fo:text-indent="0cm" style:auto-text-indent="false"/>
    </style:style>
    <style:style style:name="P156" style:family="paragraph" style:parent-style-name="Text_20_body">
      <style:text-properties fo:font-weight="normal" style:font-weight-asian="normal" style:font-weight-complex="normal"/>
    </style:style>
    <style:style style:name="P157" style:family="paragraph" style:parent-style-name="Text_20_body" style:list-style-name="L14">
      <style:paragraph-properties fo:margin-left="1.482cm" fo:margin-right="0cm" fo:text-indent="0cm" style:auto-text-indent="false"/>
    </style:style>
    <style:style style:name="P158" style:family="paragraph" style:parent-style-name="Text_20_body" style:list-style-name="L14">
      <style:paragraph-properties fo:margin-left="1.482cm" fo:margin-right="0cm" fo:text-indent="0cm" style:auto-text-indent="false"/>
      <style:text-properties style:use-window-font-color="true"/>
    </style:style>
    <style:style style:name="P159" style:family="paragraph" style:parent-style-name="Text_20_body" style:list-style-name="L15">
      <style:paragraph-properties fo:margin-left="0.995cm" fo:margin-right="0cm" fo:text-indent="0cm" style:auto-text-indent="false"/>
    </style:style>
    <style:style style:name="P160" style:family="paragraph" style:parent-style-name="Text_20_body" style:list-style-name="L15">
      <style:paragraph-properties fo:margin-left="0.995cm" fo:margin-right="0cm" fo:text-indent="0cm" style:auto-text-indent="false"/>
      <style:text-properties style:use-window-font-color="true"/>
    </style:style>
    <style:style style:name="P16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6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63" style:family="paragraph" style:parent-style-name="Text_20_body">
      <style:text-properties style:font-name="Courier New1" fo:font-size="10pt" fo:font-weight="bold" style:font-size-asian="10pt" style:font-weight-asian="bold" style:font-size-complex="10pt" style:font-weight-complex="bold"/>
    </style:style>
    <style:style style:name="P164" style:family="paragraph" style:parent-style-name="Text_20_body">
      <style:text-properties fo:color="#000000"/>
    </style:style>
    <style:style style:name="P165" style:family="paragraph" style:parent-style-name="Preformatted_20_Text">
      <style:paragraph-properties fo:margin-left="1.005cm" fo:margin-right="0cm" fo:text-align="start" style:justify-single-word="false" fo:text-indent="0cm" style:auto-text-indent="false"/>
      <style:text-properties fo:color="#000000"/>
    </style:style>
    <style:style style:name="P166" style:family="paragraph" style:parent-style-name="Text_20_body">
      <style:paragraph-properties fo:text-align="start" style:justify-single-word="false"/>
      <style:text-properties fo:color="#000000"/>
    </style:style>
    <style:style style:name="P167"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68"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9"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7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1"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2"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3"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4" style:family="paragraph" style:parent-style-name="Text_20_body">
      <style:paragraph-properties fo:text-align="center" style:justify-single-word="false"/>
      <style:text-properties fo:color="#000000" style:font-name="Courier New1" fo:font-size="10pt" fo:language="en" fo:country="US" style:font-size-asian="10pt" style:font-size-complex="10pt"/>
    </style:style>
    <style:style style:name="P175" style:family="paragraph" style:parent-style-name="Text_20_body" style:list-style-name="L18"/>
    <style:style style:name="P176" style:family="paragraph" style:parent-style-name="Text_20_body" style:list-style-name="L18">
      <style:text-properties fo:font-size="6pt" fo:font-weight="bold" style:font-size-asian="6pt" style:font-weight-asian="bold" style:font-size-complex="6pt" style:font-weight-complex="bold"/>
    </style:style>
    <style:style style:name="P177"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78" style:family="paragraph" style:parent-style-name="Text_20_body">
      <style:paragraph-properties fo:text-align="start" style:justify-single-word="false"/>
      <style:text-properties style:font-name="Courier New1" fo:font-size="11pt" style:font-size-asian="11pt" style:font-size-complex="11pt"/>
    </style:style>
    <style:style style:name="P179" style:family="paragraph" style:parent-style-name="Standard">
      <style:paragraph-properties fo:text-align="start" style:justify-single-word="false"/>
      <style:text-properties style:font-name="Courier New1" fo:font-size="11pt" style:font-size-asian="11pt" style:font-size-complex="11pt"/>
    </style:style>
    <style:style style:name="P180" style:family="paragraph" style:parent-style-name="Text_20_body">
      <style:text-properties fo:color="#ff0000" fo:font-weight="bold" style:font-weight-asian="bold" style:font-weight-complex="bold"/>
    </style:style>
    <style:style style:name="P181" style:family="paragraph" style:parent-style-name="Text_20_body" style:list-style-name="L19">
      <style:paragraph-properties fo:break-before="page"/>
    </style:style>
    <style:style style:name="P18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3"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84"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85"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7"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88"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0" style:family="paragraph" style:parent-style-name="Text_20_body">
      <style:text-properties style:font-name="Arial" style:font-name-complex="ArialMT" style:language-complex="ne" style:country-complex="NP"/>
    </style:style>
    <style:style style:name="P191" style:family="paragraph" style:parent-style-name="Preformatted_20_Text">
      <style:paragraph-properties fo:text-align="start" style:justify-single-word="false"/>
      <style:text-properties fo:font-size="9pt" style:font-size-asian="9pt" style:font-size-complex="9pt"/>
    </style:style>
    <style:style style:name="P192"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9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0000" style:font-name="Arial" fo:font-size="12pt" fo:language="en" fo:country="US" fo:font-weight="bold" style:font-size-asian="12pt" style:font-weight-asian="bold" style:font-size-complex="12pt" style:font-weight-complex="bold"/>
    </style:style>
    <style:style style:name="P19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195"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196"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1" style:family="text">
      <style:text-properties fo:color="#000000" style:font-name="Courier New1" fo:font-size="9pt" style:font-size-asian="9pt" style:font-size-complex="9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language="en" fo:country="US"/>
    </style:style>
    <style:style style:name="T24" style:family="text">
      <style:text-properties fo:color="#000000"/>
    </style:style>
    <style:style style:name="T25" style:family="text">
      <style:text-properties fo:color="#000000" fo:language="fr" fo:country="FR" style:font-name-asian="Courier New2" style:font-name-complex="Courier New2"/>
    </style:style>
    <style:style style:name="T26" style:family="text">
      <style:text-properties fo:font-size="12pt" fo:language="en" fo:country="US" style:font-size-asian="12pt" style:font-size-complex="12pt"/>
    </style:style>
    <style:style style:name="T27" style:family="text">
      <style:text-properties fo:color="#0000ff" style:font-name="Arial" style:font-name-asian="Arial" style:font-name-complex="Arial"/>
    </style:style>
    <style:style style:name="T28" style:family="text">
      <style:text-properties fo:color="#800000" style:font-name="Arial" style:font-name-asian="Arial" style:font-name-complex="Arial"/>
    </style:style>
    <style:style style:name="T29" style:family="text">
      <style:text-properties fo:color="#ff0000" style:font-name="Arial" style:font-name-asian="Arial" style:font-name-complex="Arial"/>
    </style:style>
    <style:style style:name="T30" style:family="text">
      <style:text-properties fo:color="#000000" style:font-name="Arial" style:font-name-asian="Arial" style:font-name-complex="Arial"/>
    </style:style>
    <style:style style:name="T31" style:family="text">
      <style:text-properties fo:color="#808080" style:font-name="Arial" style:font-name-asian="Arial" style:font-name-complex="Arial"/>
    </style:style>
    <style:style style:name="T32" style:family="text">
      <style:text-properties fo:color="#000000" style:font-name="Arial" style:font-name-asian="Arial" style:font-name-complex="Arial"/>
    </style:style>
    <style:style style:name="T33" style:family="text">
      <style:text-properties fo:color="#0000ff"/>
    </style:style>
    <style:style style:name="T34" style:family="text">
      <style:text-properties fo:color="#ff0000"/>
    </style:style>
    <style:style style:name="T35" style:family="text">
      <style:text-properties fo:color="#00ae00"/>
    </style:style>
    <style:style style:name="T36" style:family="text">
      <style:text-properties fo:color="#ff3366"/>
    </style:style>
    <style:style style:name="T37" style:family="text">
      <style:text-properties fo:color="#0000ff" fo:font-weight="bold" style:font-weight-asian="bold" style:font-weight-complex="bold"/>
    </style:style>
    <style:style style:name="T38" style:family="text">
      <style:text-properties fo:color="#ff00ff"/>
    </style:style>
    <style:style style:name="T39" style:family="text">
      <style:text-properties fo:color="#47b8b8" fo:font-weight="bold" style:font-weight-asian="bold" style:font-weight-complex="bold"/>
    </style:style>
    <style:style style:name="T40" style:family="text">
      <style:text-properties fo:font-size="11pt" style:font-size-asian="11pt" style:font-size-complex="11pt"/>
    </style:style>
    <style:style style:name="T41" style:family="text">
      <style:text-properties fo:font-style="normal" style:font-style-asian="normal" style:font-style-complex="normal"/>
    </style:style>
    <style:style style:name="T42" style:family="text">
      <style:text-properties fo:font-size="6pt" style:font-size-asian="6pt" style:font-size-complex="6pt"/>
    </style:style>
    <style:style style:name="T43" style:family="text">
      <style:text-properties fo:color="#7da647"/>
    </style:style>
    <style:style style:name="T44" style:family="text">
      <style:text-properties fo:color="#280099"/>
    </style:style>
    <style:style style:name="T45" style:family="text">
      <style:text-properties fo:color="#99284c"/>
    </style:style>
    <style:style style:name="T46" style:family="text">
      <style:text-properties fo:color="#000000" style:font-name="Courier New1" fo:font-size="10pt" fo:language="en" fo:country="US" fo:font-weight="bold" style:font-size-asian="10pt" style:font-weight-asian="bold" style:font-size-complex="10pt" style:font-weight-complex="bold"/>
    </style:style>
    <style:style style:name="T47" style:family="text">
      <style:text-properties fo:color="#000000" style:font-name="Courier New1" fo:font-size="10pt" fo:language="en" fo:country="US" style:font-size-asian="10pt" style:font-size-complex="10pt"/>
    </style:style>
    <style:style style:name="T48"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50"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3" style:family="text">
      <style:text-properties fo:color="#000000" style:font-name="Courier New1" fo:font-size="9pt" style:font-name-asian="Courier New1" style:font-size-asian="9pt" style:font-name-complex="Courier New1" style:font-size-complex="9pt"/>
    </style:style>
    <style:style style:name="T54" style:family="text">
      <style:text-properties fo:color="#006400" style:font-name="Courier New1" fo:font-size="9pt" style:font-name-asian="Courier New1" style:font-size-asian="9pt" style:font-name-complex="Courier New1" style:font-size-complex="9pt"/>
    </style:style>
    <style:style style:name="T55"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56" style:family="text">
      <style:text-properties fo:color="#006400" style:font-name="Courier New1" fo:font-size="10pt" style:font-name-asian="Courier New1" style:font-size-asian="10pt" style:font-name-complex="Courier New1" style:font-size-complex="10pt"/>
    </style:style>
    <style:style style:name="T57" style:family="text">
      <style:text-properties fo:color="#00008b" style:font-name="Courier New1" fo:font-size="10pt" style:font-name-asian="Courier New1" style:font-size-asian="10pt" style:font-name-complex="Courier New1" style:font-size-complex="10pt"/>
    </style:style>
    <style:style style:name="T58" style:family="text">
      <style:text-properties style:font-name="Courier New1" fo:font-size="11pt" fo:font-weight="bold" style:font-size-asian="11pt" style:font-weight-asian="bold" style:font-size-complex="11pt" style:font-weight-complex="bold"/>
    </style:style>
    <style:style style:name="T59" style:family="text">
      <style:text-properties style:use-window-font-color="true"/>
    </style:style>
    <style:style style:name="T60" style:family="text">
      <style:text-properties style:use-window-font-color="true" fo:font-weight="bold" style:font-weight-asian="bold" style:font-weight-complex="bold"/>
    </style:style>
    <style:style style:name="T61" style:family="text">
      <style:text-properties style:font-name="Courier New1" fo:font-size="10pt" style:font-size-asian="10pt" style:font-size-complex="10pt"/>
    </style:style>
    <style:style style:name="T62" style:family="text">
      <style:text-properties style:font-name="Arial1" style:font-name-asian="Arial1" style:font-name-complex="Arial1"/>
    </style:style>
    <style:style style:name="T63" style:family="text">
      <style:text-properties fo:font-size="10pt" style:font-size-asian="10pt" style:font-size-complex="10pt"/>
    </style:style>
    <style:style style:name="T64" style:family="text">
      <style:text-properties style:font-name="Courier New1" fo:font-size="11pt" style:font-size-asian="11pt" style:font-size-complex="11pt"/>
    </style:style>
    <style:style style:name="T65" style:family="text">
      <style:text-properties style:font-name="Arial" style:font-name-complex="ArialMT" style:language-complex="ne" style:country-complex="NP"/>
    </style:style>
    <style:style style:name="T66" style:family="text">
      <style:text-properties fo:font-weight="bold" style:font-weight-asian="bold" style:font-weight-complex="bold"/>
    </style:style>
    <style:style style:name="T6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13.547cm" svg:height="0.168cm"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14.998cm" svg:height="2.909cm"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0.0</text:p>
      <text:p text:style-name="P16"><text:date style:data-style-name="N76" text:date-value="2006-08-31T09:51:22.87">August 31,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Language constructs of the extended syntax<text:tab/>12</text:p>
          <text:p text:style-name="P20">2.4.1.a. Data assertion<text:tab/>12</text:p>
          <text:p text:style-name="P20">2.4.1.b. Reflection and delegation calls<text:tab/>13</text:p>
          <text:p text:style-name="P20">2.4.1.c. Increments<text:tab/>13</text:p>
          <text:p text:style-name="P20">2.4.1.d. Operators and conditions<text:tab/>13</text:p>
          <text:p text:style-name="P20">2.4.1.e. Logic blocks<text:tab/>14</text:p>
          <text:p text:style-name="P20">2.4.1.f. Sets<text:tab/>14</text:p>
          <text:p text:style-name="P20">2.4.1.g. Exceptions and logging<text:tab/>15</text:p>
          <text:p text:style-name="P19">2.4.2. Native and extended syntax comparison<text:tab/>15</text:p>
          <text:p text:style-name="P19">2.4.3. Pseudo-code Rendering<text:tab/>17</text:p>
          <text:p text:style-name="P19">2.4.4. Rules Format Comparison<text:tab/>17</text:p>
          <text:p text:style-name="P17">3. The Inference Engine: NxBRE.InferenceEngine<text:tab/>21</text:p>
          <text:p text:style-name="P18">3.1. RuleML Naf Datalog Concepts<text:tab/>21</text:p>
          <text:p text:style-name="P19">3.1.1. Atoms<text:tab/>21</text:p>
          <text:p text:style-name="P19">3.1.2. Logical Operators<text:tab/>22</text:p>
          <text:p text:style-name="P19">3.1.3. Facts<text:tab/>22</text:p>
          <text:p text:style-name="P19">3.1.4. Queries<text:tab/>22</text:p>
          <text:p text:style-name="P19">3.1.5. Implications<text:tab/>23</text:p>
          <text:p text:style-name="P19">3.1.6. Slots<text:tab/>24</text:p>
          <text:p text:style-name="P19">3.1.7. Multi-syntax<text:tab/>24</text:p>
          <text:p text:style-name="P19">3.1.8. Typed data<text:tab/>25</text:p>
          <text:p text:style-name="P19">3.1.9. Deterministic resolution<text:tab/>26</text:p>
          <text:p text:style-name="P19">3.1.10. Equivalence<text:tab/>27</text:p>
          <text:p text:style-name="P19">3.1.11. Integrity protection<text:tab/>28</text:p>
          <text:p text:style-name="P19">3.1.12. Migrating from a previous version<text:tab/>29</text:p>
          <text:p text:style-name="P18">3.2. Advanced Concepts<text:tab/>30</text:p>
          <text:p text:style-name="P19">3.2.1. Priority<text:tab/>30</text:p>
          <text:p text:style-name="P19">3.2.2. Mutual Exclusion<text:tab/>30</text:p>
          <text:p text:style-name="P19">3.2.3. Pre-Condition<text:tab/>31</text:p>
          <text:p text:style-name="P19">3.2.4. Implication Action<text:tab/>32</text:p>
          <text:p text:style-name="P19">3.2.5. Function Based Atom Relations<text:tab/>33</text:p>
          <text:p text:style-name="P19">3.2.6. Formula<text:tab/>34</text:p>
          <text:p text:style-name="P19">3.2.7. Salience and Weight<text:tab/>34</text:p>
          <text:p text:style-name="P18">3.3. Data Binding Strategies<text:tab/>35</text:p>
          <text:p text:style-name="P19">3.3.1. Basic<text:tab/>35</text:p>
          <text:p text:style-name="P19">3.3.2. Rulebase Adapters<text:tab/>35</text:p>
          <text:p text:style-name="P19">3.3.3. Business Object Binders<text:tab/>35</text:p>
          <text:p text:style-name="P18">3.4. Expression Language Support<text:tab/>37</text:p>
          <text:p text:style-name="P18">3.5. Engine<text:tab/>38</text:p>
          <text:p text:style-name="P19">3.5.1. Working Memory<text:tab/>38</text:p>
          <text:p text:style-name="P20">3.5.1.a. Fact Base<text:tab/>38</text:p>
          <text:p text:style-name="P20">3.5.1.b. Global, Isolated and IsolatedEmpty Modes<text:tab/>39</text:p>
          <text:p text:style-name="P19">3.5.2. Agenda<text:tab/>40</text:p>
          <text:p text:style-name="P19">3.5.3. Implication Base<text:tab/>40</text:p>
          <text:p text:style-name="P19">3.5.4. Query Base<text:tab/>40</text:p>
          <text:p text:style-name="P18">3.6. Execution<text:tab/>41</text:p>
          <text:p text:style-name="P18">3.7. Threading Model<text:tab/>42</text:p>
          <text:p text:style-name="P19">3.7.1. Implementation sample<text:tab/>42</text:p>
          <text:p text:style-name="P19">3.7.2. Hot swapping support<text:tab/>43</text:p>
          <text:p text:style-name="P18">3.8. Microsoft Visio 2003 Adapter<text:tab/>44</text:p>
          <text:p text:style-name="P18">3.9. Human Readable Format (experimental)<text:tab/>47</text:p>
          <text:p text:style-name="P18">3.10. Registry<text:tab/>48</text:p>
          <text:p text:style-name="P19">3.10.1. Concepts<text:tab/>48</text:p>
          <text:p text:style-name="P19">3.10.2. File Registry<text:tab/>48</text:p>
          <text:p text:style-name="P18">3.11. Performance tuning<text:tab/>49</text:p>
          <text:p text:style-name="P17">4. Configuration<text:tab/>50</text:p>
          <text:p text:style-name="P17">5. Logging<text:tab/>51</text:p>
          <text:p text:style-name="P17">6. API Documentation<text:tab/>52</text:p>
          <text:p text:style-name="P17">7. Support<text:tab/>53</text:p>
        </text:index-body>
      </text:table-of-content>
      <text:p text:style-name="Text_20_body"/>
      <text:h text:style-name="P21" text:outline-level="1">Introduction</text:h>
      <text:h text:style-name="Heading_20_2" text:outline-level="2">What is NxBRE?</text:h>
      <text:p text:style-name="P22"/>
      <text:p text:style-name="P23"><text:span text:style-name="T1">NxBRE</text:span> is the first open-source rule engine for the .NET platform and a lightweight Business Rules Engine (aka Rule-Based Engine) that offers two different approaches:</text:p>
      <text:p text:style-name="P23"/>
      <text:list text:style-name="L2">
        <text:list-item>
          <text:p text:style-name="P24">the Flow Engine, which uses XML as a way to control process flow for an application in an external entity. It is basically a wrapper on C#, as it offers all its flow control commands (if/then/else, while, foreach), plus a context of business objects and results. It is a port of <text:a xlink:type="simple" xlink:href="http://sourceforge.net/projects/jxbre/"><text:span text:style-name="T2">JxBRE</text:span></text:a><text:span text:style-name="T3"> </text:span>v1.7.1 (SourceForge Project from <text:a xlink:type="simple" xlink:href="http://sourceforge.net/users/sseaman"><text:span text:style-name="T2">Sloan Seaman</text:span></text:a>) to .NET's Visual C#.</text:p>
          <text:p text:style-name="P24"/>
        </text:list-item>
        <text:list-item>
          <text:p text:style-name="P24">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3"/>
      <text:p text:style-name="P23"><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3"/>
      <text:p text:style-name="P23"><text:span text:style-name="T1">NxBRE</text:span> can be really useful for projects that have to deal with:</text:p>
      <text:p text:style-name="P23"/>
      <text:list text:style-name="L3">
        <text:list-item>
          <text:p text:style-name="P25">complex business rules that can not be expressed into one uniform structured manner but require the possibility to have free logical expressions,</text:p>
          <text:p text:style-name="P25"/>
        </text:list-item>
        <text:list-item>
          <text:p text:style-name="P25">changing business rules that force recompilation if the new rules must meet unexpected requirements.</text:p>
        </text:list-item>
      </text:list>
      <text:p text:style-name="P23"/>
      <text:p text:style-name="P26"><text:span text:style-name="T1">NxBRE</text:span> is released under LGPL license in order to allow users to legally build commercial solutions that embed <text:span text:style-name="T1">NxBRE</text:span>.</text:p>
      <text:p text:style-name="P22"/>
      <text:p text:style-name="P22">The main contributors are:</text:p>
      <text:p text:style-name="P22"/>
      <text:list text:style-name="L4">
        <text:list-item>
          <text:p text:style-name="P27"><text:span text:style-name="T4">David Dossot, Project Lead</text:span><text:span text:style-name="T5"><text:line-break/></text:span><text:span text:style-name="T6">Original port, Flow Engine Improvements, Inference Engine, PDF Documentation</text:span></text:p>
        </text:list-item>
        <text:list-item>
          <text:p text:style-name="P27"><text:span text:style-name="T7">André Weber, Ron Evans</text:span><text:span text:style-name="T8"><text:line-break/>Human Readable Format parser</text:span></text:p>
        </text:list-item>
        <text:list-item>
          <text:p text:style-name="P28"><text:span text:style-name="T1">Stéphane Joyeux</text:span><text:line-break/>XML Schema data type support</text:p>
        </text:list-item>
      </text:list>
      <text:p text:style-name="P29"/>
      <text:p text:style-name="P30">Other contributors are acknowledged in the source code, wherever their contributions have been included.</text:p>
      <text:p text:style-name="P29"/>
      <text:p text:style-name="P31"><text:span text:style-name="T9">For comments or questions use the SourceForge forums or write to: </text:span><text:a xlink:type="simple" xlink:href="mailto:contact@nxbre.org"><text:span text:style-name="T10">contact@nxbre.org</text:span></text:a></text:p>
      <text:h text:style-name="P32" text:outline-level="2">What is this documentation?</text:h>
      <text:p text:style-name="P22"/>
      <text:p text:style-name="P23">This documentation presents the general concepts in <text:span text:style-name="T1">NxBRE</text:span>, the main interfaces and classes and the syntax of the XML rule files.</text:p>
      <text:p text:style-name="P22"/>
      <text:p text:style-name="P23">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3"/>
      <text:h text:style-name="Heading_20_2" text:outline-level="2">Release Notes</text:h>
      <text:p text:style-name="P23"/>
      <text:p text:style-name="P23">The release notes can be found in the <text:span text:style-name="T1">readme.txt</text:span> file included in all <text:span text:style-name="T1">NxBRE</text:span> archives.</text:p>
      <text:p text:style-name="P23"/>
      <text:h text:style-name="Heading_20_2" text:outline-level="2">Content of the Rulefiles folder</text:h>
      <text:p text:style-name="P23"/>
      <text:p text:style-name="P33">Please check the “readme” file in this folder.</text:p>
      <text:p text:style-name="P33"/>
      <text:h text:style-name="Heading_20_2" text:outline-level="2">How to choose between the Flow and the Inference Engine ?</text:h>
      <text:p text:style-name="P33"/>
      <text:p text:style-name="P34">This question comes regularly so it probably deserves a little paragraph here.</text:p>
      <text:p text:style-name="P35"/>
      <text:p text:style-name="P33">To select between the Flow Engine and the Inference Engine, consider the following differences:<text:line-break/></text:p>
      <text:list text:style-name="L5">
        <text:list-item>
          <text:p text:style-name="P36">the Inference Engine supports priority, mutual exclusions and pre-conditions,</text:p>
        </text:list-item>
        <text:list-item>
          <text:p text:style-name="P36">the Inference Engine uses a "standard" rule format (RuleML),</text:p>
        </text:list-item>
        <text:list-item>
          <text:p text:style-name="P36">the Inference Engine has an elaborated memory model with support for isolated deduction space.</text:p>
        </text:list-item>
      </text:list>
      <text:p text:style-name="P33"/>
      <text:p text:style-name="P33">If any of these things is important for you, you can consider using the Inference Engine ; else stick to the Flow Engine.</text:p>
      <text:p text:style-name="P33"/>
      <text:p text:style-name="P33">Moreover, the Inference Engine is well suited for knowledge bases and expert systems where facts are important to keep and persist because they represent knowledge.</text:p>
      <text:p text:style-name="P33"/>
      <text:p text:style-name="P33">The Flow Engine is really an instantaneous traversal of logical branches using transient data for evaluations of boolean expressions: if you think in terms of “if, then else, while” then you surely want to go for the Flow Engine.</text:p>
      <text:h text:style-name="P21" text:outline-level="1"><text:reference-mark-start text:name="flowengine"/>The Flow Engine<text:reference-mark-end text:name="flowengine"/></text:h>
      <text:h text:style-name="Heading_20_2" text:outline-level="2">Introduction</text:h>
      <text:p text:style-name="P23"/>
      <text:p text:style-name="P23"><text:span text:style-name="T11">The Flow Engine of </text:span><text:span text:style-name="T1">NxBRE</text:span> is controlled by one XML file that contains instructions of three main kinds: rules, logic tests and structure.</text:p>
      <text:p text:style-name="P22"/>
      <text:p text:style-name="P23">For the <text:span text:style-name="T11">Flow Engine</text:span> a rule is not an implication of some sort, like if-then, but a “value object” that implements <text:span text:style-name="T12">IBRERuleFactory</text:span><text:span text:style-name="T12"><text:note text:id="ftn1" text:note-class="footnote"><text:note-citation>1</text:note-citation><text:note-body><text:p text:style-name="P37">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3"/>
      <text:p text:style-name="P23">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2"/>
      <text:p text:style-name="P23">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3"/>
      <text:p text:style-name="P23">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3"/>
      <text:p text:style-name="P23">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8"/>
      <text:h text:style-name="P32"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39"/>
      <table:table table:name="Table3" table:style-name="Table3">
        <table:table-column table:style-name="Table3.A"/>
        <table:table-column table:style-name="Table3.B"/>
        <table:table-column table:style-name="Table3.C"/>
        <table:table-row>
          <table:table-cell table:style-name="Table3.A1" office:value-type="string">
            <text:p text:style-name="P40"><text:span text:style-name="T13">Method</text:span><text:span text:style-name="T14">, </text:span><text:span text:style-name="T15">Property</text:span></text:p>
            <text:p text:style-name="P40"><text:span text:style-name="T14">or </text:span><text:span text:style-name="T16">Event</text:span></text:p>
          </table:table-cell>
          <table:table-cell table:style-name="Table3.A1" office:value-type="string">
            <text:p text:style-name="P41"><text:span text:style-name="T9">Package</text:span>.Interface</text:p>
          </table:table-cell>
          <table:table-cell table:style-name="Table3.C1" office:value-type="string">
            <text:p text:style-name="P42">Description</text:p>
          </table:table-cell>
        </table:table-row>
        <table:table-row>
          <table:table-cell table:style-name="Table3.A2" office:value-type="string">
            <text:p text:style-name="P43">DispatchRuleResult</text:p>
          </table:table-cell>
          <table:table-cell table:style-name="Table3.A2" office:value-type="string">
            <text:p text:style-name="P43">NxBRE.FlowEngine.</text:p>
            <text:p text:style-name="P44">IBREDispatcher</text:p>
          </table:table-cell>
          <table:table-cell table:style-name="Table3.C2" office:value-type="string">
            <text:p text:style-name="P45">Called when a result is added to the context.</text:p>
          </table:table-cell>
        </table:table-row>
        <table:table-row>
          <table:table-cell>
            <table:table table:is-sub-table="true">
              <table:table-column table:style-name="Table3.A"/>
              <table:table-row>
                <table:table-cell table:style-name="Table3.A3.1.1" office:value-type="string">
                  <text:p text:style-name="P46">Init</text:p>
                </table:table-cell>
              </table:table-row>
              <table:table-row>
                <table:table-cell table:style-name="Table3.A3.1.1" office:value-type="string">
                  <text:p text:style-name="P46">RuleContext</text:p>
                </table:table-cell>
              </table:table-row>
              <table:table-row>
                <table:table-cell table:style-name="Table3.A3.1.3" office:value-type="string">
                  <text:p text:style-name="P46">XmlDocumentRules</text:p>
                </table:table-cell>
              </table:table-row>
              <table:table-row>
                <table:table-cell table:style-name="Table3.A3.1.1" office:value-type="string">
                  <text:p text:style-name="P47">Process</text:p>
                  <text:p text:style-name="P47"/>
                </table:table-cell>
              </table:table-row>
              <table:table-row>
                <table:table-cell table:style-name="Table3.A3.1.3" office:value-type="string">
                  <text:p text:style-name="P47">Process<text:span text:style-name="T17">(ruleSetId)</text:span></text:p>
                  <text:p text:style-name="P48"/>
                </table:table-cell>
              </table:table-row>
              <table:table-row>
                <table:table-cell table:style-name="Table3.A3.1.1" office:value-type="string">
                  <text:p text:style-name="P47">Stop</text:p>
                </table:table-cell>
              </table:table-row>
              <table:table-row>
                <table:table-cell table:style-name="Table3.A3.1.3" office:value-type="string">
                  <text:p text:style-name="P47">Reset</text:p>
                </table:table-cell>
              </table:table-row>
            </table:table>
          </table:table-cell>
          <table:table-cell table:style-name="Table3.B3" office:value-type="string">
            <text:p text:style-name="P43">NxBRE.FlowEngine.</text:p>
            <text:p text:style-name="P44">IFlowEngine</text:p>
          </table:table-cell>
          <table:table-cell>
            <table:table table:is-sub-table="true">
              <table:table-column table:style-name="Table3.C"/>
              <table:table-row>
                <table:table-cell table:style-name="Table3.C3.1.1" office:value-type="string">
                  <text:p text:style-name="P45">Defines the different ways to initialize the engine.</text:p>
                </table:table-cell>
              </table:table-row>
              <table:table-row>
                <table:table-cell table:style-name="Table3.C3.1.1" office:value-type="string">
                  <text:p text:style-name="P45">The engine's context.</text:p>
                </table:table-cell>
              </table:table-row>
              <table:table-row>
                <table:table-cell table:style-name="Table3.C3.1.3" office:value-type="string">
                  <text:p text:style-name="P45">The loaded XML rules.</text:p>
                </table:table-cell>
              </table:table-row>
              <table:table-row>
                <table:table-cell table:style-name="Table3.C3.1.1" office:value-type="string">
                  <text:p text:style-name="P45">Start the engine and process all accessible rules.</text:p>
                </table:table-cell>
              </table:table-row>
              <table:table-row>
                <table:table-cell table:style-name="Table3.C3.1.3" office:value-type="string">
                  <text:p text:style-name="P45">Start the engine and process all rules in a set.</text:p>
                </table:table-cell>
              </table:table-row>
              <table:table-row>
                <table:table-cell table:style-name="Table3.C3.1.1" office:value-type="string">
                  <text:p text:style-name="P45">Stop the engine abruptly.</text:p>
                </table:table-cell>
              </table:table-row>
              <table:table-row>
                <table:table-cell table:style-name="Table3.C3.1.3" office:value-type="string">
                  <text:p text:style-name="P45">Place the engine in a state where previous results are cleared, ready to process again.</text:p>
                </table:table-cell>
              </table:table-row>
            </table:table>
          </table:table-cell>
        </table:table-row>
        <table:table-row>
          <table:table-cell table:style-name="Table3.A2" office:value-type="string">
            <text:p text:style-name="P47">Clone</text:p>
          </table:table-cell>
          <table:table-cell table:style-name="Table3.A2" office:value-type="string">
            <text:p text:style-name="P43">System.</text:p>
            <text:p text:style-name="P44">ICloneable</text:p>
          </table:table-cell>
          <table:table-cell table:style-name="Table3.C2" office:value-type="string">
            <text:p text:style-name="P44">Returns a clone of the engine, ready to process. The cloning depth should not extend to the objects in the context.</text:p>
          </table:table-cell>
        </table:table-row>
      </table:table>
      <text:p text:style-name="P22"/>
      <text:h text:style-name="P32"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3"><draw:image xlink:href="../architecture-fe-ri.gif" xlink:type="simple" xlink:show="embed" xlink:actuate="onLoad"/></draw:frame></text:p>
      <text:h text:style-name="P49" text:outline-level="3">Execution</text:h>
      <text:p text:style-name="P23"><text:span text:style-name="T1">NxBRE</text:span> uses a context object that is used to carry information about its execution environment, which are:<text:line-break/></text:p>
      <text:list text:style-name="L6">
        <text:list-item>
          <text:p text:style-name="P50">the available operators,</text:p>
        </text:list-item>
        <text:list-item>
          <text:p text:style-name="P50">the loaded rules,</text:p>
        </text:list-item>
        <text:list-item>
          <text:p text:style-name="P50">the user's business objects and the generated results,</text:p>
        </text:list-item>
        <text:list-item>
          <text:p text:style-name="P50">and a stack trace.</text:p>
        </text:list-item>
      </text:list>
      <text:p text:style-name="P22"/>
      <text:p text:style-name="P23">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3"/>
      <text:p text:style-name="P23">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3"/>
      <text:p text:style-name="P23">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3"/>
      <text:h text:style-name="Heading_20_3" text:outline-level="3">Engine</text:h>
      <text:p text:style-name="P51">The Rule Interpreter engine has the following characteristics:</text:p>
      <text:p text:style-name="P51"/>
      <text:list text:style-name="L7">
        <text:list-item>
          <text:p text:style-name="P52">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2">it will not break on exceptions, so it is of programmer's responsibility to stop it, if it is necessary,<text:line-break/></text:p>
        </text:list-item>
        <text:list-item>
          <text:p text:style-name="P52">it is thread safe, as long as each thread uses a clone.</text:p>
        </text:list-item>
      </text:list>
      <text:p text:style-name="P51"/>
      <text:h text:style-name="Heading_20_3" text:outline-level="3"><text:reference-mark-start text:name="ri.helpers"/>Helper Objects<text:reference-mark-end text:name="ri.helpers"/></text:h>
      <text:p text:style-name="P53">The following table presents different rules helpers in the Rule Interpreter implementation.</text:p>
      <text:p text:style-name="P22"/>
      <table:table table:name="Table1" table:style-name="Table1">
        <table:table-column table:style-name="Table1.A"/>
        <table:table-column table:style-name="Table1.B"/>
        <table:table-header-rows>
          <table:table-row>
            <table:table-cell table:style-name="Table1.A1" office:value-type="string">
              <text:p text:style-name="P54">Class name in:</text:p>
              <text:p text:style-name="P54">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56">Decrement<text:note text:id="ftn2"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5">Integer that decrements.</text:p>
          </table:table-cell>
        </table:table-row>
        <table:table-row>
          <table:table-cell table:style-name="Table1.A2" office:value-type="string">
            <text:p text:style-name="P56">Exception</text:p>
          </table:table-cell>
          <table:table-cell table:style-name="Table1.B2" office:value-type="string">
            <text:p text:style-name="P57">Raises an exception.</text:p>
          </table:table-cell>
        </table:table-row>
        <table:table-row>
          <table:table-cell table:style-name="Table1.A2" office:value-type="string">
            <text:p text:style-name="P56">False</text:p>
          </table:table-cell>
          <table:table-cell table:style-name="Table1.B2" office:value-type="string">
            <text:p text:style-name="P57">Constant boolean false.</text:p>
          </table:table-cell>
        </table:table-row>
        <table:table-row>
          <table:table-cell table:style-name="Table1.A2" office:value-type="string">
            <text:p text:style-name="P56">FatalException</text:p>
          </table:table-cell>
          <table:table-cell table:style-name="Table1.B2" office:value-type="string">
            <text:p text:style-name="P57">Raises a fatal exception.</text:p>
          </table:table-cell>
        </table:table-row>
        <table:table-row>
          <table:table-cell table:style-name="Table1.A2" office:value-type="string">
            <text:p text:style-name="P56">Increment<text:span text:style-name="T19">*</text:span></text:p>
          </table:table-cell>
          <table:table-cell table:style-name="Table1.B2" office:value-type="string">
            <text:p text:style-name="P57">Integer that increments.</text:p>
          </table:table-cell>
        </table:table-row>
        <table:table-row>
          <table:table-cell table:style-name="Table1.A2" office:value-type="string">
            <text:p text:style-name="P56">IncrementIni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7">Incrementor or Decrementor reset.</text:p>
          </table:table-cell>
        </table:table-row>
        <table:table-row>
          <table:table-cell table:style-name="Table1.A2" office:value-type="string">
            <text:p text:style-name="P56">ObjectLookup</text:p>
          </table:table-cell>
          <table:table-cell table:style-name="Table1.B2" office:value-type="string">
            <text:p text:style-name="P57">Reflection call on a class or an object.</text:p>
          </table:table-cell>
        </table:table-row>
        <table:table-row>
          <table:table-cell table:style-name="Table1.A2" office:value-type="string">
            <text:p text:style-name="P56">True</text:p>
          </table:table-cell>
          <table:table-cell table:style-name="Table1.B2" office:value-type="string">
            <text:p text:style-name="P57">Constant boolean true.</text:p>
          </table:table-cell>
        </table:table-row>
        <table:table-row>
          <table:table-cell table:style-name="Table1.A2" office:value-type="string">
            <text:p text:style-name="P56">Value</text:p>
          </table:table-cell>
          <table:table-cell table:style-name="Table1.B2" office:value-type="string">
            <text:p text:style-name="P57">Instantiation of any type.</text:p>
          </table:table-cell>
        </table:table-row>
      </table:table>
      <text:p text:style-name="P22"/>
      <text:p text:style-name="P58">The following table presents different operators helpers in the Rule Interpreter implementation.</text:p>
      <text:p text:style-name="P22"/>
      <table:table table:name="Table2" table:style-name="Table2">
        <table:table-column table:style-name="Table2.A"/>
        <table:table-column table:style-name="Table2.B"/>
        <table:table-header-rows>
          <table:table-row>
            <table:table-cell table:style-name="Table2.A1" office:value-type="string">
              <text:p text:style-name="P54">Class name in:</text:p>
              <text:p text:style-name="P54">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56">Equals</text:p>
          </table:table-cell>
          <table:table-cell table:style-name="Table2.B2" office:value-type="string">
            <text:p text:style-name="P59"><text:s/>==</text:p>
          </table:table-cell>
        </table:table-row>
        <table:table-row>
          <table:table-cell table:style-name="Table2.A2" office:value-type="string">
            <text:p text:style-name="P56">GreaterThan</text:p>
          </table:table-cell>
          <table:table-cell table:style-name="Table2.B2" office:value-type="string">
            <text:p text:style-name="P59"><text:s/>&gt;</text:p>
          </table:table-cell>
        </table:table-row>
        <table:table-row>
          <table:table-cell table:style-name="Table2.A2" office:value-type="string">
            <text:p text:style-name="P56">GreaterThanEqualTo</text:p>
          </table:table-cell>
          <table:table-cell table:style-name="Table2.B2" office:value-type="string">
            <text:p text:style-name="P60"><text:s/>&gt;=</text:p>
          </table:table-cell>
        </table:table-row>
        <table:table-row>
          <table:table-cell table:style-name="Table2.A2" office:value-type="string">
            <text:p text:style-name="P56">InstanceOf</text:p>
          </table:table-cell>
          <table:table-cell table:style-name="Table2.B2" office:value-type="string">
            <text:p text:style-name="P60"><text:s/>InstanceOf || SubtypeOf</text:p>
          </table:table-cell>
        </table:table-row>
        <table:table-row>
          <table:table-cell table:style-name="Table2.A2" office:value-type="string">
            <text:p text:style-name="P56">LessThan</text:p>
          </table:table-cell>
          <table:table-cell table:style-name="Table2.B2" office:value-type="string">
            <text:p text:style-name="P60"><text:s/>&lt;</text:p>
          </table:table-cell>
        </table:table-row>
        <table:table-row>
          <table:table-cell table:style-name="Table2.A2" office:value-type="string">
            <text:p text:style-name="P56">LessThanEqualTo</text:p>
          </table:table-cell>
          <table:table-cell table:style-name="Table2.B2" office:value-type="string">
            <text:p text:style-name="P60"><text:s/>&lt;=</text:p>
          </table:table-cell>
        </table:table-row>
        <table:table-row>
          <table:table-cell table:style-name="Table2.A2" office:value-type="string">
            <text:p text:style-name="P56">NotEquals</text:p>
          </table:table-cell>
          <table:table-cell table:style-name="Table2.B2" office:value-type="string">
            <text:p text:style-name="P60"><text:s/>!=</text:p>
          </table:table-cell>
        </table:table-row>
      </table:table>
      <text:p text:style-name="P53"/>
      <text:h text:style-name="Heading_20_3" text:outline-level="3"><text:reference-mark-start text:name="drivers"/>Rule Drivers<text:reference-mark-end text:name="drivers"/></text:h>
      <text:p text:style-name="P22"/>
      <text:p text:style-name="P58">The following table presents the different drivers in the Rule Interpreter implementation. They are able to read rules from any URI (file system or URL).</text:p>
      <text:p text:style-name="P22"/>
      <table:table table:name="Table4" table:style-name="Table4">
        <table:table-column table:style-name="Table4.A"/>
        <table:table-column table:style-name="Table4.B"/>
        <table:table-header-rows>
          <table:table-row>
            <table:table-cell table:style-name="Table4.A1" office:value-type="string">
              <text:p text:style-name="P54">Class name in:</text:p>
              <text:p text:style-name="P54">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61">BusinessRulesFileDriver</text:p>
          </table:table-cell>
          <table:table-cell table:style-name="Table4.B2" office:value-type="string">
            <text:p text:style-name="P62">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1">XSLTRulesFileDriver</text:p>
          </table:table-cell>
          <table:table-cell table:style-name="Table4.B2" office:value-type="string">
            <text:p text:style-name="P62">Loads rules in any custom format and transform it to the native format by performing an XSLT.</text:p>
          </table:table-cell>
        </table:table-row>
        <table:table-row>
          <table:table-cell table:style-name="Table4.A2" office:value-type="string">
            <text:p text:style-name="P61">XBusinessRulesFileDriver</text:p>
          </table:table-cell>
          <table:table-cell table:style-name="Table4.B2" office:value-type="string">
            <text:p text:style-name="P62">Specialization of the previous driver that transforms rules defined by xBusinessRules.dtd (see chapter <text:reference-ref text:reference-format="page" text:ref-name="xbr.dtd"/>).</text:p>
          </table:table-cell>
        </table:table-row>
      </table:table>
      <text:p text:style-name="P63"/>
      <text:p text:style-name="P64"/>
      <text:h text:style-name="Heading_20_3" text:outline-level="3">Factories</text:h>
      <text:p text:style-name="P58"/>
      <text:p text:style-name="P58">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8"/>
      <text:p text:style-name="P58">They are presented in the following table.</text:p>
      <text:p text:style-name="P22"/>
      <table:table table:name="Table5" table:style-name="Table5">
        <table:table-column table:style-name="Table5.A"/>
        <table:table-column table:style-name="Table5.B"/>
        <table:table-header-rows>
          <table:table-row>
            <table:table-cell table:style-name="Table5.A1" office:value-type="string">
              <text:p text:style-name="P54">Class name in:</text:p>
              <text:p text:style-name="P54">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61">BREFactory</text:p>
          </table:table-cell>
          <table:table-cell table:style-name="Table5.B2" office:value-type="string">
            <text:p text:style-name="P62">Instantiate an engine with a specific driver and optional event handlers.</text:p>
          </table:table-cell>
        </table:table-row>
        <table:table-row>
          <table:table-cell table:style-name="Table5.A2" office:value-type="string">
            <text:p text:style-name="P61">BREFactoryConsole</text:p>
          </table:table-cell>
          <table:table-cell table:style-name="Table5.B2" office:value-type="string">
            <text:p text:style-name="P62">Specialization of the previous factory that registers handlers that write their events to the console.</text:p>
          </table:table-cell>
        </table:table-row>
        <table:table-row>
          <table:table-cell table:style-name="Table5.A2" office:value-type="string">
            <text:p text:style-name="P61">BRECloneFactory</text:p>
          </table:table-cell>
          <table:table-cell table:style-name="Table5.B2" office:value-type="string">
            <text:p text:style-name="P62">Singleton-like instantiation of an engine that returns a different clone each times (useful for a multi-threaded environment).</text:p>
          </table:table-cell>
        </table:table-row>
      </table:table>
      <text:p text:style-name="P53"/>
      <text:h text:style-name="Heading_20_3" text:outline-level="3">Threading Model</text:h>
      <text:p text:style-name="P58">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8"/>
      <text:p text:style-name="P58">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5"/>
      <text:h text:style-name="P32" text:outline-level="2"><text:reference-mark-start text:name="br.xsd"/>Rule Files Formats<text:reference-mark-end text:name="br.xsd"/></text:h>
      <text:p text:style-name="P53"/>
      <text:p text:style-name="P58">The engine supports two rule languages, defined by two different schema:</text:p>
      <text:p text:style-name="P58"/>
      <text:list text:style-name="L8">
        <text:list-item>
          <text:p text:style-name="P66">businessRules.xsd: the native syntax, coming from <text:span text:style-name="T1">JxBRE</text:span>,<text:line-break/></text:p>
        </text:list-item>
        <text:list-item>
          <text:p text:style-name="P66">xBusinessRules.xsd.: the extended syntax, which can easily be XSL-Transformed into the native syntax.</text:p>
        </text:list-item>
      </text:list>
      <text:p text:style-name="P67"/>
      <text:p text:style-name="P23">The new rule format, which is the format of choice for the Flow Engine, has been introduced in order to solve the main issues of <text:span text:style-name="T11">businessRules.xsd</text:span>:</text:p>
      <text:p text:style-name="P23"/>
      <text:list text:style-name="L9">
        <text:list-item>
          <text:p text:style-name="P68">direct references made to fully qualified class names of <text:span text:style-name="T1">NxBRE</text:span> and .NET,<text:line-break/></text:p>
        </text:list-item>
        <text:list-item>
          <text:p text:style-name="P68">poor semantics leading to a confusing syntax.</text:p>
        </text:list-item>
      </text:list>
      <text:p text:style-name="P22"/>
      <text:h text:style-name="Heading_20_3" text:outline-level="3">Language constructs of the extended syntax</text:h>
      <text:p text:style-name="P69"><text:span text:style-name="T20"></text:span><text:span text:style-name="T1"> Tip: Use a decent XML editor for writing rule base. It should provide XML element insertion assistance.</text:span></text:p>
      <text:p text:style-name="P70">NB. All examples come from the provided test file: test.xbre</text:p>
      <text:h text:style-name="Heading_20_4" text:outline-level="4">Data assertion</text:h>
      <text:p text:style-name="P71"/>
      <table:table table:name="Table21" table:style-name="Table21">
        <table:table-column table:style-name="Table21.A"/>
        <table:table-column table:style-name="Table21.B"/>
        <table:table-row>
          <table:table-cell table:style-name="Table21.A1" office:value-type="string">
            <text:p text:style-name="P72">xBusinessRules sample</text:p>
          </table:table-cell>
          <table:table-cell table:style-name="Table21.B1" office:value-type="string">
            <text:p text:style-name="P72">Description</text:p>
          </table:table-cell>
        </table:table-row>
        <table:table-row>
          <table:table-cell table:style-name="Table21.A2" office:value-type="string">
            <text:p text:style-name="P73">&lt;Assert id="5i" type="Integer" value="5"/&gt;</text:p>
          </table:table-cell>
          <table:table-cell table:style-name="Table21.B2" office:value-type="string">
            <text:p text:style-name="P74">Create a variable in the memory context named "5i", of type "Integer" and value "5".</text:p>
            <text:p text:style-name="P74">System types are: Exception, Boolean, Byte, Short, Integer, Long, Single, Double, Decimal, Date, DateTime, Time and String.</text:p>
          </table:table-cell>
        </table:table-row>
        <table:table-row>
          <table:table-cell table:style-name="Table21.A2" office:value-type="string">
            <text:p text:style-name="P73">&lt;Assert id="TestObject2" </text:p>
            <text:p text:style-name="P73"><text:s text:c="8"/>type="NxBRE.Test.TestObject"&gt;</text:p>
            <text:p text:style-name="P73"><text:s text:c="2"/>&lt;Argument valueId="STORED_TRUE"/&gt;</text:p>
            <text:p text:style-name="P73"><text:s text:c="2"/>&lt;Argument value="99" type="Integer"/&gt;</text:p>
            <text:p text:style-name="P73"><text:s text:c="2"/>&lt;Argument value="world"/&gt;</text:p>
            <text:p text:style-name="P73">&lt;/Assert&gt;</text:p>
          </table:table-cell>
          <table:table-cell table:style-name="Table21.B2" office:value-type="string">
            <text:p text:style-name="P74">A fully qualified class name, with optionally the assembly name after a coma, is also acceptable.</text:p>
            <text:p text:style-name="P74"/>
            <text:p text:style-name="P74">Constructor arguments can be passed, if needed.</text:p>
          </table:table-cell>
        </table:table-row>
        <table:table-row>
          <table:table-cell table:style-name="Table21.A2" office:value-type="string">
            <text:p text:style-name="P73">&lt;Boolean id="TRUE" value="true"/&gt;</text:p>
            <text:p text:style-name="P73">&lt;Byte id="8b" value="8"/&gt;</text:p>
            <text:p text:style-name="P73">&lt;Date id="xmas2003" value="2003-12-25"/&gt;</text:p>
            <text:p text:style-name="P73">&lt;DateTime id="manOnMoon" value="1969-07-21T02:56:00"/&gt;</text:p>
            <text:p text:style-name="P73">&lt;Time id="wakeUpCall" value="07:15:30"/&gt;</text:p>
            <text:p text:style-name="P73">&lt;Decimal id="3.14m" value="3.14"/&gt;</text:p>
            <text:p text:style-name="P73">&lt;Double id="3.14d" value="3.14"/&gt;</text:p>
            <text:p text:style-name="P73">&lt;Integer id="ZERO" value="0"/&gt;</text:p>
            <text:p text:style-name="P73">&lt;Integer id="10i" value="10"/&gt;</text:p>
            <text:p text:style-name="P73">&lt;Short id="16s" value="16"/&gt;</text:p>
            <text:p text:style-name="P73">&lt;Single id="3.14" value="3.14"/&gt;</text:p>
            <text:p text:style-name="P73">&lt;String id="hello" value="world"/&gt;</text:p>
          </table:table-cell>
          <table:table-cell table:style-name="Table21.B2" office:value-type="string">
            <text:p text:style-name="P74">For system types, an element can also be used to create the variable.</text:p>
            <text:p text:style-name="P74"/>
            <text:p text:style-name="P74">This is the best construct for system types.</text:p>
          </table:table-cell>
        </table:table-row>
        <table:table-row>
          <table:table-cell table:style-name="Table21.A2" office:value-type="string">
            <text:p text:style-name="P73">&lt;False id="STORED_FALSE"/&gt;</text:p>
            <text:p text:style-name="P73">&lt;True id="STORED_TRUE"/&gt;</text:p>
          </table:table-cell>
          <table:table-cell table:style-name="Table21.B2" office:value-type="string">
            <text:p text:style-name="P74">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72">xBusinessRules sample</text:p>
            </table:table-cell>
            <table:table-cell table:style-name="Table34.B1" office:value-type="string">
              <text:p text:style-name="P72">Description</text:p>
            </table:table-cell>
          </table:table-row>
        </table:table-header-rows>
        <table:table-row>
          <table:table-cell table:style-name="Table34.A2" office:value-type="string">
            <text:p text:style-name="P73">&lt;ObjectLookup id="TestObject_MyField" objectId="TestObject" member="MyField"/&gt;</text:p>
          </table:table-cell>
          <table:table-cell table:style-name="Table34.B2" office:value-type="string">
            <text:p text:style-name="P74">Reads the value of a member of a particular object (referenced by objectId) and stores its value in the context under the given id.</text:p>
          </table:table-cell>
        </table:table-row>
        <table:table-row>
          <table:table-cell table:style-name="Table34.A2" office:value-type="string">
            <text:p text:style-name="P73">&lt;ObjectLookup id="TestMultiply" type="NxBRE.Util.Maths" member="Multiply"&gt;</text:p>
            <text:p text:style-name="P73"><text:s text:c="2"/>&lt;Argument value="2" type="Integer" /&gt;</text:p>
            <text:p text:style-name="P73"><text:s text:c="2"/>&lt;Argument value="5" type="Integer" /&gt;</text:p>
            <text:p text:style-name="P73"><text:s text:c="2"/>&lt;Argument value="9" type="Integer" /&gt;</text:p>
            <text:p text:style-name="P73">&lt;/ObjectLookup&gt;</text:p>
          </table:table-cell>
          <table:table-cell table:style-name="Table34.B2" office:value-type="string">
            <text:p text:style-name="P74">Performs a call to a static member of an helper class, providing arguments for the call, and storing the result in the context under the given id.</text:p>
          </table:table-cell>
        </table:table-row>
        <table:table-row>
          <table:table-cell table:style-name="Table34.A2" office:value-type="string">
            <text:p text:style-name="P73">&lt;ObjectLookup objectId="TestObject" member="MyField"&gt;</text:p>
            <text:p text:style-name="P73"><text:s text:c="2"/>&lt;Argument valueId="STORED_FALSE"/&gt;</text:p>
            <text:p text:style-name="P73">&lt;/ObjectLookup&gt;</text:p>
          </table:table-cell>
          <table:table-cell table:style-name="Table34.B2" office:value-type="string">
            <text:p text:style-name="P74">Calls a particular member of a particular object (referenced by objectId), providing arguments for the call. The engine's context is not modified.</text:p>
          </table:table-cell>
        </table:table-row>
        <table:table-row>
          <table:table-cell table:style-name="Table34.A2" office:value-type="string">
            <text:p text:style-name="P73">&lt;Evaluate id="GlobalCounter"/&gt;</text:p>
          </table:table-cell>
          <table:table-cell table:style-name="Table34.B2" office:value-type="string">
            <text:p text:style-name="P74">Calls the .NET delegate that have been bound under id in the engine context prior to processing the rule base.</text:p>
          </table:table-cell>
        </table:table-row>
      </table:table>
      <text:p text:style-name="P75"/>
      <text:h text:style-name="Heading_20_4" text:outline-level="4">Increments</text:h>
      <text:p text:style-name="P75"/>
      <table:table table:name="Table35" table:style-name="Table35">
        <table:table-column table:style-name="Table35.A"/>
        <table:table-column table:style-name="Table35.B"/>
        <table:table-header-rows>
          <table:table-row>
            <table:table-cell table:style-name="Table35.A1" office:value-type="string">
              <text:p text:style-name="P72">xBusinessRules sample</text:p>
            </table:table-cell>
            <table:table-cell table:style-name="Table35.B1" office:value-type="string">
              <text:p text:style-name="P72">Description</text:p>
            </table:table-cell>
          </table:table-row>
        </table:table-header-rows>
        <table:table-row>
          <table:table-cell table:style-name="Table35.A2" office:value-type="string">
            <text:p text:style-name="P73">&lt;Increment id="INC_X" step="1"/&gt;</text:p>
          </table:table-cell>
          <table:table-cell table:style-name="Table35.B2" office:value-type="string">
            <text:p text:style-name="P74">Adds 1 to the increment stored in the context under the given id.</text:p>
          </table:table-cell>
        </table:table-row>
        <table:table-row>
          <table:table-cell table:style-name="Table35.A2" office:value-type="string">
            <text:p text:style-name="P73">&lt;Increment id="INC_X" value="6"/&gt;</text:p>
          </table:table-cell>
          <table:table-cell table:style-name="Table35.B2" office:value-type="string">
            <text:p text:style-name="P74">Set the increment value to 6.</text:p>
          </table:table-cell>
        </table:table-row>
        <table:table-row>
          <table:table-cell table:style-name="Table35.A2" office:value-type="string">
            <text:p text:style-name="P73">&lt;Increment id="INC_Y" valueId="ZERO"/&gt;</text:p>
          </table:table-cell>
          <table:table-cell table:style-name="Table35.B2" office:value-type="string">
            <text:p text:style-name="P74">Set the increment value to the content of the context under the given valueId.</text:p>
          </table:table-cell>
        </table:table-row>
      </table:table>
      <text:p text:style-name="P75"/>
      <text:h text:style-name="Heading_20_4" text:outline-level="4">Operators and conditions</text:h>
      <text:p text:style-name="P75"/>
      <table:table table:name="Table36" table:style-name="Table36">
        <table:table-column table:style-name="Table36.A"/>
        <table:table-column table:style-name="Table36.B"/>
        <table:table-header-rows>
          <table:table-row>
            <table:table-cell table:style-name="Table36.A1" office:value-type="string">
              <text:p text:style-name="P72">xBusinessRules sample</text:p>
            </table:table-cell>
            <table:table-cell table:style-name="Table36.B1" office:value-type="string">
              <text:p text:style-name="P72">Description</text:p>
            </table:table-cell>
          </table:table-row>
        </table:table-header-rows>
        <table:table-row>
          <table:table-cell table:style-name="Table36.A2" office:value-type="string">
            <text:p text:style-name="P73">&lt;Equals leftId="TRUE" rightId="VALUE1"/&gt;</text:p>
          </table:table-cell>
          <table:table-cell table:style-name="Table36.B2" office:value-type="string">
            <text:p text:style-name="P74">Checks if the content of the context under leftId is equal to the content of the context under rightId.</text:p>
          </table:table-cell>
        </table:table-row>
        <table:table-row>
          <table:table-cell table:style-name="Table36.A2" office:value-type="string">
            <text:p text:style-name="P73">&lt;Equals leftId="T1" rightId="V1"&gt;</text:p>
            <text:p text:style-name="P73"><text:s text:c="2"/>&lt;True id="T1"/&gt;</text:p>
            <text:p text:style-name="P73"><text:s text:c="2"/>&lt;Assert id="V1" type="Boolean"</text:p>
            <text:p text:style-name="P73"><text:s text:c="10"/>valueId="STORED_TRUE"/&gt;</text:p>
            <text:p text:style-name="P73">&lt;/Equals&gt;</text:p>
          </table:table-cell>
          <table:table-cell table:style-name="Table36.B2" office:value-type="string">
            <text:p text:style-name="P74">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3">&lt;And&gt;</text:p>
            <text:p text:style-name="P73"><text:s text:c="2"/>&lt;IsTrue valueId="STORED_TRUE"/&gt;</text:p>
            <text:p text:style-name="P73"><text:s text:c="2"/>&lt;IsFalse valueId="STORED_FALSE"/&gt;</text:p>
            <text:p text:style-name="P73">&lt;/And&gt;</text:p>
          </table:table-cell>
          <table:table-cell table:style-name="Table36.B2" office:value-type="string">
            <text:p text:style-name="P74">A simple logical AND block.</text:p>
          </table:table-cell>
        </table:table-row>
        <table:table-row>
          <table:table-cell table:style-name="Table36.A2" office:value-type="string">
            <text:p text:style-name="P73">&lt;Or&gt;</text:p>
            <text:p text:style-name="P73"><text:s text:c="2"/>&lt;NotEquals leftId="TRUE"</text:p>
            <text:p text:style-name="P73"><text:s text:c="13"/>rightId="VALUE1"/&gt;</text:p>
            <text:p text:style-name="P73"><text:s text:c="2"/>&lt;Equals leftId="TRUE" rightId="VALUE1"/&gt;</text:p>
            <text:p text:style-name="P73">&lt;/Or&gt;</text:p>
          </table:table-cell>
          <table:table-cell table:style-name="Table36.B2" office:value-type="string">
            <text:p text:style-name="P74">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72">xBusinessRules sample</text:p>
            </table:table-cell>
            <table:table-cell table:style-name="Table37.B1" office:value-type="string">
              <text:p text:style-name="P72">Description</text:p>
            </table:table-cell>
          </table:table-row>
        </table:table-header-rows>
        <table:table-row>
          <table:table-cell table:style-name="Table37.A2" office:value-type="string">
            <text:p text:style-name="P73">&lt;And&gt;</text:p>
            <text:p text:style-name="P73"><text:s text:c="2"/>&lt;IsAsserted valueId="testAssert"/&gt;</text:p>
            <text:p text:style-name="P73"><text:s text:c="2"/>&lt;Not&gt;</text:p>
            <text:p text:style-name="P73"><text:s text:c="4"/>&lt;IsAsserted valueId="turnip"/&gt;</text:p>
            <text:p text:style-name="P73"><text:s text:c="2"/>&lt;/Not&gt;</text:p>
            <text:p text:style-name="P73">&lt;/And&gt;</text:p>
          </table:table-cell>
          <table:table-cell table:style-name="Table37.B2" office:value-type="string">
            <text:p text:style-name="P74">Conditional blocks can be nested as need be.</text:p>
          </table:table-cell>
        </table:table-row>
      </table:table>
      <text:p text:style-name="P75"/>
      <text:h text:style-name="Heading_20_4" text:outline-level="4">Logic blocks</text:h>
      <text:p text:style-name="P75"/>
      <table:table table:name="Table38" table:style-name="Table38">
        <table:table-column table:style-name="Table38.A"/>
        <table:table-column table:style-name="Table38.B"/>
        <table:table-header-rows>
          <table:table-row>
            <table:table-cell table:style-name="Table38.A1" office:value-type="string">
              <text:p text:style-name="P72">xBusinessRules sample</text:p>
            </table:table-cell>
            <table:table-cell table:style-name="Table38.B1" office:value-type="string">
              <text:p text:style-name="P72">Description</text:p>
            </table:table-cell>
          </table:table-row>
        </table:table-header-rows>
        <table:table-row>
          <table:table-cell table:style-name="Table38.A2" office:value-type="string">
            <text:p text:style-name="P73">&lt;Logic&gt;</text:p>
            <text:p text:style-name="P73"><text:s/>&lt;If&gt;</text:p>
            <text:p text:style-name="P73"><text:s text:c="2"/>&lt;And&gt;</text:p>
            <text:p text:style-name="P73"><text:s text:c="3"/>&lt;Equals leftId="STORED_TRUE"</text:p>
            <text:p text:style-name="P73"><text:s text:c="11"/>rightId="VALUE1"/&gt;</text:p>
            <text:p text:style-name="P73"><text:s text:c="2"/>&lt;/And&gt;</text:p>
            <text:p text:style-name="P73"><text:s text:c="2"/>&lt;Do&gt;</text:p>
            <text:p text:style-name="P73"><text:s text:c="3"/>&lt;ThrowFatalException value="LT3"/&gt;</text:p>
            <text:p text:style-name="P73"><text:s text:c="2"/>&lt;/Do&gt;</text:p>
            <text:p text:style-name="P73"><text:s/>&lt;/If&gt;</text:p>
            <text:p text:style-name="P73"><text:s/>&lt;Else&gt;</text:p>
            <text:p text:style-name="P73"><text:s text:c="2"/>&lt;True id="LT3"/&gt;</text:p>
            <text:p text:style-name="P73"><text:s/>&lt;/Else&gt;</text:p>
            <text:p text:style-name="P73">&lt;/Logic&gt;</text:p>
          </table:table-cell>
          <table:table-cell table:style-name="Table38.B2" office:value-type="string">
            <text:p text:style-name="P74">A logic block should contain a main condition (IF) and can contain an alternative (ELSE).</text:p>
            <text:p text:style-name="P74"/>
            <text:p text:style-name="P74">The main condition first contains a conditional top element (AND, OR, NOT) then the action element (DO).</text:p>
            <text:p text:style-name="P74"/>
            <text:p text:style-name="P74">An action element can contain any valid operation (including another logic block).</text:p>
            <text:p text:style-name="P74"/>
            <text:p text:style-name="P74">The alternative contains the operation(s) to execute.</text:p>
          </table:table-cell>
        </table:table-row>
        <table:table-row>
          <table:table-cell table:style-name="Table38.A2" office:value-type="string">
            <text:p text:style-name="P73">&lt;While&gt;</text:p>
            <text:p text:style-name="P73"><text:s text:c="2"/>&lt;And&gt;</text:p>
            <text:p text:style-name="P73"><text:s text:c="3"/>&lt;LessThan leftId="INC_X" rightId="10i"&gt;</text:p>
            <text:p text:style-name="P73"><text:s text:c="5"/>&lt;Increment id="INC_X" step="1"/&gt;</text:p>
            <text:p text:style-name="P73"><text:s text:c="3"/>&lt;/LessThan&gt;</text:p>
            <text:p text:style-name="P73"><text:s text:c="2"/>&lt;/And&gt;</text:p>
            <text:p text:style-name="P73"><text:s text:c="2"/>&lt;Do&gt;</text:p>
            <text:p text:style-name="P73"><text:s text:c="4"/>&lt;Evaluate id="WhileCounter"/&gt;</text:p>
            <text:p text:style-name="P73"><text:s text:c="2"/>&lt;/Do&gt;</text:p>
            <text:p text:style-name="P73">&lt;/While&gt;</text:p>
          </table:table-cell>
          <table:table-cell table:style-name="Table38.B2" office:value-type="string">
            <text:p text:style-name="P74">A while block first contains a conditional top element (AND, OR, NOT) then the action element.</text:p>
          </table:table-cell>
        </table:table-row>
        <table:table-row>
          <table:table-cell table:style-name="Table38.A2" office:value-type="string">
            <text:p text:style-name="P73">&lt;ForEach id="ForEachParser"</text:p>
            <text:p text:style-name="P73"><text:s text:c="9"/>valueId="GetEnumerable"&gt;</text:p>
            <text:p text:style-name="P73"><text:s text:c="2"/>&lt;Evaluate id="ForEachTester"/&gt;</text:p>
            <text:p text:style-name="P73">&lt;/ForEach&gt;</text:p>
          </table:table-cell>
          <table:table-cell table:style-name="Table38.B2" office:value-type="string">
            <text:p text:style-name="P74">Enumerate the object stored in the context under valueId and place its current value under id.</text:p>
            <text:p text:style-name="P74"/>
            <text:p text:style-name="P74">Any operation is valid in a ForEach block.</text:p>
          </table:table-cell>
        </table:table-row>
      </table:table>
      <text:p text:style-name="P75"/>
      <text:h text:style-name="Heading_20_4" text:outline-level="4">Sets</text:h>
      <text:p text:style-name="P75"/>
      <table:table table:name="Table39" table:style-name="Table39">
        <table:table-column table:style-name="Table39.A"/>
        <table:table-column table:style-name="Table39.B"/>
        <table:table-header-rows>
          <table:table-row>
            <table:table-cell table:style-name="Table39.A1" office:value-type="string">
              <text:p text:style-name="P72">xBusinessRules sample</text:p>
            </table:table-cell>
            <table:table-cell table:style-name="Table39.B1" office:value-type="string">
              <text:p text:style-name="P72">Description</text:p>
            </table:table-cell>
          </table:table-row>
        </table:table-header-rows>
        <table:table-row>
          <table:table-cell table:style-name="Table39.A2" office:value-type="string">
            <text:p text:style-name="P73">&lt;Set id="BROKENSET"&gt;</text:p>
            <text:p text:style-name="P73">...</text:p>
            <text:p text:style-name="P73">&lt;/Set&gt;</text:p>
          </table:table-cell>
          <table:table-cell table:style-name="Table39.B2" office:value-type="string">
            <text:p text:style-name="P74">Defines a set which is a group of any operations (except Set) identified by an id.</text:p>
          </table:table-cell>
        </table:table-row>
        <table:table-row>
          <table:table-cell table:style-name="Table39.A2" office:value-type="string">
            <text:p text:style-name="P73">&lt;InvokeSet id="REFLECTION"/&gt;</text:p>
          </table:table-cell>
          <table:table-cell table:style-name="Table39.B2" office:value-type="string">
            <text:p text:style-name="P74">Asks the engine to process the set identified by its id. It is equivalent to call Process(id) on <text:span text:style-name="T1">IFlowEngine</text:span>.</text:p>
          </table:table-cell>
        </table:table-row>
        <table:table-row>
          <table:table-cell table:style-name="Table39.A2" office:value-type="string">
            <text:p text:style-name="P73">&lt;InvokeSet valueId="TestObject2"/&gt;</text:p>
          </table:table-cell>
          <table:table-cell table:style-name="Table39.B2" office:value-type="string">
            <text:p text:style-name="P74">Asks the engine to process the set identified by the value stored in the context under valueId.</text:p>
          </table:table-cell>
        </table:table-row>
      </table:table>
      <text:p text:style-name="P75"/>
      <text:h text:style-name="Heading_20_4" text:outline-level="4">Exceptions and logging</text:h>
      <text:p text:style-name="P75"/>
      <table:table table:name="Table40" table:style-name="Table40">
        <table:table-column table:style-name="Table40.A"/>
        <table:table-column table:style-name="Table40.B"/>
        <table:table-header-rows>
          <table:table-row>
            <table:table-cell table:style-name="Table40.A1" office:value-type="string">
              <text:p text:style-name="P72">xBusinessRules sample</text:p>
            </table:table-cell>
            <table:table-cell table:style-name="Table40.B1" office:value-type="string">
              <text:p text:style-name="P72">Description</text:p>
            </table:table-cell>
          </table:table-row>
        </table:table-header-rows>
        <table:table-row>
          <table:table-cell table:style-name="Table40.A2" office:value-type="string">
            <text:p text:style-name="P73">&lt;ThrowException/&gt;</text:p>
          </table:table-cell>
          <table:table-cell table:style-name="Table40.B2" office:value-type="string">
            <text:p text:style-name="P76"><text:span text:style-name="T21">Posts an empty Error event to the <text:s/></text:span><text:span text:style-name="T22">FlowEngineRuleBase trace source</text:span></text:p>
          </table:table-cell>
        </table:table-row>
        <table:table-row>
          <table:table-cell table:style-name="Table40.A2" office:value-type="string">
            <text:p text:style-name="P73">&lt;ThrowException id="EXCP" value="This is another exception!"/&gt;</text:p>
          </table:table-cell>
          <table:table-cell table:style-name="Table40.B2" office:value-type="string">
            <text:p text:style-name="P76"><text:span text:style-name="T21">Alternative syntax that provides a text for the event </text:span><text:span text:style-name="T22">and stores it in the engine context under the provided id.</text:span></text:p>
          </table:table-cell>
        </table:table-row>
        <table:table-row>
          <table:table-cell table:style-name="Table40.A2" office:value-type="string">
            <text:p text:style-name="P77">&lt;ThrowException valueId="hello"/&gt;</text:p>
          </table:table-cell>
          <table:table-cell table:style-name="Table40.B2" office:value-type="string">
            <text:p text:style-name="P76"><text:span text:style-name="T21">Alternative syntax that uses the text that is stored in the context under valueId for the event</text:span><text:span text:style-name="T22">.</text:span></text:p>
          </table:table-cell>
        </table:table-row>
        <table:table-row>
          <table:table-cell table:style-name="Table40.A2" office:value-type="string">
            <text:p text:style-name="P77">&lt;ThrowFatalException value="RT1"/&gt;</text:p>
          </table:table-cell>
          <table:table-cell table:style-name="Table40.B2" office:value-type="string">
            <text:p text:style-name="P76"><text:span text:style-name="T21">Posts a Critical event with the provided text to the <text:s/></text:span><text:span text:style-name="T22">FlowEngineRuleBase trace source.</text:span></text:p>
          </table:table-cell>
        </table:table-row>
        <table:table-row>
          <table:table-cell table:style-name="Table40.A2" office:value-type="string">
            <text:p text:style-name="P77">&lt;Log msg="WORKINGSET finished"</text:p>
            <text:p text:style-name="P77"><text:s text:c="5"/>level="5"/&gt;</text:p>
          </table:table-cell>
          <table:table-cell table:style-name="Table40.B2" office:value-type="string">
            <text:p text:style-name="P76"><text:span text:style-name="T21">Posts an event with the provided text to <text:s/></text:span><text:span text:style-name="T21">the <text:s/></text:span><text:span text:style-name="T22">FlowEngineRuleBase trace source. <text:s/>The level is used as a numeric index in the TraceEventType enumeration.</text:span></text:p>
            <text:p text:style-name="P78">If no matching type is found, Information is used.</text:p>
          </table:table-cell>
        </table:table-row>
        <table:table-row>
          <table:table-cell table:style-name="Table40.A2" office:value-type="string">
            <text:p text:style-name="P77">&lt;Log msgId="hello" level="3"/&gt;</text:p>
          </table:table-cell>
          <table:table-cell table:style-name="Table40.B2" office:value-type="string">
            <text:p text:style-name="P76"><text:span text:style-name="T21">Alternative syntax that uses the text that is stored in the context under msgId for the event</text:span><text:span text:style-name="T22">.</text:span></text:p>
          </table:table-cell>
        </table:table-row>
      </table:table>
      <text:p text:style-name="P76"/>
      <text:h text:style-name="Heading_20_3" text:outline-level="3"><text:reference-mark-start text:name="fe.xsd.xbusiness"/>Native and extended syntax comparison<text:reference-mark-end text:name="fe.xsd.xbusiness"/></text:h>
      <text:p text:style-name="P22"/>
      <text:p text:style-name="P23">The following tables show the details of the matching between the new syntax and the native one.</text:p>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79">xBusinessRules</text:p>
            <text:p text:style-name="P79">Element</text:p>
          </table:table-cell>
          <table:table-cell table:style-name="Table6.A1" office:value-type="string">
            <text:p text:style-name="P79">businessRules</text:p>
            <text:p text:style-name="P79">Element</text:p>
          </table:table-cell>
          <table:table-cell table:style-name="Table6.C1" office:value-type="string">
            <text:p text:style-name="P79">Factory(ies) in NxBRE.FlowEngine.Rules</text:p>
          </table:table-cell>
        </table:table-row>
        <table:table-row>
          <table:table-cell>
            <table:table table:is-sub-table="true">
              <table:table-column table:style-name="Table6.A"/>
              <table:table-row>
                <table:table-cell table:style-name="Table6.A2.1.1" office:value-type="string">
                  <text:p text:style-name="P80">Between</text:p>
                  <text:p text:style-name="P80"/>
                </table:table-cell>
              </table:table-row>
              <table:table-row>
                <table:table-cell table:style-name="Table6.A2.1.2" office:value-type="string">
                  <text:p text:style-name="P80">In</text:p>
                </table:table-cell>
              </table:table-row>
              <table:table-row>
                <table:table-cell table:style-name="Table6.A2.1.2" office:value-type="string">
                  <text:p text:style-name="P80">IsAsserted</text:p>
                </table:table-cell>
              </table:table-row>
              <table:table-row>
                <table:table-cell table:style-name="Table6.A2.1.1" office:value-type="string">
                  <text:p text:style-name="P80">IsTrue</text:p>
                </table:table-cell>
              </table:table-row>
              <table:table-row>
                <table:table-cell table:style-name="Table6.A2.1.1" office:value-type="string">
                  <text:p text:style-name="P80">IsFalse</text:p>
                </table:table-cell>
              </table:table-row>
              <table:table-row>
                <table:table-cell table:style-name="Table6.A2.1.1" office:value-type="string">
                  <text:p text:style-name="P80">Equals</text:p>
                </table:table-cell>
              </table:table-row>
              <table:table-row>
                <table:table-cell table:style-name="Table6.A2.1.1" office:value-type="string">
                  <text:p text:style-name="P80">NotEquals</text:p>
                </table:table-cell>
              </table:table-row>
              <table:table-row>
                <table:table-cell table:style-name="Table6.A2.1.1" office:value-type="string">
                  <text:p text:style-name="P80">InstanceOf</text:p>
                </table:table-cell>
              </table:table-row>
              <table:table-row>
                <table:table-cell table:style-name="Table6.A2.1.1" office:value-type="string">
                  <text:p text:style-name="P80">LessThan</text:p>
                </table:table-cell>
              </table:table-row>
              <table:table-row>
                <table:table-cell table:style-name="Table6.A2.1.1" office:value-type="string">
                  <text:p text:style-name="P80">LessThanEqualTo</text:p>
                </table:table-cell>
              </table:table-row>
              <table:table-row>
                <table:table-cell table:style-name="Table6.A2.1.1" office:value-type="string">
                  <text:p text:style-name="P80">GreaterThan</text:p>
                </table:table-cell>
              </table:table-row>
              <table:table-row>
                <table:table-cell table:style-name="Table6.A2.1.1" office:value-type="string">
                  <text:p text:style-name="P80">GreaterThanEqualTo</text:p>
                </table:table-cell>
              </table:table-row>
            </table:table>
          </table:table-cell>
          <table:table-cell table:style-name="Table6.B2" office:value-type="string">
            <text:p text:style-name="P81">Compare</text:p>
          </table:table-cell>
          <table:table-cell>
            <table:table table:is-sub-table="true">
              <table:table-column table:style-name="Table6.C"/>
              <table:table-row>
                <table:table-cell table:style-name="Table6.C2.1.1" office:value-type="string">
                  <text:p text:style-name="P81">LessThan, LessThanEqualTo, GreaterThan, <text:s/>GreaterThanEqualTo</text:p>
                </table:table-cell>
              </table:table-row>
              <table:table-row>
                <table:table-cell table:style-name="Table6.C2.1.1" office:value-type="string">
                  <text:p text:style-name="P81">Equals</text:p>
                </table:table-cell>
              </table:table-row>
              <table:table-row>
                <table:table-cell table:style-name="Table6.C2.1.1" office:value-type="string">
                  <text:p text:style-name="P81">InstanceOf</text:p>
                </table:table-cell>
              </table:table-row>
              <table:table-row>
                <table:table-cell table:style-name="Table6.C2.1.1" office:value-type="string">
                  <text:p text:style-name="P81">Equals</text:p>
                </table:table-cell>
              </table:table-row>
              <table:table-row>
                <table:table-cell table:style-name="Table6.C2.1.1" office:value-type="string">
                  <text:p text:style-name="P81">Equals</text:p>
                </table:table-cell>
              </table:table-row>
              <table:table-row>
                <table:table-cell table:style-name="Table6.C2.1.1" office:value-type="string">
                  <text:p text:style-name="P81">Equals</text:p>
                </table:table-cell>
              </table:table-row>
              <table:table-row>
                <table:table-cell table:style-name="Table6.C2.1.1" office:value-type="string">
                  <text:p text:style-name="P81">NotEquals</text:p>
                </table:table-cell>
              </table:table-row>
              <table:table-row>
                <table:table-cell table:style-name="Table6.C2.1.1" office:value-type="string">
                  <text:p text:style-name="P81">InstanceOf</text:p>
                </table:table-cell>
              </table:table-row>
              <table:table-row>
                <table:table-cell table:style-name="Table6.C2.1.1" office:value-type="string">
                  <text:p text:style-name="P81">LessThan</text:p>
                </table:table-cell>
              </table:table-row>
              <table:table-row>
                <table:table-cell table:style-name="Table6.C2.1.1" office:value-type="string">
                  <text:p text:style-name="P81">LessThanEqualTo</text:p>
                </table:table-cell>
              </table:table-row>
              <table:table-row>
                <table:table-cell table:style-name="Table6.C2.1.1" office:value-type="string">
                  <text:p text:style-name="P81">GreaterThan</text:p>
                </table:table-cell>
              </table:table-row>
              <table:table-row>
                <table:table-cell table:style-name="Table6.C2.1.1" office:value-type="string">
                  <text:p text:style-name="P81">GreaterThanEqualTo</text:p>
                </table:table-cell>
              </table:table-row>
            </table:table>
          </table:table-cell>
        </table:table-row>
      </table:table>
      <text:p text:style-name="P71"/>
      <text:p text:style-name="P7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9">xBusinessRules</text:p>
            <text:p text:style-name="P82">Element</text:p>
          </table:table-cell>
          <table:table-cell table:style-name="Table7.A1" office:value-type="string">
            <text:p text:style-name="P79">businessRules</text:p>
            <text:p text:style-name="P79">Element</text:p>
          </table:table-cell>
          <table:table-cell table:style-name="Table7.A1" office:value-type="string">
            <text:p text:style-name="P82">Factory in NxBRE.FlowEngine.Rules</text:p>
          </table:table-cell>
          <table:table-cell table:style-name="Table7.D1" office:value-type="string">
            <text:p text:style-name="P83">Type</text:p>
          </table:table-cell>
        </table:table-row>
        <table:table-row>
          <table:table-cell>
            <table:table table:is-sub-table="true">
              <table:table-column table:style-name="Table7.A"/>
              <table:table-row>
                <table:table-cell table:style-name="Table7.A2.1.1" office:value-type="string">
                  <text:p text:style-name="P84">Boolean</text:p>
                </table:table-cell>
              </table:table-row>
              <table:table-row>
                <table:table-cell table:style-name="Table7.A2.1.1" office:value-type="string">
                  <text:p text:style-name="P84">Byte</text:p>
                </table:table-cell>
              </table:table-row>
              <table:table-row>
                <table:table-cell table:style-name="Table7.A2.1.1" office:value-type="string">
                  <text:p text:style-name="P84">Date</text:p>
                  <text:p text:style-name="P84">DateTime</text:p>
                  <text:p text:style-name="P84">Time</text:p>
                </table:table-cell>
              </table:table-row>
              <table:table-row>
                <table:table-cell table:style-name="Table7.A2.1.1" office:value-type="string">
                  <text:p text:style-name="P84">Decimal</text:p>
                </table:table-cell>
              </table:table-row>
              <table:table-row>
                <table:table-cell table:style-name="Table7.A2.1.1" office:value-type="string">
                  <text:p text:style-name="P84">Double</text:p>
                </table:table-cell>
              </table:table-row>
              <table:table-row>
                <table:table-cell table:style-name="Table7.A2.1.1" office:value-type="string">
                  <text:p text:style-name="P84">Integer</text:p>
                </table:table-cell>
              </table:table-row>
              <table:table-row>
                <table:table-cell table:style-name="Table7.A2.1.1" office:value-type="string">
                  <text:p text:style-name="P84">Long</text:p>
                </table:table-cell>
              </table:table-row>
              <table:table-row>
                <table:table-cell table:style-name="Table7.A2.1.1" office:value-type="string">
                  <text:p text:style-name="P84">Exception</text:p>
                </table:table-cell>
              </table:table-row>
              <table:table-row>
                <table:table-cell table:style-name="Table7.A2.1.1" office:value-type="string">
                  <text:p text:style-name="P84">Short</text:p>
                </table:table-cell>
              </table:table-row>
              <table:table-row>
                <table:table-cell table:style-name="Table7.A2.1.1" office:value-type="string">
                  <text:p text:style-name="P84">Single</text:p>
                </table:table-cell>
              </table:table-row>
              <table:table-row>
                <table:table-cell table:style-name="Table7.A2.1.1" office:value-type="string">
                  <text:p text:style-name="P84">String</text:p>
                </table:table-cell>
              </table:table-row>
            </table:table>
          </table:table-cell>
          <table:table-cell table:style-name="Table7.B2" office:value-type="string">
            <text:p text:style-name="P85">Rule</text:p>
          </table:table-cell>
          <table:table-cell table:style-name="Table7.B2" office:value-type="string">
            <text:p text:style-name="P85">Value</text:p>
          </table:table-cell>
          <table:table-cell>
            <table:table table:is-sub-table="true">
              <table:table-column table:style-name="Table7.D"/>
              <table:table-row>
                <table:table-cell table:style-name="Table7.D2.1.1" office:value-type="string">
                  <text:p text:style-name="P86">System.Boolean</text:p>
                </table:table-cell>
              </table:table-row>
              <table:table-row>
                <table:table-cell table:style-name="Table7.D2.1.1" office:value-type="string">
                  <text:p text:style-name="P87">System.SByte</text:p>
                </table:table-cell>
              </table:table-row>
              <table:table-row>
                <table:table-cell table:style-name="Table7.D2.1.1" office:value-type="string">
                  <text:p text:style-name="P87"/>
                  <text:p text:style-name="P87">System.DateTime</text:p>
                  <text:p text:style-name="P87"/>
                </table:table-cell>
              </table:table-row>
              <table:table-row>
                <table:table-cell table:style-name="Table7.D2.1.1" office:value-type="string">
                  <text:p text:style-name="P87">System.Decimal</text:p>
                </table:table-cell>
              </table:table-row>
              <table:table-row>
                <table:table-cell table:style-name="Table7.D2.1.1" office:value-type="string">
                  <text:p text:style-name="P87">System.Double</text:p>
                </table:table-cell>
              </table:table-row>
              <table:table-row>
                <table:table-cell table:style-name="Table7.D2.1.1" office:value-type="string">
                  <text:p text:style-name="P87">System.Int32</text:p>
                </table:table-cell>
              </table:table-row>
              <table:table-row>
                <table:table-cell table:style-name="Table7.D2.1.1" office:value-type="string">
                  <text:p text:style-name="P87">System.Int64</text:p>
                </table:table-cell>
              </table:table-row>
              <table:table-row>
                <table:table-cell table:style-name="Table7.D2.1.1" office:value-type="string">
                  <text:p text:style-name="P87">System.Exception</text:p>
                </table:table-cell>
              </table:table-row>
              <table:table-row>
                <table:table-cell table:style-name="Table7.D2.1.1" office:value-type="string">
                  <text:p text:style-name="P87">System.Int16</text:p>
                </table:table-cell>
              </table:table-row>
              <table:table-row>
                <table:table-cell table:style-name="Table7.D2.1.1" office:value-type="string">
                  <text:p text:style-name="P87">System.Single</text:p>
                </table:table-cell>
              </table:table-row>
              <table:table-row>
                <table:table-cell table:style-name="Table7.D2.1.1" office:value-type="string">
                  <text:p text:style-name="P87">System.Double</text:p>
                </table:table-cell>
              </table:table-row>
            </table:table>
          </table:table-cell>
        </table:table-row>
      </table:table>
      <text:p text:style-name="P71"/>
      <table:table table:name="Table10" table:style-name="Table10">
        <table:table-column table:style-name="Table10.A"/>
        <table:table-column table:style-name="Table10.B"/>
        <table:table-column table:style-name="Table10.C"/>
        <table:table-row>
          <table:table-cell table:style-name="Table10.A1" office:value-type="string">
            <text:p text:style-name="P79">xBusinessRules</text:p>
            <text:p text:style-name="P79">Element</text:p>
          </table:table-cell>
          <table:table-cell table:style-name="Table10.A1" office:value-type="string">
            <text:p text:style-name="P79">businessRules</text:p>
            <text:p text:style-name="P79">Element</text:p>
          </table:table-cell>
          <table:table-cell table:style-name="Table10.C1" office:value-type="string">
            <text:p text:style-name="P79">Factory in NxBRE.FlowEngine.Rules</text:p>
          </table:table-cell>
        </table:table-row>
        <table:table-row>
          <table:table-cell>
            <table:table table:is-sub-table="true">
              <table:table-column table:style-name="Table10.A"/>
              <table:table-row>
                <table:table-cell table:style-name="Table10.A2.1.1" office:value-type="string">
                  <text:p text:style-name="P88">True</text:p>
                </table:table-cell>
              </table:table-row>
              <table:table-row>
                <table:table-cell table:style-name="Table10.A2.1.1" office:value-type="string">
                  <text:p text:style-name="P80">False</text:p>
                </table:table-cell>
              </table:table-row>
            </table:table>
          </table:table-cell>
          <table:table-cell table:style-name="Table10.B2" office:value-type="string">
            <text:p text:style-name="P81">Rule</text:p>
          </table:table-cell>
          <table:table-cell>
            <table:table table:is-sub-table="true">
              <table:table-column table:style-name="Table10.C"/>
              <table:table-row>
                <table:table-cell table:style-name="Table10.C2.1.1" office:value-type="string">
                  <text:p text:style-name="P89">NxBRE.FlowEngine.Rules.True</text:p>
                </table:table-cell>
              </table:table-row>
              <table:table-row>
                <table:table-cell table:style-name="Table10.C2.1.1" office:value-type="string">
                  <text:p text:style-name="P89">NxBRE.FlowEngine.Rules.False</text:p>
                </table:table-cell>
              </table:table-row>
            </table:table>
          </table:table-cell>
        </table:table-row>
      </table:table>
      <text:p text:style-name="P71"/>
      <table:table table:name="Table8" table:style-name="Table8">
        <table:table-column table:style-name="Table8.A"/>
        <table:table-column table:style-name="Table8.B"/>
        <table:table-row>
          <table:table-cell table:style-name="Table8.A1" office:value-type="string">
            <text:p text:style-name="P79">xBusinessRules</text:p>
            <text:p text:style-name="P79">Element</text:p>
          </table:table-cell>
          <table:table-cell table:style-name="Table8.B1" office:value-type="string">
            <text:p text:style-name="P79">businessRules</text:p>
            <text:p text:style-name="P79">Element</text:p>
          </table:table-cell>
        </table:table-row>
        <table:table-row>
          <table:table-cell table:style-name="Table8.A2" office:value-type="string">
            <text:p text:style-name="P84">Assert</text:p>
          </table:table-cell>
          <table:table-cell table:style-name="Table8.B2" office:value-type="string">
            <text:p text:style-name="P87">NxBRE.FlowEngine.Rules.Value</text:p>
          </table:table-cell>
        </table:table-row>
        <table:table-row>
          <table:table-cell table:style-name="Table8.A2" office:value-type="string">
            <text:p text:style-name="P84">Evaluate</text:p>
          </table:table-cell>
          <table:table-cell table:style-name="Table8.B2" office:value-type="string">
            <text:p text:style-name="P87">NxBRE.FlowEngine.Rules.Value</text:p>
          </table:table-cell>
        </table:table-row>
        <table:table-row>
          <table:table-cell table:style-name="Table8.A2" office:value-type="string">
            <text:p text:style-name="P84">Modify</text:p>
          </table:table-cell>
          <table:table-cell table:style-name="Table8.B2" office:value-type="string">
            <text:p text:style-name="P87">NxBRE.FlowEngine.Rules.Value</text:p>
          </table:table-cell>
        </table:table-row>
        <table:table-row>
          <table:table-cell table:style-name="Table8.A2" office:value-type="string">
            <text:p text:style-name="P84">ObjectLookup</text:p>
          </table:table-cell>
          <table:table-cell table:style-name="Table8.B2" office:value-type="string">
            <text:p text:style-name="P87">NxBRE.FlowEngine.Rules.ObjectLookup</text:p>
          </table:table-cell>
        </table:table-row>
        <table:table-row>
          <table:table-cell table:style-name="Table8.A2" office:value-type="string">
            <text:p text:style-name="P84">Increment<text:span text:style-name="T23"><text:note text:id="ftn4"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7">NxBRE.FlowEngine.Rules.Increment</text:p>
          </table:table-cell>
        </table:table-row>
        <table:table-row>
          <table:table-cell table:style-name="Table8.A2" office:value-type="string">
            <text:p text:style-name="P90">(not kept as it is simply a negative Increment)</text:p>
          </table:table-cell>
          <table:table-cell table:style-name="Table8.B2" office:value-type="string">
            <text:p text:style-name="P87">NxBRE.FlowEngine.Rules.Decrement</text:p>
          </table:table-cell>
        </table:table-row>
        <table:table-row>
          <table:table-cell table:style-name="Table8.A2" office:value-type="string">
            <text:p text:style-name="P84">ThrowException</text:p>
          </table:table-cell>
          <table:table-cell table:style-name="Table8.B2" office:value-type="string">
            <text:p text:style-name="P91"><text:span text:style-name="T24">NxBRE.FlowEngine.Rules.</text:span><text:span text:style-name="T25">Exception</text:span></text:p>
          </table:table-cell>
        </table:table-row>
        <table:table-row>
          <table:table-cell table:style-name="Table8.A2" office:value-type="string">
            <text:p text:style-name="P84">ThrowFatalException</text:p>
          </table:table-cell>
          <table:table-cell table:style-name="Table8.B2" office:value-type="string">
            <text:p text:style-name="P86">NxBRE.FlowEngine.Rules.FatalException</text:p>
          </table:table-cell>
        </table:table-row>
      </table:table>
      <text:p text:style-name="P92"/>
      <table:table table:name="Table9" table:style-name="Table9">
        <table:table-column table:style-name="Table9.A"/>
        <table:table-column table:style-name="Table9.B"/>
        <table:table-column table:style-name="Table9.C"/>
        <table:table-row>
          <table:table-cell table:style-name="Table9.A1" office:value-type="string">
            <text:p text:style-name="P79">xBusinessRules</text:p>
            <text:p text:style-name="P82">Element</text:p>
          </table:table-cell>
          <table:table-cell table:style-name="Table9.A1" office:value-type="string">
            <text:p text:style-name="P79">businessRules</text:p>
            <text:p text:style-name="P82">Element</text:p>
          </table:table-cell>
          <table:table-cell table:style-name="Table9.C1" office:value-type="string">
            <text:p text:style-name="P93">Type</text:p>
          </table:table-cell>
        </table:table-row>
        <table:table-row>
          <table:table-cell>
            <table:table table:is-sub-table="true">
              <table:table-column table:style-name="Table9.A"/>
              <table:table-row>
                <table:table-cell table:style-name="Table9.A2.1.1" office:value-type="string">
                  <text:p text:style-name="P94">And</text:p>
                </table:table-cell>
              </table:table-row>
              <table:table-row>
                <table:table-cell table:style-name="Table9.A2.1.1" office:value-type="string">
                  <text:p text:style-name="P94">Or</text:p>
                </table:table-cell>
              </table:table-row>
              <table:table-row>
                <table:table-cell table:style-name="Table9.A2.1.1" office:value-type="string">
                  <text:p text:style-name="P94">Not</text:p>
                </table:table-cell>
              </table:table-row>
            </table:table>
          </table:table-cell>
          <table:table-cell table:style-name="Table9.B2" office:value-type="string">
            <text:p text:style-name="P95">Condition</text:p>
          </table:table-cell>
          <table:table-cell>
            <table:table table:is-sub-table="true">
              <table:table-column table:style-name="Table9.C"/>
              <table:table-row>
                <table:table-cell table:style-name="Table9.C2.1.1" office:value-type="string">
                  <text:p text:style-name="P95">AND</text:p>
                </table:table-cell>
              </table:table-row>
              <table:table-row>
                <table:table-cell table:style-name="Table9.C2.1.1" office:value-type="string">
                  <text:p text:style-name="P95">OR</text:p>
                </table:table-cell>
              </table:table-row>
              <table:table-row>
                <table:table-cell table:style-name="Table9.C2.1.1" office:value-type="string">
                  <text:p text:style-name="P95">NOT</text:p>
                </table:table-cell>
              </table:table-row>
            </table:table>
          </table:table-cell>
        </table:table-row>
      </table:table>
      <text:p text:style-name="P96"/>
      <text:p text:style-name="P96">The following elements are similar in both grammars :</text:p>
      <text:p text:style-name="P96"/>
      <text:p text:style-name="P97">InvokeSet<text:tab/>ForEach<text:tab/>Log<text:tab/>Logic<text:tab/>Retract<text:tab/>Set<text:tab/>While</text:p>
      <text:h text:style-name="Heading_20_3" text:outline-level="3">Pseudo-code Rendering</text:h>
      <text:p text:style-name="P53"/>
      <text:p text:style-name="P58">A utility class named <text:span text:style-name="T12">PseudoCodeRenderer</text:span> allows rules files that validate on xBusinessRules.xsd to be rendered as pseudo-code HTML files.</text:p>
      <text:p text:style-name="P58"/>
      <text:p text:style-name="P58">The pseudo-code syntax used is somewhere between C# and Java, the main goal being to facilitate the review of long and complex rules files by transforming highly hierarchical XML files into a view that fits more the programmer's standards.</text:p>
      <text:p text:style-name="P58"/>
      <text:p text:style-name="P53"><draw:frame draw:style-name="fr2" draw:name="Graphic6" text:anchor-type="paragraph" svg:width="13.998cm" svg:height="10.739cm" draw:z-index="1"><draw:image xlink:href="../pseudocode.png" xlink:type="simple" xlink:show="embed" xlink:actuate="onLoad"/></draw:frame></text:p>
      <text:p text:style-name="P53">The renderer can generate the 3 HTML documents used to build the above view :</text:p>
      <text:p text:style-name="P53"/>
      <text:list text:style-name="L10">
        <text:list-item>
          <text:p text:style-name="P98">the index on the left,</text:p>
        </text:list-item>
        <text:list-item>
          <text:p text:style-name="P98">the body on the right,</text:p>
        </text:list-item>
        <text:list-item>
          <text:p text:style-name="P98">and the frame set to bind them all.</text:p>
        </text:list-item>
      </text:list>
      <text:p text:style-name="P53"/>
      <text:h text:style-name="Heading_20_3" text:outline-level="3">Rules Format Comparison</text:h>
      <text:p text:style-name="P67"/>
      <text:p text:style-name="P39">The next 3 pages are designed to allow the comparison of the same rules expressed in respectively native format, <text:span text:style-name="T26">extended format and pseudo-code.</text:span></text:p>
      <text:p text:style-name="P22"/>
      <text:p text:style-name="P99"><text:span text:style-name="T27">&lt;</text:span><text:span text:style-name="T28">BusinessRules</text:span><text:span text:style-name="T29"> xsi:noNamespaceSchemaLocation</text:span><text:span text:style-name="T27">="</text:span><text:span text:style-name="T30">http://nxbre.org/businessRules.xsd</text:span><text:span text:style-name="T27">"</text:span><text:span text:style-name="T29"> xmlns:xsi</text:span><text:span text:style-name="T27">="</text:span><text:span text:style-name="T30">http://www.w3.org/2001/XMLSchema-instance</text:span><text:span text:style-name="T27">"&gt;</text:span></text:p>
      <text:p text:style-name="P100"><text:span text:style-name="T30"><text:tab/></text:span><text:span text:style-name="T27">&lt;</text:span><text:span text:style-name="T28">Rule</text:span><text:span text:style-name="T29"> id</text:span><text:span text:style-name="T27">="</text:span><text:span text:style-name="T30">10i</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10</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Rule</text:span><text:span text:style-name="T29"> id</text:span><text:span text:style-name="T27">="</text:span><text:span text:style-name="T30">40i</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40</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QuantityOrdered</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Quantity</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Logic</text:span><text:span text:style-name="T27">&gt;</text:span></text:p>
      <text:p text:style-name="P100"><text:span text:style-name="T30"><text:tab/><text:tab/></text:span><text:span text:style-name="T27">&lt;</text:span><text:span text:style-name="T28">If</text:span><text:span text:style-name="T27">&gt;</text:span></text:p>
      <text:p text:style-name="P100"><text:span text:style-name="T30"><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span><text:span text:style-name="T27">&lt;</text:span><text:span text:style-name="T28">Compare</text:span><text:span text:style-name="T29"> leftId</text:span><text:span text:style-name="T27">="</text:span><text:span text:style-name="T30">ClientRating</text:span><text:span text:style-name="T27">"</text:span><text:span text:style-name="T29"> operator</text:span><text:span text:style-name="T27">="</text:span><text:span text:style-name="T30">NxBRE.FlowEngine.Rules.GreaterThanEqualTo</text:span><text:span text:style-name="T27">"</text:span><text:span text:style-name="T29"> rightId</text:span><text:span text:style-name="T27">="</text:span><text:span text:style-name="T30">ClientRatingThreshold</text:span><text:span text:style-name="T27">"&gt;</text:span></text:p>
      <text:p text:style-name="P100"><text:span text:style-name="T30"><text:tab/><text:tab/><text:tab/><text:tab/><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ClientRating</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ClientRating</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Rule</text:span><text:span text:style-name="T29"> id</text:span><text:span text:style-name="T27">="</text:span><text:span text:style-name="T30">ClientRatingThreshold</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C</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String</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span><text:span text:style-name="T27">&lt;/</text:span><text:span text:style-name="T28">Compare</text:span><text:span text:style-name="T27">&gt;</text:span></text:p>
      <text:p text:style-name="P100"><text:span text:style-name="T30"><text:tab/><text:tab/><text:tab/></text:span><text:span text:style-name="T27">&lt;/</text:span><text:span text:style-name="T28">Condition</text:span><text:span text:style-name="T27">&gt;</text:span></text:p>
      <text:p text:style-name="P100"><text:span text:style-name="T30"><text:tab/><text:tab/><text:tab/></text:span><text:span text:style-name="T27">&lt;</text:span><text:span text:style-name="T28">Do</text:span><text:span text:style-name="T27">&gt;</text:span></text:p>
      <text:p text:style-name="P100"><text:span text:style-name="T30"><text:tab/><text:tab/><text:tab/><text:tab/></text:span><text:span text:style-name="T27">&lt;!--</text:span><text:span text:style-name="T31"> Discount rules for high rate customers </text:span><text:span text:style-name="T27">--&gt;</text:span></text:p>
      <text:p text:style-name="P100"><text:span text:style-name="T30"><text:tab/><text:tab/><text:tab/><text:tab/></text:span><text:span text:style-name="T27">&lt;</text:span><text:span text:style-name="T28">Logic</text:span><text:span text:style-name="T27">&gt;</text:span></text:p>
      <text:p text:style-name="P100"><text:span text:style-name="T30"><text:tab/><text:tab/><text:tab/><text:tab/><text:tab/></text:span><text:span text:style-name="T27">&lt;</text:span><text:span text:style-name="T28">If</text:span><text:span text:style-name="T27">&gt;</text:span></text:p>
      <text:p text:style-name="P100"><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0"><text:span text:style-name="T30"><text:tab/><text:tab/><text:tab/><text:tab/><text:tab/><text:tab/></text:span><text:span text:style-name="T27">&lt;/</text:span><text:span text:style-name="T28">Condition</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0"><text:span text:style-name="T30"><text:tab/><text:tab/><text:tab/><text:tab/><text:tab/><text:tab/><text:tab/></text:span><text:span text:style-name="T27">&lt;/</text:span><text:span text:style-name="T28">Rule</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span><text:span text:style-name="T27">&lt;/</text:span><text:span text:style-name="T28">If</text:span><text:span text:style-name="T27">&gt;</text:span></text:p>
      <text:p text:style-name="P100"><text:span text:style-name="T30"><text:tab/><text:tab/><text:tab/><text:tab/><text:tab/></text:span><text:span text:style-name="T27">&lt;</text:span><text:span text:style-name="T28">ElseIf</text:span><text:span text:style-name="T27">&gt;</text:span></text:p>
      <text:p text:style-name="P100"><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10i</text:span><text:span text:style-name="T27">"/&gt;</text:span></text:p>
      <text:p text:style-name="P100"><text:span text:style-name="T30"><text:tab/><text:tab/><text:tab/><text:tab/><text:tab/><text:tab/></text:span><text:span text:style-name="T27">&lt;/</text:span><text:span text:style-name="T28">Condition</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0"><text:span text:style-name="T30"><text:tab/><text:tab/><text:tab/><text:tab/><text:tab/><text:tab/><text:tab/></text:span><text:span text:style-name="T27">&lt;/</text:span><text:span text:style-name="T28">Rule</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span><text:span text:style-name="T27">&lt;/</text:span><text:span text:style-name="T28">ElseIf</text:span><text:span text:style-name="T27">&gt;</text:span></text:p>
      <text:p text:style-name="P100"><text:span text:style-name="T30"><text:tab/><text:tab/><text:tab/><text:tab/><text:tab/></text:span><text:span text:style-name="T27">&lt;</text:span><text:span text:style-name="T28">Else</text:span><text:span text:style-name="T27">&gt;</text:span></text:p>
      <text:p text:style-name="P100"><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0"><text:span text:style-name="T30"><text:tab/><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Else</text:span><text:span text:style-name="T27">&gt;</text:span></text:p>
      <text:p text:style-name="P100"><text:span text:style-name="T30"><text:tab/><text:tab/><text:tab/><text:tab/></text:span><text:span text:style-name="T27">&lt;/</text:span><text:span text:style-name="T28">Logic</text:span><text:span text:style-name="T27">&gt;</text:span></text:p>
      <text:p text:style-name="P100"><text:span text:style-name="T30"><text:tab/><text:tab/><text:tab/></text:span><text:span text:style-name="T27">&lt;/</text:span><text:span text:style-name="T28">Do</text:span><text:span text:style-name="T27">&gt;</text:span></text:p>
      <text:p text:style-name="P100"><text:span text:style-name="T30"><text:tab/><text:tab/></text:span><text:span text:style-name="T27">&lt;/</text:span><text:span text:style-name="T28">If</text:span><text:span text:style-name="T27">&gt;</text:span></text:p>
      <text:p text:style-name="P100"><text:span text:style-name="T30"><text:tab/><text:tab/></text:span><text:span text:style-name="T27">&lt;</text:span><text:span text:style-name="T28">Else</text:span><text:span text:style-name="T27">&gt;</text:span></text:p>
      <text:p text:style-name="P100"><text:span text:style-name="T30"><text:tab/><text:tab/><text:tab/></text:span><text:span text:style-name="T27">&lt;!--</text:span><text:span text:style-name="T31"> Discount rules for low rate customers </text:span><text:span text:style-name="T27">--&gt;</text:span></text:p>
      <text:p text:style-name="P100"><text:span text:style-name="T30"><text:tab/><text:tab/><text:tab/></text:span><text:span text:style-name="T27">&lt;</text:span><text:span text:style-name="T28">Logic</text:span><text:span text:style-name="T27">&gt;</text:span></text:p>
      <text:p text:style-name="P100"><text:span text:style-name="T30"><text:tab/><text:tab/><text:tab/><text:tab/></text:span><text:span text:style-name="T27">&lt;</text:span><text:span text:style-name="T28">If</text:span><text:span text:style-name="T27">&gt;</text:span></text:p>
      <text:p text:style-name="P100"><text:span text:style-name="T30"><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0"><text:span text:style-name="T30"><text:tab/><text:tab/><text:tab/><text:tab/><text:tab/></text:span><text:span text:style-name="T27">&lt;/</text:span><text:span text:style-name="T28">Condition</text:span><text:span text:style-name="T27">&gt;</text:span></text:p>
      <text:p text:style-name="P100"><text:span text:style-name="T30"><text:tab/><text:tab/><text:tab/><text:tab/><text:tab/></text:span><text:span text:style-name="T27">&lt;</text:span><text:span text:style-name="T28">Do</text:span><text:span text:style-name="T27">&gt;</text:span></text:p>
      <text:p text:style-name="P100"><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0"><text:span text:style-name="T30"><text:tab/><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Do</text:span><text:span text:style-name="T27">&gt;</text:span></text:p>
      <text:p text:style-name="P100"><text:span text:style-name="T30"><text:tab/><text:tab/><text:tab/><text:tab/></text:span><text:span text:style-name="T27">&lt;/</text:span><text:span text:style-name="T28">If</text:span><text:span text:style-name="T27">&gt;</text:span></text:p>
      <text:p text:style-name="P100"><text:span text:style-name="T30"><text:tab/><text:tab/><text:tab/><text:tab/></text:span><text:span text:style-name="T27">&lt;</text:span><text:span text:style-name="T28">Else</text:span><text:span text:style-name="T27">&gt;</text:span></text:p>
      <text:p text:style-name="P100"><text:span text:style-name="T30"><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span><text:span text:style-name="T27">&lt;/</text:span><text:span text:style-name="T28">Else</text:span><text:span text:style-name="T27">&gt;</text:span></text:p>
      <text:p text:style-name="P100"><text:span text:style-name="T30"><text:tab/><text:tab/><text:tab/></text:span><text:span text:style-name="T27">&lt;/</text:span><text:span text:style-name="T28">Logic</text:span><text:span text:style-name="T27">&gt;</text:span></text:p>
      <text:p text:style-name="P100"><text:span text:style-name="T30"><text:tab/><text:tab/></text:span><text:span text:style-name="T27">&lt;/</text:span><text:span text:style-name="T28">Else</text:span><text:span text:style-name="T27">&gt;</text:span></text:p>
      <text:p text:style-name="P100"><text:span text:style-name="T30"><text:tab/></text:span><text:span text:style-name="T27">&lt;/</text:span><text:span text:style-name="T28">Logic</text:span><text:span text:style-name="T27">&gt;</text:span></text:p>
      <text:p text:style-name="P100"><text:span text:style-name="T27">&lt;/</text:span><text:span text:style-name="T28">BusinessRules</text:span><text:span text:style-name="T27">&gt;</text:span></text:p>
      <text:p text:style-name="P101"><text:span text:style-name="T27">&lt;</text:span><text:span text:style-name="T28">xBusinessRules<text:tab/></text:span><text:span text:style-name="T29">xsi:noNamespaceSchemaLocation</text:span><text:span text:style-name="T27">="</text:span><text:a xlink:type="simple" xlink:href="http://nxbre.org/xBusinessRules.xsd"><text:span text:style-name="T32">http://nxbre.org/xBusinessRules.xsd</text:span></text:a><text:span text:style-name="T27">"</text:span></text:p>
      <text:p text:style-name="P102"><text:span text:style-name="T33"><text:tab/></text:span><text:span text:style-name="T34">xmlns:xsi</text:span><text:span text:style-name="T33">="</text:span><text:span text:style-name="T24">http://www.w3.org/2001/XMLSchema-instance</text:span><text:span text:style-name="T33">"&gt;</text:span></text:p>
      <text:p text:style-name="P103"><text:span text:style-name="T30"><text:tab/></text:span><text:span text:style-name="T27">&lt;!--</text:span><text:span text:style-name="T31"> global values </text:span><text:span text:style-name="T27">--&gt;</text:span></text:p>
      <text:p text:style-name="P103"><text:span text:style-name="T30"><text:tab/></text:span><text:span text:style-name="T27">&lt;</text:span><text:span text:style-name="T28">Integer</text:span><text:span text:style-name="T29"> id</text:span><text:span text:style-name="T27">="</text:span><text:span text:style-name="T30">10i</text:span><text:span text:style-name="T27">"</text:span><text:span text:style-name="T29"> value</text:span><text:span text:style-name="T27">="</text:span><text:span text:style-name="T30">10</text:span><text:span text:style-name="T27">"/&gt;</text:span></text:p>
      <text:p text:style-name="P103"><text:span text:style-name="T30"><text:tab/></text:span><text:span text:style-name="T27">&lt;</text:span><text:span text:style-name="T28">Integer</text:span><text:span text:style-name="T29"> id</text:span><text:span text:style-name="T27">="</text:span><text:span text:style-name="T30">40i</text:span><text:span text:style-name="T27">"</text:span><text:span text:style-name="T29"> value</text:span><text:span text:style-name="T27">="</text:span><text:span text:style-name="T30">40</text:span><text:span text:style-name="T27">"/&gt;</text:span></text:p>
      <text:p text:style-name="P103"><text:span text:style-name="T30"><text:tab/></text:span><text:span text:style-name="T27">&lt;</text:span><text:span text:style-name="T28">ObjectLookup</text:span><text:span text:style-name="T29"> id</text:span><text:span text:style-name="T27">="</text:span><text:span text:style-name="T30">QuantityOrdered</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Quantity</text:span><text:span text:style-name="T27">"/&gt;</text:span></text:p>
      <text:p text:style-name="P103"><text:span text:style-name="T30"><text:tab/></text:span><text:span text:style-name="T27">&lt;</text:span><text:span text:style-name="T28">Logic</text:span><text:span text:style-name="T27">&gt;</text:span></text:p>
      <text:p text:style-name="P103"><text:span text:style-name="T30"><text:tab/><text:tab/></text:span><text:span text:style-name="T27">&lt;</text:span><text:span text:style-name="T28">If</text:span><text:span text:style-name="T27">&gt;</text:span></text:p>
      <text:p text:style-name="P103"><text:span text:style-name="T30"><text:tab/><text:tab/><text:tab/></text:span><text:span text:style-name="T27">&lt;</text:span><text:span text:style-name="T28">And</text:span><text:span text:style-name="T27">&gt;</text:span></text:p>
      <text:p text:style-name="P103"><text:span text:style-name="T30"><text:tab/><text:tab/><text:tab/><text:tab/></text:span><text:span text:style-name="T27">&lt;</text:span><text:span text:style-name="T28">GreaterThanEqualTo</text:span><text:span text:style-name="T29"> leftId</text:span><text:span text:style-name="T27">="</text:span><text:span text:style-name="T30">ClientRating</text:span><text:span text:style-name="T27">"</text:span><text:span text:style-name="T29"> rightId</text:span><text:span text:style-name="T27">="</text:span><text:span text:style-name="T30">ClientRatingThreshold</text:span><text:span text:style-name="T27">"&gt;</text:span></text:p>
      <text:p text:style-name="P103"><text:span text:style-name="T30"><text:tab/><text:tab/><text:tab/><text:tab/><text:tab/></text:span><text:span text:style-name="T27">&lt;</text:span><text:span text:style-name="T28">ObjectLookup</text:span><text:span text:style-name="T29"> id</text:span><text:span text:style-name="T27">="</text:span><text:span text:style-name="T30">ClientRating</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ClientRating</text:span><text:span text:style-name="T27">"/&gt;</text:span></text:p>
      <text:p text:style-name="P103"><text:span text:style-name="T30"><text:tab/><text:tab/><text:tab/><text:tab/><text:tab/></text:span><text:span text:style-name="T27">&lt;</text:span><text:span text:style-name="T28">String</text:span><text:span text:style-name="T29"> id</text:span><text:span text:style-name="T27">="</text:span><text:span text:style-name="T30">ClientRatingThreshold</text:span><text:span text:style-name="T27">"</text:span><text:span text:style-name="T29"> value</text:span><text:span text:style-name="T27">="</text:span><text:span text:style-name="T30">C</text:span><text:span text:style-name="T27">"/&gt;</text:span></text:p>
      <text:p text:style-name="P103"><text:span text:style-name="T30"><text:tab/><text:tab/><text:tab/><text:tab/></text:span><text:span text:style-name="T27">&lt;/</text:span><text:span text:style-name="T28">GreaterThanEqualTo</text:span><text:span text:style-name="T27">&gt;</text:span></text:p>
      <text:p text:style-name="P103"><text:span text:style-name="T30"><text:tab/><text:tab/><text:tab/></text:span><text:span text:style-name="T27">&lt;/</text:span><text:span text:style-name="T28">And</text:span><text:span text:style-name="T27">&gt;</text:span></text:p>
      <text:p text:style-name="P103"><text:span text:style-name="T30"><text:tab/><text:tab/><text:tab/></text:span><text:span text:style-name="T27">&lt;</text:span><text:span text:style-name="T28">Do</text:span><text:span text:style-name="T27">&gt;</text:span></text:p>
      <text:p text:style-name="P103"><text:span text:style-name="T30"><text:tab/><text:tab/><text:tab/><text:tab/></text:span><text:span text:style-name="T27">&lt;!--</text:span><text:span text:style-name="T31"> Discount rules for high rate customers </text:span><text:span text:style-name="T27">--&gt;</text:span></text:p>
      <text:p text:style-name="P103"><text:span text:style-name="T30"><text:tab/><text:tab/><text:tab/><text:tab/></text:span><text:span text:style-name="T27">&lt;</text:span><text:span text:style-name="T28">Logic</text:span><text:span text:style-name="T27">&gt;</text:span></text:p>
      <text:p text:style-name="P103"><text:span text:style-name="T30"><text:tab/><text:tab/><text:tab/><text:tab/><text:tab/></text:span><text:span text:style-name="T27">&lt;</text:span><text:span text:style-name="T28">If</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3"><text:span text:style-name="T30"><text:tab/><text:tab/><text:tab/><text:tab/><text:tab/><text:tab/><text:tab/></text:span><text:span text:style-name="T27">&lt;/</text:span><text:span text:style-name="T28">Evaluate</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span><text:span text:style-name="T27">&lt;/</text:span><text:span text:style-name="T28">If</text:span><text:span text:style-name="T27">&gt;</text:span></text:p>
      <text:p text:style-name="P103"><text:span text:style-name="T30"><text:tab/><text:tab/><text:tab/><text:tab/><text:tab/></text:span><text:span text:style-name="T27">&lt;</text:span><text:span text:style-name="T28">ElseIf</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10i</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3"><text:span text:style-name="T30"><text:tab/><text:tab/><text:tab/><text:tab/><text:tab/><text:tab/><text:tab/></text:span><text:span text:style-name="T27">&lt;/</text:span><text:span text:style-name="T28">Evaluate</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span><text:span text:style-name="T27">&lt;/</text:span><text:span text:style-name="T28">ElseIf</text:span><text:span text:style-name="T27">&gt;</text:span></text:p>
      <text:p text:style-name="P103"><text:span text:style-name="T30"><text:tab/><text:tab/><text:tab/><text:tab/><text:tab/></text:span><text:span text:style-name="T27">&lt;</text:span><text:span text:style-name="T28">Else</text:span><text:span text:style-name="T27">&gt;</text:span></text:p>
      <text:p text:style-name="P103"><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3"><text:span text:style-name="T30"><text:tab/><text:tab/><text:tab/><text:tab/><text:tab/><text:tab/></text:span><text:span text:style-name="T27">&lt;/</text:span><text:span text:style-name="T28">Evaluate</text:span><text:span text:style-name="T27">&gt;</text:span></text:p>
      <text:p text:style-name="P103"><text:span text:style-name="T30"><text:tab/><text:tab/><text:tab/><text:tab/><text:tab/></text:span><text:span text:style-name="T27">&lt;/</text:span><text:span text:style-name="T28">Else</text:span><text:span text:style-name="T27">&gt;</text:span></text:p>
      <text:p text:style-name="P103"><text:span text:style-name="T30"><text:tab/><text:tab/><text:tab/><text:tab/></text:span><text:span text:style-name="T27">&lt;/</text:span><text:span text:style-name="T28">Logic</text:span><text:span text:style-name="T27">&gt;</text:span></text:p>
      <text:p text:style-name="P103"><text:span text:style-name="T30"><text:tab/><text:tab/><text:tab/></text:span><text:span text:style-name="T27">&lt;/</text:span><text:span text:style-name="T28">Do</text:span><text:span text:style-name="T27">&gt;</text:span></text:p>
      <text:p text:style-name="P103"><text:span text:style-name="T30"><text:tab/><text:tab/></text:span><text:span text:style-name="T27">&lt;/</text:span><text:span text:style-name="T28">If</text:span><text:span text:style-name="T27">&gt;</text:span></text:p>
      <text:p text:style-name="P103"><text:span text:style-name="T30"><text:tab/><text:tab/></text:span><text:span text:style-name="T27">&lt;</text:span><text:span text:style-name="T28">Else</text:span><text:span text:style-name="T27">&gt;</text:span></text:p>
      <text:p text:style-name="P103"><text:span text:style-name="T30"><text:tab/><text:tab/><text:tab/></text:span><text:span text:style-name="T27">&lt;!--</text:span><text:span text:style-name="T31"> Discount rules for low rate customers </text:span><text:span text:style-name="T27">--&gt;</text:span></text:p>
      <text:p text:style-name="P103"><text:span text:style-name="T30"><text:tab/><text:tab/><text:tab/></text:span><text:span text:style-name="T27">&lt;</text:span><text:span text:style-name="T28">Logic</text:span><text:span text:style-name="T27">&gt;</text:span></text:p>
      <text:p text:style-name="P103"><text:span text:style-name="T30"><text:tab/><text:tab/><text:tab/><text:tab/></text:span><text:span text:style-name="T27">&lt;</text:span><text:span text:style-name="T28">If</text:span><text:span text:style-name="T27">&gt;</text:span></text:p>
      <text:p text:style-name="P103"><text:span text:style-name="T30"><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3"><text:span text:style-name="T30"><text:tab/><text:tab/><text:tab/><text:tab/><text:tab/></text:span><text:span text:style-name="T27">&lt;/</text:span><text:span text:style-name="T28">And</text:span><text:span text:style-name="T27">&gt;</text:span></text:p>
      <text:p text:style-name="P103"><text:span text:style-name="T30"><text:tab/><text:tab/><text:tab/><text:tab/><text:tab/></text:span><text:span text:style-name="T27">&lt;</text:span><text:span text:style-name="T28">Do</text:span><text:span text:style-name="T27">&gt;</text:span></text:p>
      <text:p text:style-name="P103"><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3"><text:span text:style-name="T30"><text:tab/><text:tab/><text:tab/><text:tab/><text:tab/><text:tab/></text:span><text:span text:style-name="T27">&lt;/</text:span><text:span text:style-name="T28">Evaluate</text:span><text:span text:style-name="T27">&gt;</text:span></text:p>
      <text:p text:style-name="P103"><text:span text:style-name="T30"><text:tab/><text:tab/><text:tab/><text:tab/><text:tab/></text:span><text:span text:style-name="T27">&lt;/</text:span><text:span text:style-name="T28">Do</text:span><text:span text:style-name="T27">&gt;</text:span></text:p>
      <text:p text:style-name="P103"><text:span text:style-name="T30"><text:tab/><text:tab/><text:tab/><text:tab/></text:span><text:span text:style-name="T27">&lt;/</text:span><text:span text:style-name="T28">If</text:span><text:span text:style-name="T27">&gt;</text:span></text:p>
      <text:p text:style-name="P103"><text:span text:style-name="T30"><text:tab/><text:tab/><text:tab/><text:tab/></text:span><text:span text:style-name="T27">&lt;</text:span><text:span text:style-name="T28">Else</text:span><text:span text:style-name="T27">&gt;</text:span></text:p>
      <text:p text:style-name="P103"><text:span text:style-name="T30"><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3"><text:span text:style-name="T30"><text:tab/><text:tab/><text:tab/><text:tab/><text:tab/></text:span><text:span text:style-name="T27">&lt;/</text:span><text:span text:style-name="T28">Evaluate</text:span><text:span text:style-name="T27">&gt;</text:span></text:p>
      <text:p text:style-name="P103"><text:span text:style-name="T30"><text:tab/><text:tab/><text:tab/><text:tab/></text:span><text:span text:style-name="T27">&lt;/</text:span><text:span text:style-name="T28">Else</text:span><text:span text:style-name="T27">&gt;</text:span></text:p>
      <text:p text:style-name="P103"><text:span text:style-name="T30"><text:tab/><text:tab/><text:tab/></text:span><text:span text:style-name="T27">&lt;/</text:span><text:span text:style-name="T28">Logic</text:span><text:span text:style-name="T27">&gt;</text:span></text:p>
      <text:p text:style-name="P103"><text:span text:style-name="T30"><text:tab/><text:tab/></text:span><text:span text:style-name="T27">&lt;/</text:span><text:span text:style-name="T28">Else</text:span><text:span text:style-name="T27">&gt;</text:span></text:p>
      <text:p text:style-name="P103"><text:span text:style-name="T30"><text:tab/></text:span><text:span text:style-name="T27">&lt;/</text:span><text:span text:style-name="T28">Logic</text:span><text:span text:style-name="T27">&gt;</text:span></text:p>
      <text:p text:style-name="P103"><text:span text:style-name="T27">&lt;/</text:span><text:span text:style-name="T28">xBusinessRules</text:span><text:span text:style-name="T27">&gt;</text:span></text:p>
      <text:p text:style-name="P104"/>
      <text:p text:style-name="P105"><text:span text:style-name="T35">/* <text:line-break/>global values <text:line-break/>*/ </text:span><text:line-break/><text:span text:style-name="T36">integer</text:span> 10i = 10;<text:line-break/><text:span text:style-name="T36">integer</text:span> 40i = 40;<text:line-break/><text:span text:style-name="T36">object</text:span> QuantityOrdered = CurrentOrder.Quantity;<text:line-break/><text:line-break/><text:span text:style-name="T37">if</text:span> ((<text:span text:style-name="T36">object</text:span> ClientRating = CurrentOrder.ClientRating) &gt;= (<text:span text:style-name="T36">string</text:span> ClientRatingThreshold = <text:span text:style-name="T38">"C"</text:span>))<text:line-break/>{ </text:p>
      <text:list text:style-name="L11">
        <text:list-header>
          <text:p text:style-name="P106"><text:span text:style-name="T35">/* <text:line-break/>Discount rules for high rate customers <text:line-break/>*/</text:span><text:line-break/><text:line-break/><text:span text:style-name="T37">if</text:span> (QuantityOrdered &gt; 40i)<text:line-break/><text:span text:style-name="T35">{ </text:span></text:p>
          <text:p text:style-name="P106"><text:span text:style-name="T39">evaluate</text:span>(<text:span text:style-name="T37">AppliedDiscount</text:span>(Percent = <text:span text:style-name="T38">".7"</text:span>));</text:p>
          <text:p text:style-name="P106"><text:span text:style-name="T35">}</text:span><text:line-break/><text:span text:style-name="T37">elseif</text:span> (QuantityOrdered &gt; 10i)<text:line-break/><text:span text:style-name="T35">{ </text:span></text:p>
          <text:p text:style-name="P106"><text:span text:style-name="T39">evaluate</text:span>(<text:span text:style-name="T37">AppliedDiscount</text:span>(Percent = <text:span text:style-name="T38">".8"</text:span>));</text:p>
          <text:p text:style-name="P106"><text:span text:style-name="T35">}</text:span><text:line-break/><text:span text:style-name="T37">else</text:span><text:line-break/><text:span text:style-name="T35">{ </text:span></text:p>
          <text:p text:style-name="P106"><text:span text:style-name="T39">evaluate</text:span>(<text:span text:style-name="T37">AppliedDiscount</text:span>(Percent = <text:span text:style-name="T38">".9"</text:span>));</text:p>
          <text:p text:style-name="P107">}</text:p>
        </text:list-header>
      </text:list>
      <text:p text:style-name="P108"><text:span text:style-name="T35">}</text:span><text:line-break/>else<text:line-break/><text:span text:style-name="T35">{ </text:span></text:p>
      <text:list text:style-name="L12">
        <text:list-header>
          <text:p text:style-name="P109"><text:span text:style-name="T35">/* <text:line-break/>Discount rules for low rate customers <text:line-break/>*/</text:span><text:line-break/><text:line-break/><text:span text:style-name="T37">if</text:span> (QuantityOrdered &gt; 40i)<text:line-break/><text:span text:style-name="T35">{ </text:span></text:p>
          <text:p text:style-name="P109"><text:span text:style-name="T39">evaluate</text:span>(<text:span text:style-name="T37">AppliedDiscount</text:span>(Percent = <text:span text:style-name="T38">".9"</text:span>));</text:p>
          <text:p text:style-name="P109"><text:span text:style-name="T35">}</text:span><text:line-break/><text:span text:style-name="T37">else</text:span><text:line-break/><text:span text:style-name="T35">{ </text:span></text:p>
          <text:p text:style-name="P109"><text:span text:style-name="T39">evaluate</text:span>(<text:span text:style-name="T37">AppliedDiscount</text:span>(Percent = <text:span text:style-name="T38">"1"</text:span>));</text:p>
          <text:p text:style-name="P110">}</text:p>
        </text:list-header>
      </text:list>
      <text:p text:style-name="P108"><text:span text:style-name="T35">}</text:span><text:line-break/><text:line-break/></text:p>
      <text:h text:style-name="P21" text:outline-level="1">The Inference Engine: NxBRE.InferenceEngine</text:h>
      <text:h text:style-name="Heading_20_2" text:outline-level="2">RuleML Naf Datalog Concepts</text:h>
      <text:p text:style-name="P33">The inference engine has been developed using RuleML Naf Datalog<text:note text:id="ftn5" text:note-class="footnote"><text:note-citation>2</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33"/>
      <text:p text:style-name="P111"><text:span text:style-name="T40">NB. RuleML is constantly evolving. When stabilized on the official version 1.0, a big effort will be made to allow NxBRE to support it ; or, at least, to replace the NxBRE specific sub-constructs into normalized ones (for ex. Mutex, Expressions...).</text:span></text:p>
      <text:p text:style-name="P112"/>
      <text:p text:style-name="P69"><text:span text:style-name="T20"></text:span><text:span text:style-name="T1"> Tip: Use a decent XML editor for writing rule base. It should provide XML element insertion assistance.</text:span></text:p>
      <text:p text:style-name="P113"/>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14">RuleML</text:p>
            </table:table-cell>
            <table:table-cell table:style-name="Table11.B1" office:value-type="string">
              <text:p text:style-name="P114">Natural Language</text:p>
            </table:table-cell>
          </table:table-row>
        </table:table-header-rows>
        <table:table-row>
          <table:table-cell table:style-name="Table11.A2" office:value-type="string">
            <text:p text:style-name="P115">&lt;Atom&gt;</text:p>
            <text:p text:style-name="P115"><text:s/>&lt;op&gt;</text:p>
            <text:p text:style-name="P115"><text:s text:c="2"/>&lt;Rel&gt;luxury&lt;/Rel&gt;</text:p>
            <text:p text:style-name="P115"><text:s/>&lt;/op&gt;</text:p>
            <text:p text:style-name="P115"><text:s/>&lt;Var&gt;product&lt;/Var&gt;</text:p>
            <text:p text:style-name="P115">&lt;/Atom&gt;</text:p>
          </table:table-cell>
          <table:table-cell table:style-name="Table11.B2" office:value-type="string">
            <text:p text:style-name="P115">Select all products that are considered luxury.</text:p>
          </table:table-cell>
        </table:table-row>
      </table:table>
      <text:p text:style-name="P116"/>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14">RuleML</text:p>
            </table:table-cell>
            <table:table-cell table:style-name="Table12.B1" office:value-type="string">
              <text:p text:style-name="P114">Natural Language</text:p>
            </table:table-cell>
          </table:table-row>
        </table:table-header-rows>
        <table:table-row>
          <table:table-cell table:style-name="Table12.A2" office:value-type="string">
            <text:p text:style-name="P115">&lt;Naf&gt;</text:p>
            <text:p text:style-name="P115"><text:s/>&lt;Atom&gt;</text:p>
            <text:p text:style-name="P115"><text:s text:c="2"/>&lt;op&gt;</text:p>
            <text:p text:style-name="P115"><text:s text:c="3"/>&lt;Rel&gt;luxury&lt;/Rel&gt;</text:p>
            <text:p text:style-name="P115"><text:s text:c="2"/>&lt;/op&gt;</text:p>
            <text:p text:style-name="P115"><text:s text:c="2"/>&lt;Var&gt;product&lt;/Var&gt;</text:p>
            <text:p text:style-name="P115"><text:s/>&lt;/Atom&gt;</text:p>
            <text:p text:style-name="P115">&lt;/Naf&gt;</text:p>
          </table:table-cell>
          <table:table-cell table:style-name="Table12.B2" office:value-type="string">
            <text:p text:style-name="P115">Be positive if no products are considered luxury.</text:p>
            <text:p text:style-name="P115"/>
            <text:p text:style-name="P117">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 this must be taken in account when designing queries and implications...</text:p>
      <text:h text:style-name="P49"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14">RuleML</text:p>
            </table:table-cell>
            <table:table-cell table:style-name="Table14.B1" office:value-type="string">
              <text:p text:style-name="P114">Natural Language</text:p>
            </table:table-cell>
          </table:table-row>
        </table:table-header-rows>
        <table:table-row>
          <table:table-cell table:style-name="Table14.A2" office:value-type="string">
            <text:p text:style-name="P115">&lt;Atom&gt;</text:p>
            <text:p text:style-name="P115"><text:s/>&lt;op&gt;</text:p>
            <text:p text:style-name="P115"><text:s text:c="2"/>&lt;Rel&gt;luxury&lt;/Rel&gt;</text:p>
            <text:p text:style-name="P115"><text:s/>&lt;/op&gt;</text:p>
            <text:p text:style-name="P115"><text:s/>&lt;Ind&gt;Porsche&lt;/Ind&gt;</text:p>
            <text:p text:style-name="P115">&lt;/Atom&gt;</text:p>
          </table:table-cell>
          <table:table-cell table:style-name="Table14.B2" office:value-type="string">
            <text:p text:style-name="P115">Porsche is luxury.</text:p>
          </table:table-cell>
        </table:table-row>
      </table:table>
      <text:p text:style-name="P33"/>
      <text:p text:style-name="P33">NB. The working memory of <text:span text:style-name="T1">NxBRE</text:span> can only contain one instance of a particular fact.</text:p>
      <text:p text:style-name="P33"/>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14">RuleML</text:p>
            </table:table-cell>
            <table:table-cell table:style-name="Table15.B1" office:value-type="string">
              <text:p text:style-name="P114">Natural Language</text:p>
            </table:table-cell>
          </table:table-row>
        </table:table-header-rows>
        <table:table-row>
          <table:table-cell table:style-name="Table15.A2" office:value-type="string">
            <text:p text:style-name="P118">&lt;Query&gt;</text:p>
            <text:p text:style-name="P119"><text:s/>&lt;body&gt;</text:p>
            <text:p text:style-name="P119"><text:s text:c="2"/>&lt;Atom&gt;</text:p>
            <text:p text:style-name="P119"><text:s text:c="3"/>&lt;op&gt;</text:p>
            <text:p text:style-name="P119"><text:s text:c="4"/>&lt;Rel&gt;discount&lt;/Rel&gt;</text:p>
            <text:p text:style-name="P119"><text:s text:c="3"/>&lt;/op&gt;</text:p>
            <text:p text:style-name="P119"><text:s text:c="3"/>&lt;Var&gt;customer&lt;/Var&gt;</text:p>
            <text:p text:style-name="P119"><text:s text:c="3"/>&lt;Var&gt;product&lt;/Var&gt;</text:p>
            <text:p text:style-name="P119"><text:s text:c="3"/>&lt;Var&gt;amount&lt;/Var&gt;</text:p>
            <text:p text:style-name="P119"><text:s text:c="2"/>&lt;/Atom&gt;</text:p>
            <text:p text:style-name="P119"><text:s/>&lt;/body&gt;</text:p>
            <text:p text:style-name="P119">&lt;/Query&gt;</text:p>
          </table:table-cell>
          <table:table-cell table:style-name="Table15.B2" office:value-type="string">
            <text:p text:style-name="P118">Give the discount amounts for all customers buying any products.</text:p>
            <text:p text:style-name="P115"/>
          </table:table-cell>
        </table:table-row>
      </table:table>
      <text:p text:style-name="P120"/>
      <table:table table:name="Table16" table:style-name="Table16">
        <table:table-column table:style-name="Table16.A"/>
        <table:table-column table:style-name="Table16.B"/>
        <table:table-header-rows>
          <table:table-row>
            <table:table-cell table:style-name="Table16.A1" office:value-type="string">
              <text:p text:style-name="P114">RuleML</text:p>
            </table:table-cell>
            <table:table-cell table:style-name="Table16.B1" office:value-type="string">
              <text:p text:style-name="P114">Natural Language</text:p>
            </table:table-cell>
          </table:table-row>
        </table:table-header-rows>
        <table:table-row>
          <table:table-cell table:style-name="Table16.A2" office:value-type="string">
            <text:p text:style-name="P118">&lt;Query&gt;</text:p>
            <text:p text:style-name="P119"><text:s/>&lt;body&gt;</text:p>
            <text:p text:style-name="P119"><text:s text:c="2"/>&lt;And&gt;</text:p>
            <text:p text:style-name="P119"><text:s text:c="3"/>&lt;Atom&gt;</text:p>
            <text:p text:style-name="P119"><text:s text:c="4"/>&lt;op&gt;</text:p>
            <text:p text:style-name="P119"><text:s text:c="5"/>&lt;Rel&gt;childIn&lt;/Rel&gt;</text:p>
            <text:p text:style-name="P119"><text:s text:c="4"/>&lt;/op&gt;</text:p>
            <text:p text:style-name="P119"><text:s text:c="4"/>&lt;Var&gt;child1&lt;/Var&gt;</text:p>
            <text:p text:style-name="P119"><text:s text:c="4"/>&lt;Var&gt;family&lt;/Var&gt;</text:p>
            <text:p text:style-name="P119"><text:s text:c="3"/>&lt;/Atom&gt;</text:p>
            <text:p text:style-name="P119"><text:s text:c="3"/>&lt;Atom&gt;</text:p>
            <text:p text:style-name="P119"><text:s text:c="4"/>&lt;op&gt;</text:p>
            <text:p text:style-name="P119"><text:s text:c="5"/>&lt;Rel&gt;childIn&lt;/Rel&gt;</text:p>
            <text:p text:style-name="P119"><text:s text:c="4"/>&lt;/op&gt;</text:p>
            <text:p text:style-name="P119"><text:s text:c="4"/>&lt;Var&gt;child2&lt;/Var&gt;</text:p>
            <text:p text:style-name="P119"><text:s text:c="4"/>&lt;Var&gt;family&lt;/Var&gt;</text:p>
            <text:p text:style-name="P119"><text:s text:c="3"/>&lt;/Atom&gt;</text:p>
            <text:p text:style-name="P119"><text:s text:c="2"/>&lt;/And&gt;</text:p>
            <text:p text:style-name="P119"><text:s/>&lt;/body&gt;</text:p>
            <text:p text:style-name="P119">&lt;/Query&gt;</text:p>
          </table:table-cell>
          <table:table-cell table:style-name="Table16.B2" office:value-type="string">
            <text:p text:style-name="P118">Give pairs of different children in the same family.</text:p>
            <text:p text:style-name="P115"/>
          </table:table-cell>
        </table:table-row>
      </table:table>
      <text:p text:style-name="P120"/>
      <text:p text:style-name="P120">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14">RuleML</text:p>
            </table:table-cell>
            <table:table-cell table:style-name="Table17.B1" office:value-type="string">
              <text:p text:style-name="P114">Natural Language</text:p>
            </table:table-cell>
          </table:table-row>
        </table:table-header-rows>
        <table:table-row>
          <table:table-cell table:style-name="Table17.A2" office:value-type="string">
            <text:p text:style-name="P118">&lt;Implies&gt;</text:p>
            <text:p text:style-name="P118"><text:s/>&lt;head&gt;</text:p>
            <text:p text:style-name="P118"><text:s text:c="2"/>&lt;Atom&gt;</text:p>
            <text:p text:style-name="P118"><text:s text:c="3"/>&lt;op&gt;</text:p>
            <text:p text:style-name="P118"><text:s text:c="4"/>&lt;Rel&gt;premium&lt;/Rel&gt;</text:p>
            <text:p text:style-name="P118"><text:s text:c="3"/>&lt;/op&gt;</text:p>
            <text:p text:style-name="P118"><text:s text:c="3"/>&lt;Var&gt;<text:span text:style-name="T34">customer</text:span>&lt;/Var&gt;</text:p>
            <text:p text:style-name="P118"><text:s text:c="2"/>&lt;/Atom&gt;</text:p>
            <text:p text:style-name="P118"><text:s/>&lt;/head&gt;</text:p>
            <text:p text:style-name="P118"><text:s/>&lt;body&gt;</text:p>
            <text:p text:style-name="P118"><text:s text:c="2"/>&lt;Atom&gt;</text:p>
            <text:p text:style-name="P118"><text:s text:c="3"/>&lt;op&gt;</text:p>
            <text:p text:style-name="P118"><text:s text:c="4"/>&lt;Rel&gt;spending&lt;/Rel&gt;</text:p>
            <text:p text:style-name="P118"><text:s text:c="3"/>&lt;/op&gt;</text:p>
            <text:p text:style-name="P118"><text:s text:c="3"/>&lt;Var&gt;<text:span text:style-name="T34">customer</text:span>&lt;/Var&gt;</text:p>
            <text:p text:style-name="P118"><text:s text:c="3"/><text:reference-mark-start text:name="ie.function.predicate"/>&lt;Ind&gt;min(5000,euro)&lt;/Ind&gt;<text:reference-mark-end text:name="ie.function.predicate"/></text:p>
            <text:p text:style-name="P118"><text:s text:c="3"/>&lt;Ind&gt;previous year&lt;/Ind&gt;</text:p>
            <text:p text:style-name="P118"><text:s text:c="2"/>&lt;/Atom&gt;</text:p>
            <text:p text:style-name="P118"><text:s/>&lt;/body&gt;</text:p>
            <text:p text:style-name="P118">&lt;/Implies&gt;</text:p>
          </table:table-cell>
          <table:table-cell table:style-name="Table17.B2" office:value-type="string">
            <text:p text:style-name="P121">A customer is premium if their spending has been min 5000 euro in the previous year.</text:p>
          </table:table-cell>
        </table:table-row>
      </table:table>
      <text:p text:style-name="P120"/>
      <text:p text:style-name="P120">If the head part does not contain any variable predicate, the fact will be asserted if the body part returns at least one result.</text:p>
      <text:p text:style-name="P120">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20"/>
      <text:p text:style-name="P120">In <text:span text:style-name="T1">NxBRE</text:span>, advanced concepts like priority, mutual exclusion and pre-condition have been introduced, allowed an even finer translation of business rules into RuleML.</text:p>
      <text:p text:style-name="P120"/>
      <text:h text:style-name="Heading_20_3" text:outline-level="3">Slots</text:h>
      <text:p text:style-name="P120">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14">RuleML</text:p>
            </table:table-cell>
            <table:table-cell table:style-name="Table27.B1" office:value-type="string">
              <text:p text:style-name="P114">Description</text:p>
            </table:table-cell>
          </table:table-row>
        </table:table-header-rows>
        <table:table-row>
          <table:table-cell table:style-name="Table27.A2" office:value-type="string">
            <text:p text:style-name="P118">&lt;Atom&gt;</text:p>
            <text:p text:style-name="P118"><text:s/>&lt;op&gt;</text:p>
            <text:p text:style-name="P118"><text:s text:c="2"/>&lt;Rel&gt;bonus&lt;/Rel&gt;</text:p>
            <text:p text:style-name="P118"><text:s/>&lt;/op&gt;</text:p>
            <text:p text:style-name="P118"><text:s/>&lt;Var&gt;employee&lt;/Var&gt;</text:p>
            <text:p text:style-name="P118"><text:s/>&lt;slot&gt;</text:p>
            <text:p text:style-name="P118"><text:s text:c="2"/>&lt;Ind&gt;amount&lt;/Ind&gt;</text:p>
            <text:p text:style-name="P118"><text:s text:c="2"/>&lt;Ind uri="nxbre://expression"&gt;</text:p>
            <text:p text:style-name="P118"><text:s text:c="3"/>{var:score}*3</text:p>
            <text:p text:style-name="P118"><text:s text:c="2"/>&lt;/Ind&gt;</text:p>
            <text:p text:style-name="P118"><text:s/>&lt;/slot&gt;</text:p>
            <text:p text:style-name="P118">&lt;/Atom&gt;</text:p>
          </table:table-cell>
          <table:table-cell table:style-name="Table27.B2" office:value-type="string">
            <text:p text:style-name="P118">A slot contains exactly two child elements: the first one is the slot name and the second one is the slot value.</text:p>
            <text:p text:style-name="P118"/>
            <text:p text:style-name="P118">Only individual are allowed for slot names ; any supported elements are allowed for slot values (Ind, Var...).</text:p>
            <text:p text:style-name="P115"/>
          </table:table-cell>
        </table:table-row>
      </table:table>
      <text:p text:style-name="P120"/>
      <text:p text:style-name="P120">Getting the value of the slotted predicate would then be possible via this simple code:</text:p>
      <text:p text:style-name="Text_20_body"/>
      <text:p text:style-name="P122"/>
      <text:p text:style-name="P122"><text:tab/><text:tab/>myAtom.GetPredicateValue("amount");</text:p>
      <text:p text:style-name="P122"/>
      <text:p text:style-name="P123"/>
      <text:p text:style-name="P123"/>
      <text:p text:style-name="P123">Since version 2.5.1, slots can also be used to contribute named value to the deduction part of the implication (head), much like variables do.</text:p>
      <text:p text:style-name="P124"/>
      <table:table table:name="Table33" table:style-name="Table33">
        <table:table-column table:style-name="Table33.A"/>
        <table:table-column table:style-name="Table33.B"/>
        <table:table-header-rows>
          <table:table-row>
            <table:table-cell table:style-name="Table33.A1" office:value-type="string">
              <text:p text:style-name="P114">RuleML</text:p>
            </table:table-cell>
            <table:table-cell table:style-name="Table33.B1" office:value-type="string">
              <text:p text:style-name="P114">Description</text:p>
            </table:table-cell>
          </table:table-row>
        </table:table-header-rows>
        <table:table-row>
          <table:table-cell table:style-name="Table33.A2" office:value-type="string">
            <text:p text:style-name="P125">&lt;Implies&gt;</text:p>
            <text:p text:style-name="P125"><text:s/>&lt;Atom&gt;</text:p>
            <text:p text:style-name="P125"><text:s text:c="2"/>&lt;Rel&gt;measure&lt;/Rel&gt;</text:p>
            <text:p text:style-name="P125"><text:s text:c="2"/>&lt;slot&gt;</text:p>
            <text:p text:style-name="P125"><text:s text:c="3"/>&lt;Ind&gt;<text:span text:style-name="T1">amount</text:span>&lt;/Ind&gt;</text:p>
            <text:p text:style-name="P125"><text:s text:c="3"/>&lt;Ind uri="nxbre://operator"&gt;GreaterThan(25)&lt;/Ind&gt;</text:p>
            <text:p text:style-name="P125"><text:s text:c="2"/>&lt;/slot&gt;</text:p>
            <text:p text:style-name="P125"><text:s/>&lt;/Atom&gt;</text:p>
            <text:p text:style-name="P125"><text:s/>&lt;Atom&gt;</text:p>
            <text:p text:style-name="P125"><text:s text:c="2"/>&lt;Rel&gt;warning&lt;/Rel&gt;</text:p>
            <text:p text:style-name="P125"><text:s text:c="2"/>&lt;Var&gt;<text:span text:style-name="T1">amount</text:span>&lt;/Var&gt;</text:p>
            <text:p text:style-name="P125"><text:s/>&lt;/Atom&gt;</text:p>
            <text:p text:style-name="P125">&lt;/Implies&gt;</text:p>
          </table:table-cell>
          <table:table-cell table:style-name="Table33.B2" office:value-type="string">
            <text:p text:style-name="P118">Using a slot allows a <text:s/>comparison made at a predicate level to produce a named value, which is a very efficient and compact syntax.</text:p>
            <text:p text:style-name="P118"/>
            <text:p text:style-name="P118">Named values are directly retrieved with variable predicates in the deduction part of the implication.</text:p>
            <text:p text:style-name="P115"/>
          </table:table-cell>
        </table:table-row>
      </table:table>
      <text:h text:style-name="Heading_20_3" text:outline-level="3">Multi-syntax</text:h>
      <text:p text:style-name="P120">RuleML 0.9 has introduced a flexible schema that allows the support for optional elements. This has allowed to define three syntaxes: compact, standard and expanded.</text:p>
      <text:p text:style-name="P120"/>
      <text:p text:style-name="P120">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20"/>
      <text:p text:style-name="P120">The <text:span text:style-name="T9">compact </text:span><text:span text:style-name="T41">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20"/>
      <text:p text:style-name="P120">The <text:span text:style-name="T9">standard</text:span> syntax uses only <text:span text:style-name="T9">body</text:span>, <text:span text:style-name="T9">head</text:span> and <text:span text:style-name="T9">op</text:span> optional elements.</text:p>
      <text:p text:style-name="P120"/>
      <text:p text:style-name="P120">The <text:span text:style-name="T9">expanded</text:span> syntax adds several optional elements, whose most notable is <text:span text:style-name="T9">arg</text:span> which allows to position atom members with a numeric index, starting at 1.</text:p>
      <text:p text:style-name="P120"/>
      <text:h text:style-name="Heading_20_3" text:outline-level="3">Typed data</text:h>
      <text:p text:style-name="P120">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14">RuleML 0.86 + C# expression</text:p>
            </table:table-cell>
          </table:table-row>
        </table:table-header-rows>
        <table:table-row>
          <table:table-cell table:style-name="Table29.A2" office:value-type="string">
            <text:p text:style-name="P118"><text:tab/>&lt;fact&gt;</text:p>
            <text:p text:style-name="P118"><text:tab/><text:tab/>&lt;_head&gt;</text:p>
            <text:p text:style-name="P118"><text:tab/><text:tab/><text:tab/>&lt;atom&gt;</text:p>
            <text:p text:style-name="P118"><text:tab/><text:tab/><text:tab/><text:tab/>&lt;ind&gt;expr:System.DateTime.Parse("1999/12/31 23:59:59")&lt;/ind&gt;</text:p>
            <text:p text:style-name="P118"><text:tab/><text:tab/><text:tab/>&lt;/atom&gt;</text:p>
            <text:p text:style-name="P118"><text:tab/><text:tab/>&lt;/_head&gt;</text:p>
            <text:p text:style-name="P118"><text:tab/>&lt;/fact&gt;</text:p>
          </table:table-cell>
        </table:table-row>
        <table:table-row>
          <table:table-cell table:style-name="Table29.A3" office:value-type="string">
            <text:p text:style-name="P114">Same fact in RuleML 0.9</text:p>
          </table:table-cell>
        </table:table-row>
        <table:table-row>
          <table:table-cell table:style-name="Table29.A2" office:value-type="string">
            <text:p text:style-name="P118"><text:tab/>&lt;Atom&gt;</text:p>
            <text:p text:style-name="P118"><text:tab/><text:tab/>&lt;Data xsi:type="xs:dateTime"&gt;1999-12-31T23:59:59Z&lt;/Data&gt;</text:p>
            <text:p text:style-name="P118"><text:tab/>&lt;/Atom&gt;</text:p>
          </table:table-cell>
        </table:table-row>
      </table:table>
      <text:p text:style-name="P120"/>
      <text:p text:style-name="P120">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20"/>
      <text:h text:style-name="P49" text:outline-level="3">Deterministic resolution</text:h>
      <text:p text:style-name="P120">The <text:span text:style-name="T9">uri</text:span> attribute that has been introduced in RuleML 0.9 has been leveraged to replace prefix-based content resolution with a deterministic one.</text:p>
      <text:p text:style-name="P120"/>
      <table:table table:name="Table30" table:style-name="Table30">
        <table:table-column table:style-name="Table30.A"/>
        <table:table-column table:style-name="Table30.B"/>
        <table:table-header-rows>
          <table:table-row>
            <table:table-cell table:style-name="Table30.A1" office:value-type="string">
              <text:p text:style-name="P126">Type</text:p>
            </table:table-cell>
            <table:table-cell>
              <table:table table:is-sub-table="true">
                <table:table-column table:style-name="Table30.B"/>
                <table:table-row>
                  <table:table-cell table:style-name="Table30.B1.1.1" office:value-type="string">
                    <text:p text:style-name="P127">RuleML 0.86 + Prefix</text:p>
                  </table:table-cell>
                </table:table-row>
                <table:table-row>
                  <table:table-cell table:style-name="Table30.B1.1.2" office:value-type="string">
                    <text:p text:style-name="P127">RuleML 0.9</text:p>
                  </table:table-cell>
                </table:table-row>
              </table:table>
            </table:table-cell>
          </table:table-row>
        </table:table-header-rows>
        <table:table-row>
          <table:table-cell table:style-name="Table30.A2" office:value-type="string">
            <text:p text:style-name="P128">Operator</text:p>
          </table:table-cell>
          <table:table-cell>
            <table:table table:is-sub-table="true">
              <table:table-column table:style-name="Table30.B"/>
              <table:table-row>
                <table:table-cell table:style-name="Table30.B2.1.1" office:value-type="string">
                  <text:p text:style-name="P129">&lt;ind&gt;NxBRE:Equals(100)&lt;/ind&gt;</text:p>
                </table:table-cell>
              </table:table-row>
              <table:table-row>
                <table:table-cell table:style-name="Table30.B1.1.2" office:value-type="string">
                  <text:p text:style-name="P130">&lt;Ind uri="nxbre://operator"&gt;Equals(100)&lt;/Ind&gt;</text:p>
                </table:table-cell>
              </table:table-row>
            </table:table>
          </table:table-cell>
        </table:table-row>
        <table:table-row>
          <table:table-cell table:style-name="Table30.A2" office:value-type="string">
            <text:p text:style-name="P128">Expression</text:p>
          </table:table-cell>
          <table:table-cell>
            <table:table table:is-sub-table="true">
              <table:table-column table:style-name="Table30.B"/>
              <table:table-row>
                <table:table-cell table:style-name="Table30.B2.1.1" office:value-type="string">
                  <text:p text:style-name="P129">&lt;ind&gt;expr:{ind}.StartsWith("hello")&lt;/ind&gt;</text:p>
                </table:table-cell>
              </table:table-row>
              <table:table-row>
                <table:table-cell table:style-name="Table30.B1.1.2" office:value-type="string">
                  <text:p text:style-name="P131">&lt;Ind uri="nxbre://expression"&gt;{ind}.StartsWith("hello")&lt;/Ind&gt;</text:p>
                </table:table-cell>
              </table:table-row>
            </table:table>
          </table:table-cell>
        </table:table-row>
        <table:table-row>
          <table:table-cell table:style-name="Table30.A2" office:value-type="string">
            <text:p text:style-name="P128">Binder Resolved Expression</text:p>
          </table:table-cell>
          <table:table-cell>
            <table:table table:is-sub-table="true">
              <table:table-column table:style-name="Table30.B"/>
              <table:table-row>
                <table:table-cell table:style-name="Table30.B2.1.1" office:value-type="string">
                  <text:p text:style-name="P129">&lt;ind&gt;binder:CalculateTotalWeight&lt;/ind&gt;</text:p>
                  <text:p text:style-name="P132"><text:span text:style-name="T42"><text:line-break/></text:span>or:</text:p>
                  <text:p text:style-name="P132"><text:span text:style-name="T42"><text:line-break/></text:span>&lt;ind&gt;CalculateTotalWeight()&lt;/ind&gt;</text:p>
                  <text:p text:style-name="P132"><text:span text:style-name="T42"><text:line-break/></text:span>for regular expression based recognition.</text:p>
                </table:table-cell>
              </table:table-row>
              <table:table-row>
                <table:table-cell table:style-name="Table30.B1.1.2" office:value-type="string">
                  <text:p text:style-name="P131">&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28">Function Based Atom Relation</text:p>
          </table:table-cell>
          <table:table-cell>
            <table:table table:is-sub-table="true">
              <table:table-column table:style-name="Table30.B"/>
              <table:table-row>
                <table:table-cell table:style-name="Table30.B2.1.1" office:value-type="string">
                  <text:p text:style-name="P129">&lt;rel&gt;expr:{var:Date} &amp;lt; System.DateTime.Now&lt;/rel&gt;</text:p>
                </table:table-cell>
              </table:table-row>
              <table:table-row>
                <table:table-cell table:style-name="Table30.B1.1.2" office:value-type="string">
                  <text:p text:style-name="P131">&lt;Rel uri="nxbre://expression"&gt;{var:Date} &amp;lt; System.DateTime.Now&lt;/Rel&gt;</text:p>
                </table:table-cell>
              </table:table-row>
            </table:table>
          </table:table-cell>
        </table:table-row>
        <table:table-row>
          <table:table-cell table:style-name="Table30.A2" office:value-type="string">
            <text:p text:style-name="P128">Binder Resolved Atom Relation</text:p>
          </table:table-cell>
          <table:table-cell>
            <table:table table:is-sub-table="true">
              <table:table-column table:style-name="Table30.B"/>
              <table:table-row>
                <table:table-cell table:style-name="Table30.B2.1.1" office:value-type="string">
                  <text:p text:style-name="P129">&lt;rel&gt;binder:WithinTolerance&lt;/rel&gt;</text:p>
                </table:table-cell>
              </table:table-row>
              <table:table-row>
                <table:table-cell table:style-name="Table30.B1.1.2" office:value-type="string">
                  <text:p text:style-name="P131">&lt;Rel uri="nxbre://binder"&gt;WithinTolerance&lt;/Rel&gt;</text:p>
                </table:table-cell>
              </table:table-row>
            </table:table>
          </table:table-cell>
        </table:table-row>
      </table:table>
      <text:p text:style-name="P120"/>
      <text:p text:style-name="P120"/>
      <text:h text:style-name="P49" text:outline-level="3">Equivalence</text:h>
      <text:p text:style-name="P120">It is possible to define two atoms as equivalent, which is a very useful feature for reducing the size of queries or implications. </text:p>
      <text:p text:style-name="P120"/>
      <table:table table:name="Table31" table:style-name="Table31">
        <table:table-column table:style-name="Table31.A"/>
        <table:table-column table:style-name="Table31.B"/>
        <table:table-header-rows>
          <table:table-row>
            <table:table-cell table:style-name="Table31.A1" office:value-type="string">
              <text:p text:style-name="P114">RuleML</text:p>
            </table:table-cell>
            <table:table-cell table:style-name="Table31.B1" office:value-type="string">
              <text:p text:style-name="P114">Natural Language</text:p>
            </table:table-cell>
          </table:table-row>
        </table:table-header-rows>
        <table:table-row>
          <table:table-cell table:style-name="Table31.A2" office:value-type="string">
            <text:p text:style-name="P125">&lt;Equivalent&gt;</text:p>
            <text:p text:style-name="P125"><text:s/>&lt;oid&gt;</text:p>
            <text:p text:style-name="P125"><text:s text:c="2"/>&lt;Ind&gt;Own/belong equivalence&lt;/Ind&gt;</text:p>
            <text:p text:style-name="P125"><text:s/>&lt;/oid&gt;</text:p>
            <text:p text:style-name="P125"><text:s/>&lt;Atom&gt;</text:p>
            <text:p text:style-name="P125"><text:s text:c="2"/>&lt;Rel&gt;own&lt;/Rel&gt;</text:p>
            <text:p text:style-name="P125"><text:s text:c="2"/>&lt;Var&gt;person&lt;/Var&gt;</text:p>
            <text:p text:style-name="P125"><text:s text:c="2"/>&lt;Var&gt;stuff&lt;/Var&gt;</text:p>
            <text:p text:style-name="P125"><text:s/>&lt;/Atom&gt;</text:p>
            <text:p text:style-name="P125"><text:s/>&lt;Atom&gt;</text:p>
            <text:p text:style-name="P125"><text:s text:c="2"/>&lt;Rel&gt;belongs&lt;/Rel&gt;</text:p>
            <text:p text:style-name="P125"><text:s text:c="2"/>&lt;Var&gt;stuff&lt;/Var&gt;</text:p>
            <text:p text:style-name="P125"><text:s text:c="2"/>&lt;Var&gt;person&lt;/Var&gt;</text:p>
            <text:p text:style-name="P125"><text:s/>&lt;/Atom&gt;</text:p>
            <text:p text:style-name="P125">&lt;/Equivalent&gt;</text:p>
          </table:table-cell>
          <table:table-cell table:style-name="Table31.B2" office:value-type="string">
            <text:p text:style-name="P121">Saying that a person owns a stuff is equivalent to saying that the stuff belongs to the person.</text:p>
          </table:table-cell>
        </table:table-row>
      </table:table>
      <text:p text:style-name="P133"/>
      <text:p text:style-name="P120">If more <text:span text:style-name="T9">n</text:span> atoms are equivalent, <text:span text:style-name="T9">n-1</text:span> equivalent pairs are needed, as <text:span text:style-name="T1">NxBRE</text:span> explores the equivalence graph.</text:p>
      <text:p text:style-name="P120"/>
      <text:p text:style-name="P120">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20"/>
      <text:p text:style-name="P120">For example, the following atom:</text:p>
      <text:p text:style-name="P120"/>
      <text:p text:style-name="P134"><text:s/>&lt;Atom&gt;</text:p>
      <text:p text:style-name="P134"><text:s text:c="2"/>&lt;Rel&gt;own&lt;/Rel&gt;</text:p>
      <text:p text:style-name="P134"><text:s text:c="2"/>&lt;Var&gt;client&lt;/Var&gt;</text:p>
      <text:p text:style-name="P134"><text:s text:c="2"/>&lt;Var&gt;object&lt;/Var&gt;</text:p>
      <text:p text:style-name="P134"><text:s/>&lt;/Atom&gt;</text:p>
      <text:p text:style-name="P120"/>
      <text:p text:style-name="P120">will be automatically translated into its equivalent:</text:p>
      <text:p text:style-name="P120"/>
      <text:p text:style-name="P134"><text:s/>&lt;Atom&gt;</text:p>
      <text:p text:style-name="P134"><text:s text:c="2"/>&lt;Rel&gt;belongs&lt;/Rel&gt;</text:p>
      <text:p text:style-name="P134"><text:s text:c="2"/>&lt;Var&gt;object&lt;/Var&gt;</text:p>
      <text:p text:style-name="P134"><text:s text:c="2"/>&lt;Var&gt;client&lt;/Var&gt;</text:p>
      <text:p text:style-name="P134"><text:s/>&lt;/Atom&gt;</text:p>
      <text:p text:style-name="P120"/>
      <text:p text:style-name="P120">and the system will search matching facts for both.</text:p>
      <text:p text:style-name="P120"/>
      <text:p text:style-name="P120">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20"/>
      <text:p text:style-name="P120"/>
      <text:h text:style-name="P49" text:outline-level="3">Integrity protection</text:h>
      <text:p text:style-name="P120">It is possible to write special queries dedicated to verify the integrity of the rule base, ie the facts present in the current working memory at the end of the inference process.</text:p>
      <text:p text:style-name="P120"/>
      <text:p text:style-name="P120">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20"/>
      <table:table table:name="Table32" table:style-name="Table32">
        <table:table-column table:style-name="Table32.A"/>
        <table:table-header-rows>
          <table:table-row>
            <table:table-cell table:style-name="Table32.A1" office:value-type="string">
              <text:p text:style-name="P135">RuleML</text:p>
            </table:table-cell>
          </table:table-row>
        </table:table-header-rows>
        <table:table-row>
          <table:table-cell table:style-name="Table32.A2" office:value-type="string">
            <text:p text:style-name="P136">&lt;Protect&gt;</text:p>
            <text:p text:style-name="P136"><text:s/>&lt;Integrity&gt;</text:p>
            <text:p text:style-name="P136"><text:s text:c="2"/>&lt;oid&gt;</text:p>
            <text:p text:style-name="P136"><text:s text:c="3"/>&lt;Ind&gt;An object can not be gold and rusty&lt;/Ind&gt;</text:p>
            <text:p text:style-name="P136"><text:s text:c="2"/>&lt;/oid&gt;</text:p>
            <text:p text:style-name="P136"><text:s text:c="2"/>&lt;Or&gt;</text:p>
            <text:p text:style-name="P137"><text:s text:c="3"/>&lt;And&gt;</text:p>
            <text:p text:style-name="P137"><text:s text:c="4"/>&lt;Atom&gt;</text:p>
            <text:p text:style-name="P137"><text:s text:c="5"/>&lt;Rel&gt;gold&lt;/Rel&gt;</text:p>
            <text:p text:style-name="P137"><text:s text:c="5"/>&lt;Var&gt;object&lt;/Var&gt;</text:p>
            <text:p text:style-name="P137"><text:s text:c="4"/>&lt;/Atom&gt;</text:p>
            <text:p text:style-name="P137"><text:s text:c="4"/>&lt;Naf&gt;</text:p>
            <text:p text:style-name="P137"><text:s text:c="5"/>&lt;Atom&gt;</text:p>
            <text:p text:style-name="P137"><text:s text:c="6"/>&lt;Rel&gt;rusty&lt;/Rel&gt;</text:p>
            <text:p text:style-name="P137"><text:s text:c="6"/>&lt;Var&gt;object&lt;/Var&gt;</text:p>
            <text:p text:style-name="P137"><text:s text:c="5"/>&lt;/Atom&gt;</text:p>
            <text:p text:style-name="P137"><text:s text:c="4"/>&lt;/Naf&gt;</text:p>
            <text:p text:style-name="P137"><text:s text:c="3"/>&lt;/And&gt;</text:p>
            <text:p text:style-name="P138"><text:s text:c="3"/>&lt;And&gt;</text:p>
            <text:p text:style-name="P138"><text:s text:c="4"/>&lt;Naf&gt;</text:p>
            <text:p text:style-name="P138"><text:s text:c="5"/>&lt;Atom&gt;</text:p>
            <text:p text:style-name="P138"><text:s text:c="7"/>&lt;Rel&gt;gold&lt;/Rel&gt;</text:p>
            <text:p text:style-name="P138"><text:s text:c="6"/>&lt;Var&gt;object&lt;/Var&gt;</text:p>
            <text:p text:style-name="P138"><text:s text:c="5"/>&lt;/Atom&gt;</text:p>
            <text:p text:style-name="P138"><text:s text:c="4"/>&lt;/Naf&gt;</text:p>
            <text:p text:style-name="P138"><text:s text:c="4"/>&lt;Atom&gt;</text:p>
            <text:p text:style-name="P138"><text:s text:c="5"/>&lt;Rel&gt;rusty&lt;/Rel&gt;</text:p>
            <text:p text:style-name="P138"><text:s text:c="5"/>&lt;Var&gt;object&lt;/Var&gt;</text:p>
            <text:p text:style-name="P138"><text:s text:c="4"/>&lt;/Atom&gt;</text:p>
            <text:p text:style-name="P138"><text:s text:c="3"/>&lt;/And&gt;</text:p>
            <text:p text:style-name="P136"><text:s text:c="3"/><text:span text:style-name="T43">&lt;And&gt;</text:span></text:p>
            <text:p text:style-name="P139"><text:s text:c="4"/>&lt;Naf&gt;</text:p>
            <text:p text:style-name="P139"><text:s text:c="5"/>&lt;Atom&gt;</text:p>
            <text:p text:style-name="P139"><text:s text:c="6"/>&lt;Rel&gt;gold&lt;/Rel&gt;</text:p>
            <text:p text:style-name="P139"><text:s text:c="6"/>&lt;Var&gt;object&lt;/Var&gt;</text:p>
            <text:p text:style-name="P139"><text:s text:c="5"/>&lt;/Atom&gt;</text:p>
            <text:p text:style-name="P139"><text:s text:c="4"/>&lt;/Naf&gt;</text:p>
            <text:p text:style-name="P139"><text:s text:c="4"/>&lt;Naf&gt;</text:p>
            <text:p text:style-name="P139"><text:s text:c="5"/>&lt;Atom&gt;</text:p>
            <text:p text:style-name="P139"><text:s text:c="6"/>&lt;Rel&gt;rusty&lt;/Rel&gt;</text:p>
            <text:p text:style-name="P139"><text:s text:c="6"/>&lt;Var&gt;object&lt;/Var&gt;</text:p>
            <text:p text:style-name="P139"><text:s text:c="5"/>&lt;/Atom&gt;</text:p>
            <text:p text:style-name="P139"><text:s text:c="4"/>&lt;/Naf&gt;</text:p>
            <text:p text:style-name="P139"><text:s text:c="3"/>&lt;/And&gt;</text:p>
            <text:p text:style-name="P136"><text:s text:c="2"/>&lt;/Or&gt;</text:p>
            <text:p text:style-name="P136"><text:s/>&lt;/Integrity&gt;</text:p>
            <text:p text:style-name="P136">&lt;/Protect&gt;</text:p>
          </table:table-cell>
        </table:table-row>
      </table:table>
      <text:p text:style-name="P133"/>
      <text:p text:style-name="P33">This example enforces the fact that an object can not be gold and rusty, so it is either “<text:span text:style-name="T44">gold and not rusty</text:span>”, “<text:span text:style-name="T45">not gold and rusty</text:span>” or “<text:span text:style-name="T43">neither gold nor rusty</text:span>”.</text:p>
      <text:h text:style-name="P49" text:outline-level="3">Migrating from a previous version</text:h>
      <text:p text:style-name="P120">The simplest way of converting a rule base is to use the <text:span text:style-name="T1">Inference Engine Console</text:span> to load in one format and save in the other.</text:p>
      <text:p text:style-name="P120"/>
      <text:p text:style-name="P120">Note that the Console saves in standard syntax and does not force the data typing.</text:p>
      <text:p text:style-name="P120"/>
      <text:p text:style-name="P120">It is also very important to note that if the rule base uses a binder to resolved expressions, functions or formulas, the binder must have been loaded as well. Failing to load a required binder will end up with a loss of information in the saved rule base.</text:p>
      <text:p text:style-name="P120"/>
      <text:p text:style-name="P120">Consequently, to have full control on the save options, the best is to use a code similar to this one:</text:p>
      <text:p text:style-name="Text_20_body"/>
      <text:p text:style-name="P140"><text:span text:style-name="T1"><text:line-break/>01</text:span><text:tab/>IInferenceEngine ie = new IEImpl(binder);</text:p>
      <text:p text:style-name="P141"><text:span text:style-name="T46">02</text:span><text:span text:style-name="T47"><text:tab/>ie.LoadRuleBase(</text:span><text:span text:style-name="T48">new </text:span><text:span text:style-name="T49">RuleML086NafDatalogAdapter</text:span><text:span text:style-name="T50">(</text:span><text:span text:style-name="T51">oldRules</text:span><text:span text:style-name="T50">, </text:span><text:span text:style-name="T52">FileAccess</text:span><text:span text:style-name="T50">.</text:span><text:span text:style-name="T52">Read</text:span><text:span text:style-name="T50">)</text:span><text:span text:style-name="T47">);</text:span></text:p>
      <text:p text:style-name="P142"><text:span text:style-name="T46">03</text:span><text:span text:style-name="T47"><text:tab/></text:span><text:span text:style-name="T53">ie</text:span><text:span text:style-name="T54">.</text:span><text:span text:style-name="T49">SaveRuleBase</text:span><text:span text:style-name="T50">(</text:span><text:span text:style-name="T48">new </text:span><text:span text:style-name="T49">RuleML09NafDatalogAdapter</text:span><text:span text:style-name="T50">(</text:span><text:span text:style-name="T51">newRules</text:span><text:span text:style-name="T50">, </text:span><text:span text:style-name="T52">FileAccess</text:span><text:span text:style-name="T50">.</text:span><text:span text:style-name="T52">Write</text:span><text:span text:style-name="T50">,<text:line-break/><text:tab/><text:tab/></text:span><text:span text:style-name="T52">SaveFormatAttributes</text:span><text:span text:style-name="T50">.</text:span><text:span text:style-name="T52">Compact </text:span><text:span text:style-name="T50">|<text:line-break/><text:tab/><text:tab/></text:span><text:span text:style-name="T52">SaveFormatAttributes</text:span><text:span text:style-name="T50">.</text:span><text:span text:style-name="T52">ForceDataTyping</text:span><text:span text:style-name="T50">));</text:span><text:span text:style-name="T47"><text:line-break/></text:span></text:p>
      <text:p text:style-name="P123"/>
      <text:p text:style-name="P120"/>
      <text:p text:style-name="P120"/>
      <text:p text:style-name="P120"/>
      <text:h text:style-name="P32" text:outline-level="2">Advanced Concepts</text:h>
      <text:p text:style-name="P143">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44">oid is a label for a clause ; it must be individual, this allows naming of a rule in a fashion that is accessible, within the knowledge representation; e.g., this can help for representing prioritization between rules.</text:p>
      <text:p text:style-name="P145"/>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14">RuleML</text:p>
            </table:table-cell>
            <table:table-cell table:style-name="Table18.B1" office:value-type="string">
              <text:p text:style-name="P114">Description</text:p>
            </table:table-cell>
          </table:table-row>
        </table:table-header-rows>
        <table:table-row>
          <table:table-cell table:style-name="Table18.A2" office:value-type="string">
            <text:p text:style-name="P115">&lt;Implies&gt;</text:p>
            <text:p text:style-name="P115"><text:s/>&lt;oid&gt;</text:p>
            <text:p text:style-name="P115"><text:s text:c="2"/>&lt;Ind&gt;label:Lower;priority:20&lt;/Ind&gt;</text:p>
            <text:p text:style-name="P115"><text:s/>&lt;/oid&gt;</text:p>
            <text:p text:style-name="P115"><text:s/>&lt;head&gt;</text:p>
            <text:p text:style-name="P115"><text:s text:c="2"/>(...)</text:p>
          </table:table-cell>
          <table:table-cell table:style-name="Table18.B2" office:value-type="string">
            <text:p text:style-name="P115">Defines an implication labeled “Lower” whose priority is 20.</text:p>
          </table:table-cell>
        </table:table-row>
      </table:table>
      <text:p text:style-name="P120"/>
      <text:p text:style-name="P120">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14">RuleML</text:p>
            </table:table-cell>
            <table:table-cell table:style-name="Table19.B1" office:value-type="string">
              <text:p text:style-name="P114">Description</text:p>
            </table:table-cell>
          </table:table-row>
        </table:table-header-rows>
        <table:table-row>
          <table:table-cell table:style-name="Table19.A2" office:value-type="string">
            <text:p text:style-name="P115">&lt;Implies&gt;</text:p>
            <text:p text:style-name="P115"><text:s/>&lt;oid&gt;</text:p>
            <text:p text:style-name="P115"><text:s text:c="2"/>&lt;Ind&gt;label:polite;mutex:mundane&lt;/Ind&gt;</text:p>
            <text:p text:style-name="P115"><text:s/>&lt;/oid&gt;</text:p>
            <text:p text:style-name="P115"><text:s/>&lt;head&gt;</text:p>
            <text:p text:style-name="P115"><text:s text:c="2"/>(...)</text:p>
          </table:table-cell>
          <table:table-cell table:style-name="Table19.B2" office:value-type="string">
            <text:p text:style-name="P115">Defines an implication labeled “polite” that mutexes an implication labeled “mundane”.</text:p>
          </table:table-cell>
        </table:table-row>
        <table:table-row>
          <table:table-cell table:style-name="Table19.A2" office:value-type="string">
            <text:p text:style-name="P115">&lt;Implies&gt;</text:p>
            <text:p text:style-name="P115"><text:s/>&lt;oid&gt;</text:p>
            <text:p text:style-name="P115"><text:s text:c="2"/>&lt;Ind&gt;label:mundane;priority:25&lt;/Ind&gt;</text:p>
            <text:p text:style-name="P115"><text:s/>&lt;/oid&gt;</text:p>
            <text:p text:style-name="P115"><text:s/>&lt;head&gt;</text:p>
            <text:p text:style-name="P115"><text:s text:c="2"/>(...)</text:p>
          </table:table-cell>
          <table:table-cell table:style-name="Table19.B2" office:value-type="string">
            <text:p text:style-name="P115">Defines an implication labeled “mundane” whose priority is 25.</text:p>
            <text:p text:style-name="P115"/>
            <text:p text:style-name="P115">NB. the mutex with the implication labeled “polite” could have been defined here.</text:p>
          </table:table-cell>
        </table:table-row>
      </table:table>
      <text:p text:style-name="P120"/>
      <text:p text:style-name="Text_20_body"><text:span text:style-name="T11"/></text:p>
      <text:p text:style-name="P146"><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47">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4">hierarchy (see chapter </text:span><text:span text:style-name="T24"><text:reference-ref text:reference-format="chapter" text:ref-name="ie.salience">3.2.7</text:reference-ref></text:span><text:span text:style-name="T24">).</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14">RuleML</text:p>
            </table:table-cell>
            <table:table-cell table:style-name="Table20.B1" office:value-type="string">
              <text:p text:style-name="P114">Description</text:p>
            </table:table-cell>
          </table:table-row>
        </table:table-header-rows>
        <table:table-row>
          <table:table-cell table:style-name="Table20.A2" office:value-type="string">
            <text:p text:style-name="P115">&lt;Implies&gt;</text:p>
            <text:p text:style-name="P115"><text:s/>&lt;oid&gt;</text:p>
            <text:p text:style-name="P115"><text:s text:c="2"/>&lt;Ind&gt;label:Rule X;precondition:Rule Z&lt;/Ind&gt;</text:p>
            <text:p text:style-name="P115"><text:s/>&lt;/oid&gt;</text:p>
            <text:p text:style-name="P115"><text:s/>&lt;head&gt;</text:p>
            <text:p text:style-name="P115"><text:s text:c="2"/>(...)</text:p>
          </table:table-cell>
          <table:table-cell table:style-name="Table20.B2" office:value-type="string">
            <text:p text:style-name="P115">Defines an implication labeled “Rule X” whose evaluation will be done by the engine only if <text:s/>the implication labeled “Rule Z” has been positive in the same process cycle.</text:p>
          </table:table-cell>
        </table:table-row>
      </table:table>
      <text:p text:style-name="Text_20_body"/>
      <text:h text:style-name="P49"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14">RuleML</text:p>
            </table:table-cell>
            <table:table-cell table:style-name="Table25.B1" office:value-type="string">
              <text:p text:style-name="P114">Description</text:p>
            </table:table-cell>
          </table:table-row>
        </table:table-header-rows>
        <table:table-row>
          <table:table-cell table:style-name="Table25.A2" office:value-type="string">
            <text:p text:style-name="P115">&lt;Implies&gt;</text:p>
            <text:p text:style-name="P115"><text:s/>&lt;oid&gt;</text:p>
            <text:p text:style-name="P115"><text:s text:c="2"/>&lt;Ind&gt;label:Rule X;action:retract&lt;/Ind&gt;</text:p>
            <text:p text:style-name="P115"><text:s/>&lt;/oid&gt;</text:p>
            <text:p text:style-name="P115"><text:s/>&lt;head&gt;</text:p>
            <text:p text:style-name="P115"><text:s text:c="2"/>(...)</text:p>
          </table:table-cell>
          <table:table-cell table:style-name="Table25.B2" office:value-type="string">
            <text:p text:style-name="P115">Defines an implication labeled “Rule X” whose evaluation will retract facts produced by the inference process.</text:p>
          </table:table-cell>
        </table:table-row>
        <table:table-row>
          <table:table-cell table:style-name="Table25.A2" office:value-type="string">
            <text:p text:style-name="P115">&lt;Implies&gt;</text:p>
            <text:p text:style-name="P115"><text:s/>&lt;oid&gt;</text:p>
            <text:p text:style-name="P115"><text:s text:c="2"/>&lt;Ind&gt;label:Rule Y;action:modify&lt;/Ind&gt;</text:p>
            <text:p text:style-name="P115"><text:s/>&lt;/oid&gt;</text:p>
            <text:p text:style-name="P115"><text:s/>&lt;head&gt;</text:p>
            <text:p text:style-name="P115"><text:s text:c="2"/>(...)</text:p>
          </table:table-cell>
          <table:table-cell table:style-name="Table25.B2" office:value-type="string">
            <text:p text:style-name="P115">Defines an implication labeled “Rule Y” whose evaluation will modify the facts found matching the resolved head part of the implication.</text:p>
            <text:p text:style-name="P115"/>
            <text:p text:style-name="P115">This means that a query will be dynamically built, based on the deduction atom whose variable predicates would have been resolved with the values coming from the body part.</text:p>
            <text:p text:style-name="P115"/>
            <text:p text:style-name="P115">The facts selected by this query will then be modified, with any formula resolved in the context of each of them.</text:p>
            <text:p text:style-name="P115"/>
            <text:p text:style-name="P115">The label of the original facts is preserved.</text:p>
          </table:table-cell>
        </table:table-row>
        <table:table-row>
          <table:table-cell table:style-name="Table25.A2" office:value-type="string">
            <text:p text:style-name="P115">&lt;Implies&gt;</text:p>
            <text:p text:style-name="P115"><text:s/>&lt;oid&gt;</text:p>
            <text:p text:style-name="P115"><text:s text:c="2"/>&lt;Ind&gt;label:Rule Z;action:count&lt;/Ind&gt;</text:p>
            <text:p text:style-name="P115"><text:s/>&lt;/oid&gt;</text:p>
            <text:p text:style-name="P115"><text:s/>&lt;head&gt;</text:p>
            <text:p text:style-name="P115"><text:s text:c="2"/>(...)</text:p>
          </table:table-cell>
          <table:table-cell table:style-name="Table25.B2" office:value-type="string">
            <text:p text:style-name="P115">Defines an implication labeled “Rule Z” whose evaluation will produce a fact where all the variable predicates will be replaced by the number of results produced by the body part, even if it is 0.</text:p>
            <text:p text:style-name="P115"/>
            <text:p text:style-name="P115">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55">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49"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8">RuleML</text:p>
            </table:table-cell>
            <table:table-cell table:style-name="Table13.B1" office:value-type="string">
              <text:p text:style-name="P148">Description</text:p>
            </table:table-cell>
          </table:table-row>
        </table:table-header-rows>
        <table:table-row>
          <table:table-cell table:style-name="Table13.A2" office:value-type="string">
            <text:p text:style-name="P149">&lt;Atom&gt;</text:p>
            <text:p text:style-name="P149"><text:s/>&lt;op&gt;</text:p>
            <text:p text:style-name="P149"><text:s text:c="2"/>&lt;Rel uri="nxbre://operator"&gt;GreaterThan()&lt;/Rel&gt;</text:p>
            <text:p text:style-name="P149"><text:s/>&lt;/op&gt;</text:p>
            <text:p text:style-name="P149"><text:s/>(...)</text:p>
          </table:table-cell>
          <table:table-cell table:style-name="Table13.B2" office:value-type="string">
            <text:p text:style-name="P149">Evaluates if the first predicate is greater than the second one, using an operator provided by NxBRE.</text:p>
          </table:table-cell>
        </table:table-row>
        <table:table-row>
          <table:table-cell table:style-name="Table13.A2" office:value-type="string">
            <text:p text:style-name="P149">&lt;Atom&gt;</text:p>
            <text:p text:style-name="P149"><text:s/>&lt;op&gt;</text:p>
            <text:p text:style-name="P149"><text:s text:c="2"/>&lt;Rel uri="nxbre://binder"&gt;IsInRange&lt;/Rel&gt;</text:p>
            <text:p text:style-name="P149"><text:s/>&lt;/op&gt;</text:p>
            <text:p text:style-name="P150"><text:s/>(...)</text:p>
          </table:table-cell>
          <table:table-cell table:style-name="Table13.B2" office:value-type="string">
            <text:p text:style-name="P149">Passes the predicates as arguments to the IsInRange custom function defined in the binder associated with the rulebase.</text:p>
            <text:p text:style-name="P149"/>
          </table:table-cell>
        </table:table-row>
        <table:table-row>
          <table:table-cell table:style-name="Table13.A2" office:value-type="string">
            <text:p text:style-name="P149">&lt;Atom&gt;</text:p>
            <text:p text:style-name="P149"><text:s/>&lt;op&gt;</text:p>
            <text:p text:style-name="P149"><text:s text:c="2"/>&lt;Rel uri="nxbre://expression"&gt;({var:X})&amp;gt;=5&lt;/Rel&gt;</text:p>
            <text:p text:style-name="P149"><text:s/>&lt;/op&gt;</text:p>
            <text:p text:style-name="P149"><text:s/>(...)</text:p>
          </table:table-cell>
          <table:table-cell table:style-name="Table13.B2" office:value-type="string">
            <text:p text:style-name="P151">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6"/>
      <text:h text:style-name="P49"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35">RuleML</text:p>
            </table:table-cell>
            <table:table-cell table:style-name="Table23.B1" office:value-type="string">
              <text:p text:style-name="P135">Description</text:p>
            </table:table-cell>
          </table:table-row>
        </table:table-header-rows>
        <table:table-row>
          <table:table-cell table:style-name="Table23.A2" office:value-type="string">
            <text:p text:style-name="P152">&lt;Implies&gt;</text:p>
            <text:p text:style-name="P152"><text:s/>&lt;oid&gt;</text:p>
            <text:p text:style-name="P152"><text:s text:c="2"/>&lt;Ind&gt;label:update total weight;action:modify&lt;/Ind&gt;</text:p>
            <text:p text:style-name="P152"><text:s/>&lt;/oid&gt;</text:p>
            <text:p text:style-name="P152"><text:s/>&lt;head&gt;</text:p>
            <text:p text:style-name="P152"><text:s text:c="2"/>&lt;Atom&gt;</text:p>
            <text:p text:style-name="P152"><text:s text:c="3"/>&lt;op&gt;</text:p>
            <text:p text:style-name="P152"><text:s text:c="4"/>&lt;Rel&gt;Chocolate_Box_Weight&lt;/Rel&gt;</text:p>
            <text:p text:style-name="P152"><text:s text:c="3"/>&lt;/op&gt;</text:p>
            <text:p text:style-name="P152"><text:s text:c="3"/>&lt;Var&gt;Box&lt;/Var&gt;</text:p>
            <text:p text:style-name="P152"><text:s text:c="3"/><text:span text:style-name="T1">&lt;Ind uri="nxbre://binder"&gt;CalculateTotalWeight&lt;/Ind&gt;</text:span></text:p>
            <text:p text:style-name="P152"><text:s text:c="2"/>&lt;/Atom&gt;</text:p>
            <text:p text:style-name="P152"><text:s/>&lt;/head&gt;</text:p>
            <text:p text:style-name="P152"><text:s/>(...)</text:p>
          </table:table-cell>
          <table:table-cell table:style-name="Table23.B2" office:value-type="string">
            <text:p text:style-name="P152"/>
            <text:p text:style-name="P152">Compute the new value of the fact “Chocolate_Box_Weight” using a formula.</text:p>
            <text:p text:style-name="P152"/>
            <text:p text:style-name="P152">Here, a binder is used to define and evaluate the formula referred as “<text:span text:style-name="T11">CalculateTotalWeight</text:span>”.</text:p>
          </table:table-cell>
        </table:table-row>
        <table:table-row>
          <table:table-cell table:style-name="Table23.A2" office:value-type="string">
            <text:p text:style-name="P152">&lt;Implies&gt;</text:p>
            <text:p text:style-name="P152"><text:s/>&lt;oid&gt;</text:p>
            <text:p text:style-name="P152"><text:s text:c="2"/>&lt;Ind&gt;label:update total weight;action:modify&lt;/Ind&gt;</text:p>
            <text:p text:style-name="P152"><text:s/>&lt;/oid&gt;</text:p>
            <text:p text:style-name="P152"><text:s/>&lt;head&gt;</text:p>
            <text:p text:style-name="P152"><text:s text:c="2"/>&lt;Atom&gt;</text:p>
            <text:p text:style-name="P152"><text:s text:c="3"/>&lt;op&gt;</text:p>
            <text:p text:style-name="P152"><text:s text:c="4"/>&lt;Rel&gt;Chocolate_Box_Weight&lt;/Rel&gt;</text:p>
            <text:p text:style-name="P152"><text:s text:c="3"/>&lt;/op&gt;</text:p>
            <text:p text:style-name="P152"><text:s text:c="3"/>&lt;Var&gt;Box&lt;/Var&gt;</text:p>
            <text:p text:style-name="P152"><text:s text:c="3"/><text:span text:style-name="T1">&lt;Ind uri="nxbre://expression"&gt;</text:span></text:p>
            <text:p text:style-name="P153"><text:s text:c="4"/>expr:{predicate:1}+{var:Quantity}*{var:Weight}</text:p>
            <text:p text:style-name="P153"><text:s text:c="3"/>&lt;/Ind&gt;</text:p>
            <text:p text:style-name="P152"><text:s text:c="2"/>&lt;/Atom&gt;</text:p>
            <text:p text:style-name="P152"><text:s/>&lt;/head&gt;</text:p>
            <text:p text:style-name="P152"><text:s/>(...)</text:p>
          </table:table-cell>
          <table:table-cell table:style-name="Table23.B2" office:value-type="string">
            <text:p text:style-name="P152"/>
            <text:p text:style-name="P152">Same, but in this case no binder is used and the C# expression is directly stored in the rule.</text:p>
            <text:p text:style-name="P152"/>
            <text:p text:style-name="P152">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54"><text:span text:style-name="T22">Weight = </text:span><text:span text:style-name="T56">(</text:span><text:span text:style-name="T57">1 </text:span><text:span text:style-name="T56">+ </text:span><text:span text:style-name="T22">Priority</text:span><text:span text:style-name="T56">) * </text:span><text:span text:style-name="T57">100 </text:span><text:span text:style-name="T56">+ </text:span><text:span text:style-name="T22">Salience</text:span></text:p>
      <text:p text:style-name="Text_20_body">This weight is used for prioritizing the implication at process time.</text:p>
      <text:p text:style-name="Text_20_body"/>
      <text:h text:style-name="P32"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22">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22">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55">the Control mode, where the binder orchestrates the facts assertion and engine processing.</text:p>
        </text:list-item>
        <text:list-item>
          <text:p text:style-name="P155">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2</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56">NB. The Binder is not used for evaluating built-in operators, like <text:span text:style-name="T58">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43">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43">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43">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57">asserting facts based on business objects and data sources,</text:p>
        </text:list-item>
        <text:list-item>
          <text:p text:style-name="P157">determining if an individual predicate must be interpreted as a function and then is called-back to evaluate these functions when needed by the engine,</text:p>
        </text:list-item>
        <text:list-item>
          <text:p text:style-name="P157">evaluating custom function-based atom relations,</text:p>
        </text:list-item>
        <text:list-item>
          <text:p text:style-name="P158">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9">Think of the Binder as the code-behind your Rule Base. It is essential to get familiar with this concept to truly leverage the Inference Engine of </text:span><text:span text:style-name="T60">NxBRE</text:span><text:span text:style-name="T59">.</text:span></text:p>
      <text:p text:style-name="P143"/>
      <text:h text:style-name="P32" text:outline-level="2"><text:reference-mark-start text:name="ie.EL"/>Expression Language Support<text:reference-mark-end text:name="ie.EL"/></text:h>
      <text:p text:style-name="P143"><text:span text:style-name="T1">NxBRE</text:span> supports C# based expressions that can be used in four places:</text:p>
      <text:list text:style-name="L15">
        <text:list-item>
          <text:p text:style-name="P159"><text:span text:style-name="T59"> in the relation definition of a function based atom relations (see chapter </text:span><text:span text:style-name="T59"><text:reference-ref text:reference-format="chapter" text:ref-name="ie.function.atom.relation">3.2.5</text:reference-ref></text:span><text:span text:style-name="T59">),</text:span></text:p>
        </text:list-item>
        <text:list-item>
          <text:p text:style-name="P160"> in the individual comparison functions (see chapter <text:reference-ref text:reference-format="chapter" text:ref-name="ie.function.predicate">3.1.5</text:reference-ref>),</text:p>
        </text:list-item>
        <text:list-item>
          <text:p text:style-name="P160"> in formulas for computing individual predicate values in the deduction part of an implication (see chapter <text:reference-ref text:reference-format="chapter" text:ref-name="ie.formula">3.2.6</text:reference-ref>),</text:p>
        </text:list-item>
      </text:list>
      <text:p text:style-name="P143">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14">Return Type</text:p>
            </table:table-cell>
            <table:table-cell table:style-name="Table28.B1" office:value-type="string">
              <text:p text:style-name="P114">Evaluation Context</text:p>
            </table:table-cell>
          </table:table-row>
        </table:table-header-rows>
        <table:table-row>
          <table:table-cell table:style-name="Table28.A2" office:value-type="string">
            <text:p text:style-name="P161">boolean</text:p>
          </table:table-cell>
          <table:table-cell table:style-name="Table28.B2" office:value-type="string">
            <text:p text:style-name="P162">1 and 2 in above list</text:p>
          </table:table-cell>
        </table:table-row>
        <table:table-row>
          <table:table-cell table:style-name="Table28.A2" office:value-type="string">
            <text:p text:style-name="P161">object</text:p>
          </table:table-cell>
          <table:table-cell table:style-name="Table28.B2" office:value-type="string">
            <text:p text:style-name="P162">3 and 4 in above list</text:p>
          </table:table-cell>
        </table:table-row>
      </table:table>
      <text:p text:style-name="P143"/>
      <text:p text:style-name="P143">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43"/>
      <text:p text:style-name="Text_20_body"><text:span text:style-name="T55"> </text:span><text:span text:style-name="T59">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43"/>
      <text:p text:style-name="P143">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14">Placeholder</text:p>
            </table:table-cell>
            <table:table-cell table:style-name="Table26.B1" office:value-type="string">
              <text:p text:style-name="P114">Description</text:p>
            </table:table-cell>
          </table:table-row>
        </table:table-header-rows>
        <table:table-row>
          <table:table-cell table:style-name="Table26.A2" office:value-type="string">
            <text:p text:style-name="P161">{var:XYZ}</text:p>
          </table:table-cell>
          <table:table-cell table:style-name="Table26.B2" office:value-type="string">
            <text:p text:style-name="P162">Contains the value of a variable predicate named XYZ, in the body part of an implication or query.</text:p>
          </table:table-cell>
        </table:table-row>
        <table:table-row>
          <table:table-cell table:style-name="Table26.A2" office:value-type="string">
            <text:p text:style-name="P161">{ind}</text:p>
          </table:table-cell>
          <table:table-cell table:style-name="Table26.B2" office:value-type="string">
            <text:p text:style-name="P162">Contains the value of the matched predicate. Used only for individual match evaluation <text:span text:style-name="T59">(see chapter </text:span><text:span text:style-name="T59"><text:reference-ref text:reference-format="chapter" text:ref-name="ie.function.predicate">3.1.5</text:reference-ref></text:span><text:span text:style-name="T59">)</text:span>.</text:p>
          </table:table-cell>
        </table:table-row>
        <table:table-row>
          <table:table-cell table:style-name="Table26.A2" office:value-type="string">
            <text:p text:style-name="P161">{predicate:N}</text:p>
          </table:table-cell>
          <table:table-cell table:style-name="Table26.B2" office:value-type="string">
            <text:p text:style-name="P162">Contains the value of the Nth predicate (0 based count) of a matching atom. Used only for deduction atom of a modifying implication <text:span text:style-name="T59">(see chapter </text:span><text:span text:style-name="T59"><text:reference-ref text:reference-format="chapter" text:ref-name="ie.formula">3.2.6</text:reference-ref></text:span><text:span text:style-name="T59">)</text:span>.</text:p>
          </table:table-cell>
        </table:table-row>
      </table:table>
      <text:p text:style-name="P163"/>
      <text:h text:style-name="P32" text:outline-level="2">Engine</text:h>
      <text:p text:style-name="Text_20_body"/>
      <text:p text:style-name="Text_20_body"><draw:frame draw:style-name="fr2" draw:name="Graphic2" text:anchor-type="paragraph" svg:width="14.998cm" svg:height="13.039cm" draw:z-index="59"><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64">The Fact Base main index is a hierarchical storage of facts using their signature (fact relation type and number of predicates), predicates type, value and position as a composed key. Technically it is a:</text:p>
      <text:p text:style-name="P165">IDictionary&lt;string, IDictionary&lt;Type, IDictionary&lt;object, IDictionary&lt;int, Icollection&lt;Fact&gt;&gt;&gt;&gt;&gt;<text:line-break/></text:p>
      <text:p text:style-name="P166">which gives a O(5) cost for accessing any fact from one particular predicate.</text:p>
      <text:p text:style-name="P164"/>
      <text:p text:style-name="P164">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64">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0"><draw:image xlink:href="../WorkingMemorySD.png" xlink:type="simple" xlink:show="embed" xlink:actuate="onLoad"/></draw:frame></text:p>
      <text:p text:style-name="Text_20_body"/>
      <text:p text:style-name="P146">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6">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2" text:outline-level="2"><text:reference-mark-start text:name="ie.execution"/>Execution<text:reference-mark-end text:name="ie.execution"/></text:h>
      <text:p text:style-name="Text_20_body">The process cycle of the Inference Engine (<text:span text:style-name="T22">NxBRE.InferenceEngine.</text:span><text:span text:style-name="T61">IEImpl</text:span>) is very simple: basically it infers as long as new facts are deducted. If during an iteration all the deducted facts where already present in the Fact Base, then the process stops. There is also a limit<text:note text:id="ftn6" text:note-class="footnote"><text:note-citation>3</text:note-citation><text:note-body><text:p text:style-name="Footnote">The default limit is set to 1000. This parameter (IEImpl.IterationLimit) can be changed.</text:p></text:note-body></text:note>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67">If there is a Business Object Binder in Control mode, transfer control to it.</text:p>
        </text:list-item>
        <text:list-item>
          <text:p text:style-name="P167">If there is a Business Object Binder in BeforeAfter mode, call its BeforeProcess method.</text:p>
        </text:list-item>
        <text:list-item>
          <text:p text:style-name="P167">If the maximum number of iteration is reached, throw an Exception.</text:p>
        </text:list-item>
        <text:list-item>
          <text:p text:style-name="P167">Ask the Agenda to schedule the necessary implications.</text:p>
        </text:list-item>
        <text:list-item>
          <text:p text:style-name="P167">Evaluate all the scheduled implications.</text:p>
        </text:list-item>
        <text:list-item>
          <text:p text:style-name="P167">If new facts where asserted during point 5, perform a new iteration <text:span text:style-name="T62">→</text:span> 3.</text:p>
        </text:list-item>
        <text:list-item>
          <text:p text:style-name="P167">If there is a Business Object Binder in BeforeAfter mode, call its AfterProcess method.</text:p>
        </text:list-item>
        <text:list-item>
          <text:p text:style-name="P167">If new facts where asserted or retracted during point 7, perform a new iteration <text:span text:style-name="T62">→</text:span> 3.</text:p>
        </text:list-item>
      </text:list>
      <text:p text:style-name="P143"/>
      <text:h text:style-name="P32" text:outline-level="2"><text:reference-mark-start text:name="ie.threading"/>Threading Model<text:reference-mark-end text:name="ie.threading"/></text:h>
      <text:p text:style-name="P168">Since version 2.4, the Inference Engine offers three threading models:</text:p>
      <text:list text:style-name="L17">
        <text:list-item>
          <text:p text:style-name="P169"><text:span text:style-name="T1">Single</text:span>, for mono-threaded applications,</text:p>
        </text:list-item>
        <text:list-item>
          <text:p text:style-name="P169"><text:span text:style-name="T1">Multi</text:span>, for multi threaded applications,</text:p>
        </text:list-item>
        <text:list-item>
          <text:p text:style-name="P169"><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70">(Initialization)</text:p>
      <text:p text:style-name="P140"><text:span text:style-name="T1">01</text:span><text:tab/>IInferenceEngine ie = new IEImpl(binder , ThreadingModelTypes.Multi);</text:p>
      <text:p text:style-name="P140"><text:span text:style-name="T1">02</text:span><text:tab/>ie.LoadRuleBase(adapter);</text:p>
      <text:p text:style-name="P170">(Usage)</text:p>
      <text:p text:style-name="P140"><text:span text:style-name="T1">03</text:span><text:tab/>ie.NewWorkingMemory(WorkingMemoryTypes.Isolated);</text:p>
      <text:p text:style-name="P140"><text:span text:style-name="T1">04</text:span><text:tab/>ie.Process(businessObjects);</text:p>
      <text:p text:style-name="P168"/>
      <text:p text:style-name="P168">The initialization phase can happen in a singleton and can even be a static instance.</text:p>
      <text:p text:style-name="P168">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8">Line 03 shows how to instantiate a non-empty isolated memory, which will be specific to the current thread (an empty isolated memory would also work).</text:p>
      <text:p text:style-name="P168"/>
      <text:h text:style-name="P49" text:outline-level="3">Hot swapping support</text:h>
      <text:p text:style-name="P168">This feature allows any thread to perform a rule base and/or binder reload at any time, without interrupting the application: one can imagine monitoring file system events and trigger a reload operation if a file has changed.</text:p>
      <text:p text:style-name="P168">The following sample shows how to leverage this ability.</text:p>
      <text:p text:style-name="Standard"/>
      <text:p text:style-name="P171">(Initialization)</text:p>
      <text:p text:style-name="P172"><text:span text:style-name="T1">01</text:span><text:tab/>IInferenceEngine ie = new IEImpl(ThreadingModelTypes.MultiHotSwap);</text:p>
      <text:p text:style-name="P171">(Initialization &amp; Hot Swap)</text:p>
      <text:p text:style-name="P172"><text:span text:style-name="T1">02</text:span><text:tab/>ie.LoadRuleBase(adapter, binder);</text:p>
      <text:p text:style-name="P171">(Usage)</text:p>
      <text:p text:style-name="P172"><text:span text:style-name="T1">03</text:span><text:tab/>ie.NewWorkingMemory(WorkingMemoryTypes.Isolated);</text:p>
      <text:p text:style-name="P172"><text:span text:style-name="T1">04</text:span><text:tab/>ie.Process(businessObjects);</text:p>
      <text:p text:style-name="P172"><text:span text:style-name="T1">05</text:span><text:tab/>ie.DisposeIsolatedMemory();</text:p>
      <text:p text:style-name="P168"/>
      <text:p text:style-name="P168">Line 02 shows how to reload the rule base and the binder at the same time. It is possible to reload the rule file only, but it is not possible to reload the binder only.</text:p>
      <text:p text:style-name="P168">Line 05 shows how to specifically free this isolated memory. Note that this syntax is strictly equivalent to:</text:p>
      <text:p text:style-name="P173">ie.NewWorkingMemory(<text:span text:style-name="T63">WorkingMemoryTypes.Global)</text:span></text:p>
      <text:p text:style-name="P168">but it is simply much clearer. Freeing the working memory is not compulsory but is a good practice as it releases internal locks and could then allow a reload operation, which is exclusive, to happen.</text:p>
      <text:p text:style-name="P168"/>
      <text:p text:style-name="P168">When a reload is initiated the engine will suspend all new isolated memory requests until it can perform the rule base / binder swap ; then it would release the locks and allow the other threads to work again and acquire isolated memories.</text:p>
      <text:p text:style-name="P168">These lock operations are conditioned by a time-out that is statically set on the engine:</text:p>
      <text:p text:style-name="P174">IEImpl.LockTimeOut = &lt;time out time in milliseconds&gt;<text:note text:id="ftn7" text:note-class="footnote"><text:note-citation>4</text:note-citation><text:note-body><text:p text:style-name="Footnote">The default is 15000 milliseconds.</text:p></text:note-body></text:note></text:p>
      <text:p text:style-name="P168">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2"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47">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4">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6"><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46">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75"><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76"><draw:frame draw:style-name="fr3" draw:name="Graphic9" text:anchor-type="paragraph" svg:x="3.115cm" svg:y="0.161cm" svg:width="10.769cm" svg:height="7.315cm" draw:z-index="57"><draw:image xlink:href="../visio-fact-syndic.png" xlink:type="simple" xlink:show="embed" xlink:actuate="onLoad"/></draw:frame></text:p>
        </text:list-item>
        <text:list-item>
          <text:p text:style-name="P175"><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75"><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7">Visio Symbol</text:p>
            </table:table-cell>
            <table:table-cell table:style-name="Table24.B1" office:value-type="string">
              <text:p text:style-name="P177">NxBRE Operator</text:p>
            </table:table-cell>
          </table:table-row>
        </table:table-header-rows>
        <table:table-row>
          <table:table-cell table:style-name="Table24.A2" office:value-type="string">
            <text:p text:style-name="P178">&gt;=</text:p>
          </table:table-cell>
          <table:table-cell table:style-name="Table24.B2" office:value-type="string">
            <text:p text:style-name="P179">GreaterThanEqualTo</text:p>
          </table:table-cell>
        </table:table-row>
        <table:table-row>
          <table:table-cell table:style-name="Table24.A2" office:value-type="string">
            <text:p text:style-name="P178">&lt;=</text:p>
          </table:table-cell>
          <table:table-cell table:style-name="Table24.B2" office:value-type="string">
            <text:p text:style-name="P179">LessThanEqualTo</text:p>
          </table:table-cell>
        </table:table-row>
        <table:table-row>
          <table:table-cell>
            <table:table table:is-sub-table="true">
              <table:table-column table:style-name="Table24.A"/>
              <table:table-row>
                <table:table-cell table:style-name="Table24.A2" office:value-type="string">
                  <text:p text:style-name="P178">&lt;&gt;</text:p>
                </table:table-cell>
              </table:table-row>
              <table:table-row>
                <table:table-cell table:style-name="Table24.A2" office:value-type="string">
                  <text:p text:style-name="P178">!=</text:p>
                </table:table-cell>
              </table:table-row>
            </table:table>
          </table:table-cell>
          <table:table-cell table:style-name="Table24.B4" office:value-type="string">
            <text:p text:style-name="P179">NotEquals</text:p>
          </table:table-cell>
        </table:table-row>
        <table:table-row>
          <table:table-cell>
            <table:table table:is-sub-table="true">
              <table:table-column table:style-name="Table24.A"/>
              <table:table-row>
                <table:table-cell table:style-name="Table24.A2" office:value-type="string">
                  <text:p text:style-name="P178">==</text:p>
                </table:table-cell>
              </table:table-row>
              <table:table-row>
                <table:table-cell table:style-name="Table24.A2" office:value-type="string">
                  <text:p text:style-name="P178">=</text:p>
                </table:table-cell>
              </table:table-row>
            </table:table>
          </table:table-cell>
          <table:table-cell table:style-name="Table24.B4" office:value-type="string">
            <text:p text:style-name="P179">Equals</text:p>
          </table:table-cell>
        </table:table-row>
        <table:table-row>
          <table:table-cell table:style-name="Table24.A2" office:value-type="string">
            <text:p text:style-name="P178">&lt;</text:p>
          </table:table-cell>
          <table:table-cell table:style-name="Table24.B2" office:value-type="string">
            <text:p text:style-name="P179">LessThan</text:p>
          </table:table-cell>
        </table:table-row>
        <table:table-row>
          <table:table-cell table:style-name="Table24.A2" office:value-type="string">
            <text:p text:style-name="P178">&gt;</text:p>
          </table:table-cell>
          <table:table-cell table:style-name="Table24.B2" office:value-type="string">
            <text:p text:style-name="P179">GreaterThan</text:p>
          </table:table-cell>
        </table:table-row>
      </table:table>
      <text:p text:style-name="Text_20_body"/>
      <text:p text:style-name="P180">XXX TODO: describe slots and xs:types</text:p>
      <text:p text:style-name="Text_20_body"/>
      <text:list text:style-name="L19">
        <text:list-item>
          <text:p text:style-name="P181"><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13.78cm" svg:height="11.686cm" draw:z-index="58"><draw:image xlink:href="../visio-artefact-mixing.PNG" xlink:type="simple" xlink:show="embed" xlink:actuate="onLoad"/></draw:frame></text:p>
      <text:p text:style-name="P147">TIP: The rule base label is taken from the Title attribute of the File Properties.</text:p>
      <text:h text:style-name="P32" text:outline-level="2"><text:reference-mark-start text:name="ie.hrf"/>Human Readable Format (experimental)<text:reference-mark-end text:name="ie.hrf"/></text:h>
      <text:p text:style-name="P168">The user can find in the resource folder a file named <text:span text:style-name="T1">ruleml2hrf.xsl</text:span> that can be useful for generating human readable rule bases from RuleML 0.86 NafDatalog files.</text:p>
      <text:p text:style-name="P182"/>
      <table:table table:name="Table22" table:style-name="Table22">
        <table:table-column table:style-name="Table22.A"/>
        <table:table-header-rows>
          <table:table-row>
            <table:table-cell table:style-name="Table22.A1" office:value-type="string">
              <text:p text:style-name="P183">Human Readable Samples</text:p>
            </table:table-cell>
          </table:table-row>
        </table:table-header-rows>
        <table:table-row>
          <table:table-cell table:style-name="Table22.A2" office:value-type="string">
            <text:p text:style-name="P184"/>
            <text:p text:style-name="P185">premium{?customer}</text:p>
            <text:p text:style-name="P186">&amp; regular{?product}</text:p>
            <text:p text:style-name="P186">-&gt; discount{?customer, ?product, 5.0 percent};</text:p>
            <text:p text:style-name="P186"/>
            <text:p text:style-name="P186">premium{?customer}</text:p>
            <text:p text:style-name="P186">&amp; luxury{?product}</text:p>
            <text:p text:style-name="P186">-&gt; discount{?customer, ?product, 7.5 percent};</text:p>
            <text:p text:style-name="P186"/>
            <text:p text:style-name="P186">spending{?customer, min 5000 euro, previous year}</text:p>
            <text:p text:style-name="P186">-&gt; premium{?customer};</text:p>
            <text:p text:style-name="P186"/>
            <text:p text:style-name="P186">luxury{Porsche};</text:p>
            <text:p text:style-name="P186"/>
            <text:p text:style-name="P186">regular{Honda};</text:p>
            <text:p text:style-name="P186"/>
            <text:p text:style-name="P186">spending{Peter Miller, min 5000 euro, previous year};</text:p>
            <text:p text:style-name="P186"/>
            <text:p text:style-name="P187">discount{?customer, ?product, ?amount};</text:p>
            <text:p text:style-name="P187"/>
            <text:p text:style-name="P187">[Safe Room List]</text:p>
            <text:p text:style-name="P187">Room In Zone{?Room Number, ?Zone Number}</text:p>
            <text:p text:style-name="P187">&amp; Firemen In Room{?Room Number}</text:p>
            <text:p text:style-name="P187">| ! Fire Alarm In Room{?Room Number}</text:p>
            <text:p text:style-name="P187">&amp; ! Alarm Fault In Room{?Event Type, ?Room Number};</text:p>
            <text:p text:style-name="P187"/>
            <text:p text:style-name="P187">[Test A and B or C]</text:p>
            <text:p text:style-name="P187">id{?account, NxBRE:LessThan(500)}</text:p>
            <text:p text:style-name="P187">&amp; balance{?account, NxBRE:GreaterThanEqualTo(100)}</text:p>
            <text:p text:style-name="P187">| balance{?account, NxBRE:LessThanEqualTo(50)}</text:p>
            <text:p text:style-name="P187">-&gt; testAandBorC{?account};</text:p>
            <text:p text:style-name="P188"/>
          </table:table-cell>
        </table:table-row>
      </table:table>
      <text:p text:style-name="P189"/>
      <text:p text:style-name="P189"/>
      <text:p text:style-name="P189">An adapter able to read and write rule bases in this format as been developed by Andre Weber using Coco/R. This adapter has been improved by Ron Evans to support the latest language constructs of RuleML 0.86 NafDatalog.</text:p>
      <text:p text:style-name="P189"/>
      <text:p text:style-name="P189">Currently, the adapter does not support complex nesting of AND/OR and only the US-ASCII encoding is supported ; but it is already able to be used for simple rules (as shown above).</text:p>
      <text:p text:style-name="P189"/>
      <text:p text:style-name="P189"/>
      <text:h text:style-name="P32" text:outline-level="2">Registry</text:h>
      <text:h text:style-name="Heading_20_3" text:outline-level="3">Concepts</text:h>
      <text:p text:style-name="Text_20_body">The main goals of the <text:span text:style-name="T9">NxBRE.InferenceEngine.Registry.IRegistry</text:span> is <text:span text:style-name="T65">to facilitate the loading of multiple rule bases by storing them in shared registry and to encourage a correct usage in a multi-threaded environment (as advocated in chapter </text:span><text:span text:style-name="T65"><text:reference-ref text:reference-format="chapter" text:ref-name="ie.threading">3.7</text:reference-ref></text:span><text:span text:style-name="T65">).</text:span></text:p>
      <text:p text:style-name="P190">Whatever the implementation is, the registry must exist as a single instance in the target application. If a static instance is not an option for your project, an elegant solution consists in using <text:a xlink:type="simple" xlink:href="http://springframework.net/"><text:span text:style-name="T66">Spring</text:span></text:a><text:a xlink:type="simple" xlink:href="http://springframework.net/"><text:span text:style-name="T66"><text:note text:id="ftn8" text:note-class="footnote"><text:note-citation>5</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5"><text:reference-ref text:reference-format="chapter" text:ref-name="ie.threading">3.7</text:reference-ref></text:span><text:span text:style-name="T65">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91">&lt;?xml version="1.0" encoding="utf-8"?&gt;</text:p>
      <text:p text:style-name="P191">&lt;FileRegistryConfiguration xmlns="<text:a xlink:type="simple" xlink:href="http://nxbre.org/registry/file">http://nxbre.org/registry/file</text:a>"</text:p>
      <text:p text:style-name="P191"><text:s text:c="27"/>xmlns:xsi="http://www.w3.org/2001/XMLSchema-instance" </text:p>
      <text:p text:style-name="P191"><text:s text:c="27"/>xsi:schemaLocation="<text:a xlink:type="simple" xlink:href="http://nxbre.org/registry/file">http://nxbre.org/registry/file</text:a></text:p>
      <text:p text:style-name="P191"><text:s text:c="47"/>nxbre-file-registry.xsd"&gt;</text:p>
      <text:p text:style-name="P191"><text:s text:c="3"/>&lt;Engine id="chocolatebox-binderless"&gt;</text:p>
      <text:p text:style-name="P191"><text:s text:c="11"/>&lt;Rules file="chocolatebox-binderless.ruleml" format="RuleML09NafDatalog"/&gt;</text:p>
      <text:p text:style-name="P191"><text:s text:c="3"/>&lt;/Engine&gt;</text:p>
      <text:p text:style-name="P191"><text:s text:c="3"/>&lt;Engine id="chocolatebox-ccb"&gt;</text:p>
      <text:p text:style-name="P191"><text:s text:c="11"/>&lt;Rules file="chocolatebox.ruleml" format="RuleML09NafDatalog"/&gt;</text:p>
      <text:p text:style-name="P191"><text:s text:c="11"/>&lt;CSharpBinder file="chocolatebox.ruleml.ccb"</text:p>
      <text:p text:style-name="P191"><text:s text:c="25"/>class="NxBRE.Test.InferenceEngine.ChocolateBoxBinder"/&gt;</text:p>
      <text:p text:style-name="P191"><text:s text:c="3"/>&lt;/Engine&gt;</text:p>
      <text:p text:style-name="P191"><text:s text:c="3"/>&lt;Engine id="events-test-vcb"&gt;</text:p>
      <text:p text:style-name="P191"><text:s text:c="11"/>&lt;Rules file="events-test.ruleml" format="RuleML09NafDatalog"/&gt;</text:p>
      <text:p text:style-name="P191"><text:s text:c="11"/>&lt;VisualBasicBinder file="events-test.ruleml.vcb"</text:p>
      <text:p text:style-name="P191"><text:s text:c="30"/>class="NxBRE.Test.InferenceEngine.EventTestBinder"/&gt;</text:p>
      <text:p text:style-name="P191"><text:s text:c="3"/>&lt;/Engine&gt;</text:p>
      <text:p text:style-name="P191"><text:s text:c="3"/>&lt;Engine id="chocolatebox-feb"&gt;</text:p>
      <text:p text:style-name="P191"><text:s text:c="11"/>&lt;Rules file="chocolatebox.ruleml" format="RuleML09NafDatalog"/&gt;</text:p>
      <text:p text:style-name="P191"><text:s text:c="11"/>&lt;FlowEngineBinder file="chocolatebox.ruleml.xbre" type="BeforeAfter"/&gt;</text:p>
      <text:p text:style-name="P191"><text:s text:c="3"/>&lt;/Engine&gt;</text:p>
      <text:p text:style-name="P191"><text:s text:c="3"/>&lt;Engine id="chocolatebox-binderless-visio"&gt;</text:p>
      <text:p text:style-name="P191"><text:s text:c="11"/>&lt;Rules file="chocolatebox-binderless.vdx" format="Visio2003"/&gt;</text:p>
      <text:p text:style-name="P191"><text:s text:c="3"/>&lt;/Engine&gt;</text:p>
      <text:p text:style-name="P192">&lt;/FileRegistryConfiguration&gt;</text:p>
      <text:p text:style-name="Text_20_body"/>
      <text:h text:style-name="P32" text:outline-level="2"><text:reference-mark-start text:name="ie.perf"/>Performance tuning<text:reference-mark-end text:name="ie.perf"/></text:h>
      <text:p text:style-name="P189"/>
      <text:p text:style-name="P193">XXX TODO: describe strategies for performance (types predicates, discriminant...)</text:p>
      <text:p text:style-name="P189"/>
      <text:h text:style-name="P21" text:outline-level="1">Configuration</text:h>
      <text:p text:style-name="P189"/>
      <text:p text:style-name="P193">XXX TODO: describe configuration file entries and review whole documentation to remove references to old static configuration parameters</text:p>
      <text:p text:style-name="P194"/>
      <text:h text:style-name="P21" text:outline-level="1">Logging</text:h>
      <text:p text:style-name="P189"/>
      <text:p text:style-name="P193">XXX TODO: describe trace sources</text:p>
      <text:p text:style-name="P189"/>
      <text:h text:style-name="P21" text:outline-level="1"><text:reference-mark-start text:name="api.doc"/>API Documentation<text:reference-mark-end text:name="api.doc"/></text:h>
      <text:p text:style-name="P53"/>
      <text:p text:style-name="P58">The API Documentation should be bundled with the current document.</text:p>
      <text:p text:style-name="P195"/>
      <text:h text:style-name="P21" text:outline-level="1">Support</text:h>
      <text:p text:style-name="P196"/>
      <text:p text:style-name="P196">For comments or questions use the <text:a xlink:type="simple" xlink:href="http://sourceforge.net/projects/nxbre">SourceForge forums</text:a> or write to: <text:a xlink:type="simple" xlink:href="mailto:contact@nxbre.org"><text:span text:style-name="T67">contact@nxbre.org</text:span></text:a></text:p>
      <text:p text:style-name="P196"/>
      <text:p text:style-name="P196">You can also enter bugs and feature requests on SourceForge.</text:p>
      <text:p text:style-name="P196"/>
      <text:p text:style-name="P196">Additional support can be found at the <text:a xlink:type="simple" xlink:href="http://nxbre.org/kb">NxBRE Wiki Knowledge Base</text:a>.</text:p>
      <text:p text:style-name="P196"/>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3"><draw:image xlink:href="../x.png" xlink:type="simple" xlink:show="embed" xlink:actuate="onLoad"/></draw:frame></text:span></text:p>
      </style:header>
      <style:footer>
        <text:p text:style-name="P1">Documentation v3.0.0<text:tab/><text:tab/><text:page-number text:select-page="current">51</text:page-number> / <text:page-count>53</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NxBRE</dc:title>
    <dc:subject>.NET Business Rule Engine</dc:subject>
    <meta:creation-date>2004-02-08T19:37:54</meta:creation-date>
    <dc:creator>David Dossot</dc:creator>
    <dc:date>2006-08-31T09:51:22</dc:date>
    <meta:editing-cycles>371</meta:editing-cycles>
    <meta:editing-duration>P1DT11H25M20S</meta:editing-duration>
    <meta:user-defined meta:name="Info 1"/>
    <meta:user-defined meta:name="Info 2"/>
    <meta:user-defined meta:name="Info 3"/>
    <meta:user-defined meta:name="Info 4"/>
    <meta:document-statistic meta:table-count="40" meta:image-count="10" meta:object-count="0" meta:page-count="53" meta:paragraph-count="1353" meta:word-count="10219" meta:character-count="68217"/>
  </office:meta>
</office:document-meta>
</file>